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10.236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2.665cm"/>
    </style:style>
    <style:style style:name="co12" style:family="table-column">
      <style:table-column-properties fo:break-before="auto" style:column-width="2.942cm"/>
    </style:style>
    <style:style style:name="co13" style:family="table-column">
      <style:table-column-properties fo:break-before="auto" style:column-width="5.163cm"/>
    </style:style>
    <style:style style:name="co14" style:family="table-column">
      <style:table-column-properties fo:break-before="auto" style:column-width="2.267cm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1.49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91cm" fo:break-before="auto" style:use-optimal-row-height="false"/>
    </style:style>
    <style:style style:name="ro7" style:family="table-row">
      <style:table-row-properties style:row-height="0.672cm" fo:break-before="auto" style:use-optimal-row-height="false"/>
    </style:style>
    <style:style style:name="ro8" style:family="table-row">
      <style:table-row-properties style:row-height="2.9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7" table:number-columns-repeated="1024" table:default-cell-style-name="ce6"/>
        <table:table-row table:style-name="ro6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office:value-type="string">
            <text:p>ConstructionRecipe</text:p>
          </table:table-cell>
          <table:table-cell office:value-type="string">
            <text:p>Stockpiles</text:p>
          </table:table-cell>
          <table:table-cell office:value-type="string">
            <text:p>HarvestAreaRadius</text:p>
          </table:table-cell>
          <table:table-cell office:value-type="string">
            <text:p>HarvestAreaMaxDist</text:p>
          </table:table-cell>
          <table:table-cell office:value-type="string">
            <text:p>CraftingDetails(CraftingSound, CraftingComponentStuff(Recipes...))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12"/>
        </table:table-row>
        <table:table-row table:style-name="ro6">
          <table:table-cell table:formula="of:=IF(ISBLANK([HumanReadable.A2]);&quot;&quot;;[HumanReadable.A2])" office:value-type="string" office:string-value="Woodcutter's">
            <text:p>Woodcutter's</text:p>
          </table:table-cell>
          <table:table-cell table:formula="of:=[HumanReadable.B2]" office:value-type="float" office:value="150">
            <text:p>150</text:p>
          </table:table-cell>
          <table:table-cell table:formula="of:=[HumanReadable.C2]" office:value-type="string" office:string-value="Lumberjack">
            <text:p>Lumberjack</text:p>
          </table:table-cell>
          <table:table-cell table:formula="of:=[HumanReadable.D2]" office:value-type="float" office:value="0">
            <text:p>0</text:p>
          </table:table-cell>
          <table:table-cell table:formula="of:=[HumanReadable.E2]" office:value-type="float" office:value="3">
            <text:p>3</text:p>
          </table:table-cell>
          <table:table-cell table:formula="of:=INDIRECT(  ADDRESS(   MATCH(    [HumanReadable.$F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formula="of:=INDIRECT(  ADDRESS(   MATCH([HumanReadable.$G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formula="of:=[HumanReadable.H2]" office:value-type="float" office:value="1000">
            <text:p>1000</text:p>
          </table:table-cell>
          <table:table-cell table:formula="of:=[HumanReadable.I2]" office:value-type="float" office:value="1500">
            <text:p>1500</text:p>
          </table:table-cell>
          <table:table-cell table:number-columns-repeated="1015"/>
        </table:table-row>
        <table:table-row table:style-name="ro6">
          <table:table-cell table:formula="of:=IF(ISBLANK([HumanReadable.A3]);&quot;&quot;;[HumanReadable.A3])" office:value-type="string" office:string-value="Sawmill">
            <text:p>Sawmill</text:p>
          </table:table-cell>
          <table:table-cell table:formula="of:=[HumanReadable.B3]" office:value-type="float" office:value="250">
            <text:p>250</text:p>
          </table:table-cell>
          <table:table-cell table:formula="of:=[HumanReadable.C3]" office:value-type="string" office:string-value="Carpenter">
            <text:p>Carpenter</text:p>
          </table:table-cell>
          <table:table-cell table:formula="of:=[HumanReadable.D3]" office:value-type="float" office:value="3">
            <text:p>3</text:p>
          </table:table-cell>
          <table:table-cell table:formula="of:=[HumanReadable.E3]" office:value-type="float" office:value="1">
            <text:p>1</text:p>
          </table:table-cell>
          <table:table-cell table:formula="of:=INDIRECT(  ADDRESS(   MATCH(    [HumanReadable.$F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formula="of:=INDIRECT(  ADDRESS(   MATCH([HumanReadable.$G3];[Stockpiles.$A$1:.$A$500];0);   MATCH(&quot;Stockpiles&quot;;[Stockpiles.$A$1:.$H$1];0);    1;1;&quot;Stockpiles&quot;  ) )" office:value-type="string" office:string-value="((itemType=Log,stockpileType=Educt,maxStorage=5),(itemType=Lumber,stockpileType=Product,maxStorage=7),(itemType=Shoes,stockpileType=T1,maxStorage=3),(itemType=Eyes,stockpileType=T2,maxStorage=4),(itemType=Nose,stockpileType=T3,maxStorage=1))">
            <text:p>((itemType=Log,stockpileType=Educt,maxStorage=5),(itemType=Lumber,stockpileType=Product,maxStorage=7),(itemType=Shoes,stockpileType=T1,maxStorage=3),(itemType=Eyes,stockpileType=T2,maxStorage=4),(itemType=Nose,stockpileType=T3,maxStorage=1))</text:p>
          </table:table-cell>
          <table:table-cell table:formula="of:=[HumanReadable.H3]" office:value-type="float" office:value="0">
            <text:p>0</text:p>
          </table:table-cell>
          <table:table-cell table:formula="of:=[HumanReadable.I3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4]);&quot;&quot;;[HumanReadable.A4])" office:value-type="string" office:string-value="Bakery">
            <text:p>Bakery</text:p>
          </table:table-cell>
          <table:table-cell table:formula="of:=[HumanReadable.B4]" office:value-type="float" office:value="300">
            <text:p>300</text:p>
          </table:table-cell>
          <table:table-cell table:formula="of:=[HumanReadable.C4]" office:value-type="string" office:string-value="Baker">
            <text:p>Baker</text:p>
          </table:table-cell>
          <table:table-cell table:formula="of:=[HumanReadable.D4]" office:value-type="float" office:value="3">
            <text:p>3</text:p>
          </table:table-cell>
          <table:table-cell table:formula="of:=[HumanReadable.E4]" office:value-type="float" office:value="1">
            <text:p>1</text:p>
          </table:table-cell>
          <table:table-cell table:formula="of:=INDIRECT(  ADDRESS(   MATCH(    [HumanReadable.$F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formula="of:=INDIRECT(  ADDRESS(   MATCH([HumanReadable.$G4];[Stockpiles.$A$1:.$A$500];0);   MATCH(&quot;Stockpiles&quot;;[Stockpiles.$A$1:.$H$1];0);    1;1;&quot;Stockpiles&quot;  ) )" office:value-type="string" office:string-value="((itemType=Water,stockpileType=Educt,maxStorage=5),(itemType=Flour,stockpileType=Educt,maxStorage=5),(itemType=Bread,stockpileType=Product,maxStorage=3))">
            <text:p>((itemType=Water,stockpileType=Educt,maxStorage=5),(itemType=Flour,stockpileType=Educt,maxStorage=5),(itemType=Bread,stockpileType=Product,maxStorage=3))</text:p>
          </table:table-cell>
          <table:table-cell table:formula="of:=[HumanReadable.H4]" office:value-type="float" office:value="0">
            <text:p>0</text:p>
          </table:table-cell>
          <table:table-cell table:formula="of:=[HumanReadable.I4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5]);&quot;&quot;;[HumanReadable.A5])">
            <text:p/>
          </table:table-cell>
          <table:table-cell table:formula="of:=[HumanReadable.B5]" office:value-type="float" office:value="0">
            <text:p>0</text:p>
          </table:table-cell>
          <table:table-cell table:formula="of:=[HumanReadable.C5]" office:value-type="float" office:value="0">
            <text:p>0</text:p>
          </table:table-cell>
          <table:table-cell table:formula="of:=[HumanReadable.D5]" office:value-type="float" office:value="0">
            <text:p>0</text:p>
          </table:table-cell>
          <table:table-cell table:formula="of:=[HumanReadable.E5]" office:value-type="float" office:value="0">
            <text:p>0</text:p>
          </table:table-cell>
          <table:table-cell table:formula="of:=INDIRECT(  ADDRESS(   MATCH(    [HumanReadable.$F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5]" office:value-type="float" office:value="0">
            <text:p>0</text:p>
          </table:table-cell>
          <table:table-cell table:formula="of:=[HumanReadable.I5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6]);&quot;&quot;;[HumanReadable.A6])">
            <text:p/>
          </table:table-cell>
          <table:table-cell table:formula="of:=[HumanReadable.B6]" office:value-type="float" office:value="0">
            <text:p>0</text:p>
          </table:table-cell>
          <table:table-cell table:formula="of:=[HumanReadable.C6]" office:value-type="float" office:value="0">
            <text:p>0</text:p>
          </table:table-cell>
          <table:table-cell table:formula="of:=[HumanReadable.D6]" office:value-type="float" office:value="0">
            <text:p>0</text:p>
          </table:table-cell>
          <table:table-cell table:formula="of:=[HumanReadable.E6]" office:value-type="float" office:value="0">
            <text:p>0</text:p>
          </table:table-cell>
          <table:table-cell table:formula="of:=INDIRECT(  ADDRESS(   MATCH(    [HumanReadable.$F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6]" office:value-type="float" office:value="0">
            <text:p>0</text:p>
          </table:table-cell>
          <table:table-cell table:formula="of:=[HumanReadable.I6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7]);&quot;&quot;;[HumanReadable.A7])">
            <text:p/>
          </table:table-cell>
          <table:table-cell table:formula="of:=[HumanReadable.B7]" office:value-type="float" office:value="0">
            <text:p>0</text:p>
          </table:table-cell>
          <table:table-cell table:formula="of:=[HumanReadable.C7]" office:value-type="float" office:value="0">
            <text:p>0</text:p>
          </table:table-cell>
          <table:table-cell table:formula="of:=[HumanReadable.D7]" office:value-type="float" office:value="0">
            <text:p>0</text:p>
          </table:table-cell>
          <table:table-cell table:formula="of:=[HumanReadable.E7]" office:value-type="float" office:value="0">
            <text:p>0</text:p>
          </table:table-cell>
          <table:table-cell table:formula="of:=INDIRECT(  ADDRESS(   MATCH(    [HumanReadable.$F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7]" office:value-type="float" office:value="0">
            <text:p>0</text:p>
          </table:table-cell>
          <table:table-cell table:formula="of:=[HumanReadable.I7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8]);&quot;&quot;;[HumanReadable.A8])">
            <text:p/>
          </table:table-cell>
          <table:table-cell table:formula="of:=[HumanReadable.B8]" office:value-type="float" office:value="0">
            <text:p>0</text:p>
          </table:table-cell>
          <table:table-cell table:formula="of:=[HumanReadable.C8]" office:value-type="float" office:value="0">
            <text:p>0</text:p>
          </table:table-cell>
          <table:table-cell table:formula="of:=[HumanReadable.D8]" office:value-type="float" office:value="0">
            <text:p>0</text:p>
          </table:table-cell>
          <table:table-cell table:formula="of:=[HumanReadable.E8]" office:value-type="float" office:value="0">
            <text:p>0</text:p>
          </table:table-cell>
          <table:table-cell table:formula="of:=INDIRECT(  ADDRESS(   MATCH(    [HumanReadable.$F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8]" office:value-type="float" office:value="0">
            <text:p>0</text:p>
          </table:table-cell>
          <table:table-cell table:formula="of:=[HumanReadable.I8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9]);&quot;&quot;;[HumanReadable.A9])">
            <text:p/>
          </table:table-cell>
          <table:table-cell table:formula="of:=[HumanReadable.B9]" office:value-type="float" office:value="0">
            <text:p>0</text:p>
          </table:table-cell>
          <table:table-cell table:formula="of:=[HumanReadable.C9]" office:value-type="float" office:value="0">
            <text:p>0</text:p>
          </table:table-cell>
          <table:table-cell table:formula="of:=[HumanReadable.D9]" office:value-type="float" office:value="0">
            <text:p>0</text:p>
          </table:table-cell>
          <table:table-cell table:formula="of:=[HumanReadable.E9]" office:value-type="float" office:value="0">
            <text:p>0</text:p>
          </table:table-cell>
          <table:table-cell table:formula="of:=INDIRECT(  ADDRESS(   MATCH(    [HumanReadable.$F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9]" office:value-type="float" office:value="0">
            <text:p>0</text:p>
          </table:table-cell>
          <table:table-cell table:formula="of:=[HumanReadable.I9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0]);&quot;&quot;;[HumanReadable.A10])">
            <text:p/>
          </table:table-cell>
          <table:table-cell table:formula="of:=[HumanReadable.B10]" office:value-type="float" office:value="0">
            <text:p>0</text:p>
          </table:table-cell>
          <table:table-cell table:formula="of:=[HumanReadable.C10]" office:value-type="float" office:value="0">
            <text:p>0</text:p>
          </table:table-cell>
          <table:table-cell table:formula="of:=[HumanReadable.D10]" office:value-type="float" office:value="0">
            <text:p>0</text:p>
          </table:table-cell>
          <table:table-cell table:formula="of:=[HumanReadable.E10]" office:value-type="float" office:value="0">
            <text:p>0</text:p>
          </table:table-cell>
          <table:table-cell table:formula="of:=INDIRECT(  ADDRESS(   MATCH(    [HumanReadable.$F1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0]" office:value-type="float" office:value="0">
            <text:p>0</text:p>
          </table:table-cell>
          <table:table-cell table:formula="of:=[HumanReadable.I10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1]);&quot;&quot;;[HumanReadable.A11])">
            <text:p/>
          </table:table-cell>
          <table:table-cell table:formula="of:=[HumanReadable.B11]" office:value-type="float" office:value="0">
            <text:p>0</text:p>
          </table:table-cell>
          <table:table-cell table:formula="of:=[HumanReadable.C11]" office:value-type="float" office:value="0">
            <text:p>0</text:p>
          </table:table-cell>
          <table:table-cell table:formula="of:=[HumanReadable.D11]" office:value-type="float" office:value="0">
            <text:p>0</text:p>
          </table:table-cell>
          <table:table-cell table:formula="of:=[HumanReadable.E11]" office:value-type="float" office:value="0">
            <text:p>0</text:p>
          </table:table-cell>
          <table:table-cell table:formula="of:=INDIRECT(  ADDRESS(   MATCH(    [HumanReadable.$F1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1]" office:value-type="float" office:value="0">
            <text:p>0</text:p>
          </table:table-cell>
          <table:table-cell table:formula="of:=[HumanReadable.I11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2]);&quot;&quot;;[HumanReadable.A12])">
            <text:p/>
          </table:table-cell>
          <table:table-cell table:formula="of:=[HumanReadable.B12]" office:value-type="float" office:value="0">
            <text:p>0</text:p>
          </table:table-cell>
          <table:table-cell table:formula="of:=[HumanReadable.C12]" office:value-type="float" office:value="0">
            <text:p>0</text:p>
          </table:table-cell>
          <table:table-cell table:formula="of:=[HumanReadable.D12]" office:value-type="float" office:value="0">
            <text:p>0</text:p>
          </table:table-cell>
          <table:table-cell table:formula="of:=[HumanReadable.E12]" office:value-type="float" office:value="0">
            <text:p>0</text:p>
          </table:table-cell>
          <table:table-cell table:formula="of:=INDIRECT(  ADDRESS(   MATCH(    [HumanReadable.$F1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2]" office:value-type="float" office:value="0">
            <text:p>0</text:p>
          </table:table-cell>
          <table:table-cell table:formula="of:=[HumanReadable.I12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3]);&quot;&quot;;[HumanReadable.A13])">
            <text:p/>
          </table:table-cell>
          <table:table-cell table:formula="of:=[HumanReadable.B13]" office:value-type="float" office:value="0">
            <text:p>0</text:p>
          </table:table-cell>
          <table:table-cell table:formula="of:=[HumanReadable.C13]" office:value-type="float" office:value="0">
            <text:p>0</text:p>
          </table:table-cell>
          <table:table-cell table:formula="of:=[HumanReadable.D13]" office:value-type="float" office:value="0">
            <text:p>0</text:p>
          </table:table-cell>
          <table:table-cell table:formula="of:=[HumanReadable.E13]" office:value-type="float" office:value="0">
            <text:p>0</text:p>
          </table:table-cell>
          <table:table-cell table:formula="of:=INDIRECT(  ADDRESS(   MATCH(    [HumanReadable.$F1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3]" office:value-type="float" office:value="0">
            <text:p>0</text:p>
          </table:table-cell>
          <table:table-cell table:formula="of:=[HumanReadable.I13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4]);&quot;&quot;;[HumanReadable.A14])">
            <text:p/>
          </table:table-cell>
          <table:table-cell table:formula="of:=[HumanReadable.B14]" office:value-type="float" office:value="0">
            <text:p>0</text:p>
          </table:table-cell>
          <table:table-cell table:formula="of:=[HumanReadable.C14]" office:value-type="float" office:value="0">
            <text:p>0</text:p>
          </table:table-cell>
          <table:table-cell table:formula="of:=[HumanReadable.D14]" office:value-type="float" office:value="0">
            <text:p>0</text:p>
          </table:table-cell>
          <table:table-cell table:formula="of:=[HumanReadable.E14]" office:value-type="float" office:value="0">
            <text:p>0</text:p>
          </table:table-cell>
          <table:table-cell table:formula="of:=INDIRECT(  ADDRESS(   MATCH(    [HumanReadable.$F1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4]" office:value-type="float" office:value="0">
            <text:p>0</text:p>
          </table:table-cell>
          <table:table-cell table:formula="of:=[HumanReadable.I14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5]);&quot;&quot;;[HumanReadable.A15])">
            <text:p/>
          </table:table-cell>
          <table:table-cell table:formula="of:=[HumanReadable.B15]" office:value-type="float" office:value="0">
            <text:p>0</text:p>
          </table:table-cell>
          <table:table-cell table:formula="of:=[HumanReadable.C15]" office:value-type="float" office:value="0">
            <text:p>0</text:p>
          </table:table-cell>
          <table:table-cell table:formula="of:=[HumanReadable.D15]" office:value-type="float" office:value="0">
            <text:p>0</text:p>
          </table:table-cell>
          <table:table-cell table:formula="of:=[HumanReadable.E15]" office:value-type="float" office:value="0">
            <text:p>0</text:p>
          </table:table-cell>
          <table:table-cell table:formula="of:=INDIRECT(  ADDRESS(   MATCH(    [HumanReadable.$F1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5]" office:value-type="float" office:value="0">
            <text:p>0</text:p>
          </table:table-cell>
          <table:table-cell table:formula="of:=[HumanReadable.I15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6]);&quot;&quot;;[HumanReadable.A16])">
            <text:p/>
          </table:table-cell>
          <table:table-cell table:formula="of:=[HumanReadable.B16]" office:value-type="float" office:value="0">
            <text:p>0</text:p>
          </table:table-cell>
          <table:table-cell table:formula="of:=[HumanReadable.C16]" office:value-type="float" office:value="0">
            <text:p>0</text:p>
          </table:table-cell>
          <table:table-cell table:formula="of:=[HumanReadable.D16]" office:value-type="float" office:value="0">
            <text:p>0</text:p>
          </table:table-cell>
          <table:table-cell table:formula="of:=[HumanReadable.E16]" office:value-type="float" office:value="0">
            <text:p>0</text:p>
          </table:table-cell>
          <table:table-cell table:formula="of:=INDIRECT(  ADDRESS(   MATCH(    [HumanReadable.$F1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6]" office:value-type="float" office:value="0">
            <text:p>0</text:p>
          </table:table-cell>
          <table:table-cell table:formula="of:=[HumanReadable.I16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7]);&quot;&quot;;[HumanReadable.A17])">
            <text:p/>
          </table:table-cell>
          <table:table-cell table:formula="of:=[HumanReadable.B17]" office:value-type="float" office:value="0">
            <text:p>0</text:p>
          </table:table-cell>
          <table:table-cell table:formula="of:=[HumanReadable.C17]" office:value-type="float" office:value="0">
            <text:p>0</text:p>
          </table:table-cell>
          <table:table-cell table:formula="of:=[HumanReadable.D17]" office:value-type="float" office:value="0">
            <text:p>0</text:p>
          </table:table-cell>
          <table:table-cell table:formula="of:=[HumanReadable.E17]" office:value-type="float" office:value="0">
            <text:p>0</text:p>
          </table:table-cell>
          <table:table-cell table:formula="of:=INDIRECT(  ADDRESS(   MATCH(    [HumanReadable.$F1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7]" office:value-type="float" office:value="0">
            <text:p>0</text:p>
          </table:table-cell>
          <table:table-cell table:formula="of:=[HumanReadable.I17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8]);&quot;&quot;;[HumanReadable.A18])">
            <text:p/>
          </table:table-cell>
          <table:table-cell table:formula="of:=[HumanReadable.B18]" office:value-type="float" office:value="0">
            <text:p>0</text:p>
          </table:table-cell>
          <table:table-cell table:formula="of:=[HumanReadable.C18]" office:value-type="float" office:value="0">
            <text:p>0</text:p>
          </table:table-cell>
          <table:table-cell table:formula="of:=[HumanReadable.D18]" office:value-type="float" office:value="0">
            <text:p>0</text:p>
          </table:table-cell>
          <table:table-cell table:formula="of:=[HumanReadable.E18]" office:value-type="float" office:value="0">
            <text:p>0</text:p>
          </table:table-cell>
          <table:table-cell table:formula="of:=INDIRECT(  ADDRESS(   MATCH(    [HumanReadable.$F1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8]" office:value-type="float" office:value="0">
            <text:p>0</text:p>
          </table:table-cell>
          <table:table-cell table:formula="of:=[HumanReadable.I18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19]);&quot;&quot;;[HumanReadable.A19])">
            <text:p/>
          </table:table-cell>
          <table:table-cell table:formula="of:=[HumanReadable.B19]" office:value-type="float" office:value="0">
            <text:p>0</text:p>
          </table:table-cell>
          <table:table-cell table:formula="of:=[HumanReadable.C19]" office:value-type="float" office:value="0">
            <text:p>0</text:p>
          </table:table-cell>
          <table:table-cell table:formula="of:=[HumanReadable.D19]" office:value-type="float" office:value="0">
            <text:p>0</text:p>
          </table:table-cell>
          <table:table-cell table:formula="of:=[HumanReadable.E19]" office:value-type="float" office:value="0">
            <text:p>0</text:p>
          </table:table-cell>
          <table:table-cell table:formula="of:=INDIRECT(  ADDRESS(   MATCH(    [HumanReadable.$F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9]" office:value-type="float" office:value="0">
            <text:p>0</text:p>
          </table:table-cell>
          <table:table-cell table:formula="of:=[HumanReadable.I19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0]);&quot;&quot;;[HumanReadable.A20])">
            <text:p/>
          </table:table-cell>
          <table:table-cell table:formula="of:=[HumanReadable.B20]" office:value-type="float" office:value="0">
            <text:p>0</text:p>
          </table:table-cell>
          <table:table-cell table:formula="of:=[HumanReadable.C20]" office:value-type="float" office:value="0">
            <text:p>0</text:p>
          </table:table-cell>
          <table:table-cell table:formula="of:=[HumanReadable.D20]" office:value-type="float" office:value="0">
            <text:p>0</text:p>
          </table:table-cell>
          <table:table-cell table:formula="of:=[HumanReadable.E20]" office:value-type="float" office:value="0">
            <text:p>0</text:p>
          </table:table-cell>
          <table:table-cell table:formula="of:=INDIRECT(  ADDRESS(   MATCH(    [HumanReadable.$F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0]" office:value-type="float" office:value="0">
            <text:p>0</text:p>
          </table:table-cell>
          <table:table-cell table:formula="of:=[HumanReadable.I20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1]);&quot;&quot;;[HumanReadable.A21])">
            <text:p/>
          </table:table-cell>
          <table:table-cell table:formula="of:=[HumanReadable.B21]" office:value-type="float" office:value="0">
            <text:p>0</text:p>
          </table:table-cell>
          <table:table-cell table:formula="of:=[HumanReadable.C21]" office:value-type="float" office:value="0">
            <text:p>0</text:p>
          </table:table-cell>
          <table:table-cell table:formula="of:=[HumanReadable.D21]" office:value-type="float" office:value="0">
            <text:p>0</text:p>
          </table:table-cell>
          <table:table-cell table:formula="of:=[HumanReadable.E21]" office:value-type="float" office:value="0">
            <text:p>0</text:p>
          </table:table-cell>
          <table:table-cell table:formula="of:=INDIRECT(  ADDRESS(   MATCH(    [HumanReadable.$F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1]" office:value-type="float" office:value="0">
            <text:p>0</text:p>
          </table:table-cell>
          <table:table-cell table:formula="of:=[HumanReadable.I21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2]);&quot;&quot;;[HumanReadable.A22])">
            <text:p/>
          </table:table-cell>
          <table:table-cell table:formula="of:=[HumanReadable.B22]" office:value-type="float" office:value="0">
            <text:p>0</text:p>
          </table:table-cell>
          <table:table-cell table:formula="of:=[HumanReadable.C22]" office:value-type="float" office:value="0">
            <text:p>0</text:p>
          </table:table-cell>
          <table:table-cell table:formula="of:=[HumanReadable.D22]" office:value-type="float" office:value="0">
            <text:p>0</text:p>
          </table:table-cell>
          <table:table-cell table:formula="of:=[HumanReadable.E22]" office:value-type="float" office:value="0">
            <text:p>0</text:p>
          </table:table-cell>
          <table:table-cell table:formula="of:=INDIRECT(  ADDRESS(   MATCH(    [HumanReadable.$F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2]" office:value-type="float" office:value="0">
            <text:p>0</text:p>
          </table:table-cell>
          <table:table-cell table:formula="of:=[HumanReadable.I22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3]);&quot;&quot;;[HumanReadable.A23])">
            <text:p/>
          </table:table-cell>
          <table:table-cell table:formula="of:=[HumanReadable.B23]" office:value-type="float" office:value="0">
            <text:p>0</text:p>
          </table:table-cell>
          <table:table-cell table:formula="of:=[HumanReadable.C23]" office:value-type="float" office:value="0">
            <text:p>0</text:p>
          </table:table-cell>
          <table:table-cell table:formula="of:=[HumanReadable.D23]" office:value-type="float" office:value="0">
            <text:p>0</text:p>
          </table:table-cell>
          <table:table-cell table:formula="of:=[HumanReadable.E23]" office:value-type="float" office:value="0">
            <text:p>0</text:p>
          </table:table-cell>
          <table:table-cell table:formula="of:=INDIRECT(  ADDRESS(   MATCH(    [HumanReadable.$F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3]" office:value-type="float" office:value="0">
            <text:p>0</text:p>
          </table:table-cell>
          <table:table-cell table:formula="of:=[HumanReadable.I23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4]);&quot;&quot;;[HumanReadable.A24])">
            <text:p/>
          </table:table-cell>
          <table:table-cell table:formula="of:=[HumanReadable.B24]" office:value-type="float" office:value="0">
            <text:p>0</text:p>
          </table:table-cell>
          <table:table-cell table:formula="of:=[HumanReadable.C24]" office:value-type="float" office:value="0">
            <text:p>0</text:p>
          </table:table-cell>
          <table:table-cell table:formula="of:=[HumanReadable.D24]" office:value-type="float" office:value="0">
            <text:p>0</text:p>
          </table:table-cell>
          <table:table-cell table:formula="of:=[HumanReadable.E24]" office:value-type="float" office:value="0">
            <text:p>0</text:p>
          </table:table-cell>
          <table:table-cell table:formula="of:=INDIRECT(  ADDRESS(   MATCH(    [HumanReadable.$F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4]" office:value-type="float" office:value="0">
            <text:p>0</text:p>
          </table:table-cell>
          <table:table-cell table:formula="of:=[HumanReadable.I24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5]);&quot;&quot;;[HumanReadable.A25])">
            <text:p/>
          </table:table-cell>
          <table:table-cell table:formula="of:=[HumanReadable.B25]" office:value-type="float" office:value="0">
            <text:p>0</text:p>
          </table:table-cell>
          <table:table-cell table:formula="of:=[HumanReadable.C25]" office:value-type="float" office:value="0">
            <text:p>0</text:p>
          </table:table-cell>
          <table:table-cell table:formula="of:=[HumanReadable.D25]" office:value-type="float" office:value="0">
            <text:p>0</text:p>
          </table:table-cell>
          <table:table-cell table:formula="of:=[HumanReadable.E25]" office:value-type="float" office:value="0">
            <text:p>0</text:p>
          </table:table-cell>
          <table:table-cell table:formula="of:=INDIRECT(  ADDRESS(   MATCH(    [HumanReadable.$F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5]" office:value-type="float" office:value="0">
            <text:p>0</text:p>
          </table:table-cell>
          <table:table-cell table:formula="of:=[HumanReadable.I25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6]);&quot;&quot;;[HumanReadable.A26])">
            <text:p/>
          </table:table-cell>
          <table:table-cell table:formula="of:=[HumanReadable.B26]" office:value-type="float" office:value="0">
            <text:p>0</text:p>
          </table:table-cell>
          <table:table-cell table:formula="of:=[HumanReadable.C26]" office:value-type="float" office:value="0">
            <text:p>0</text:p>
          </table:table-cell>
          <table:table-cell table:formula="of:=[HumanReadable.D26]" office:value-type="float" office:value="0">
            <text:p>0</text:p>
          </table:table-cell>
          <table:table-cell table:formula="of:=[HumanReadable.E26]" office:value-type="float" office:value="0">
            <text:p>0</text:p>
          </table:table-cell>
          <table:table-cell table:formula="of:=INDIRECT(  ADDRESS(   MATCH(    [HumanReadable.$F2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6]" office:value-type="float" office:value="0">
            <text:p>0</text:p>
          </table:table-cell>
          <table:table-cell table:formula="of:=[HumanReadable.I26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7]);&quot;&quot;;[HumanReadable.A27])">
            <text:p/>
          </table:table-cell>
          <table:table-cell table:formula="of:=[HumanReadable.B27]" office:value-type="float" office:value="0">
            <text:p>0</text:p>
          </table:table-cell>
          <table:table-cell table:formula="of:=[HumanReadable.C27]" office:value-type="float" office:value="0">
            <text:p>0</text:p>
          </table:table-cell>
          <table:table-cell table:formula="of:=[HumanReadable.D27]" office:value-type="float" office:value="0">
            <text:p>0</text:p>
          </table:table-cell>
          <table:table-cell table:formula="of:=[HumanReadable.E27]" office:value-type="float" office:value="0">
            <text:p>0</text:p>
          </table:table-cell>
          <table:table-cell table:formula="of:=INDIRECT(  ADDRESS(   MATCH(    [HumanReadable.$F2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7]" office:value-type="float" office:value="0">
            <text:p>0</text:p>
          </table:table-cell>
          <table:table-cell table:formula="of:=[HumanReadable.I27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8]);&quot;&quot;;[HumanReadable.A28])">
            <text:p/>
          </table:table-cell>
          <table:table-cell table:formula="of:=[HumanReadable.B28]" office:value-type="float" office:value="0">
            <text:p>0</text:p>
          </table:table-cell>
          <table:table-cell table:formula="of:=[HumanReadable.C28]" office:value-type="float" office:value="0">
            <text:p>0</text:p>
          </table:table-cell>
          <table:table-cell table:formula="of:=[HumanReadable.D28]" office:value-type="float" office:value="0">
            <text:p>0</text:p>
          </table:table-cell>
          <table:table-cell table:formula="of:=[HumanReadable.E28]" office:value-type="float" office:value="0">
            <text:p>0</text:p>
          </table:table-cell>
          <table:table-cell table:formula="of:=INDIRECT(  ADDRESS(   MATCH(    [HumanReadable.$F2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8]" office:value-type="float" office:value="0">
            <text:p>0</text:p>
          </table:table-cell>
          <table:table-cell table:formula="of:=[HumanReadable.I28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29]);&quot;&quot;;[HumanReadable.A29])">
            <text:p/>
          </table:table-cell>
          <table:table-cell table:formula="of:=[HumanReadable.B29]" office:value-type="float" office:value="0">
            <text:p>0</text:p>
          </table:table-cell>
          <table:table-cell table:formula="of:=[HumanReadable.C29]" office:value-type="float" office:value="0">
            <text:p>0</text:p>
          </table:table-cell>
          <table:table-cell table:formula="of:=[HumanReadable.D29]" office:value-type="float" office:value="0">
            <text:p>0</text:p>
          </table:table-cell>
          <table:table-cell table:formula="of:=[HumanReadable.E29]" office:value-type="float" office:value="0">
            <text:p>0</text:p>
          </table:table-cell>
          <table:table-cell table:formula="of:=INDIRECT(  ADDRESS(   MATCH(    [HumanReadable.$F2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9]" office:value-type="float" office:value="0">
            <text:p>0</text:p>
          </table:table-cell>
          <table:table-cell table:formula="of:=[HumanReadable.I29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0]);&quot;&quot;;[HumanReadable.A30])">
            <text:p/>
          </table:table-cell>
          <table:table-cell table:formula="of:=[HumanReadable.B30]" office:value-type="float" office:value="0">
            <text:p>0</text:p>
          </table:table-cell>
          <table:table-cell table:formula="of:=[HumanReadable.C30]" office:value-type="float" office:value="0">
            <text:p>0</text:p>
          </table:table-cell>
          <table:table-cell table:formula="of:=[HumanReadable.D30]" office:value-type="float" office:value="0">
            <text:p>0</text:p>
          </table:table-cell>
          <table:table-cell table:formula="of:=[HumanReadable.E30]" office:value-type="float" office:value="0">
            <text:p>0</text:p>
          </table:table-cell>
          <table:table-cell table:formula="of:=INDIRECT(  ADDRESS(   MATCH(    [HumanReadable.$F3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0]" office:value-type="float" office:value="0">
            <text:p>0</text:p>
          </table:table-cell>
          <table:table-cell table:formula="of:=[HumanReadable.I30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1]);&quot;&quot;;[HumanReadable.A31])">
            <text:p/>
          </table:table-cell>
          <table:table-cell table:formula="of:=[HumanReadable.B31]" office:value-type="float" office:value="0">
            <text:p>0</text:p>
          </table:table-cell>
          <table:table-cell table:formula="of:=[HumanReadable.C31]" office:value-type="float" office:value="0">
            <text:p>0</text:p>
          </table:table-cell>
          <table:table-cell table:formula="of:=[HumanReadable.D31]" office:value-type="float" office:value="0">
            <text:p>0</text:p>
          </table:table-cell>
          <table:table-cell table:formula="of:=[HumanReadable.E31]" office:value-type="float" office:value="0">
            <text:p>0</text:p>
          </table:table-cell>
          <table:table-cell table:formula="of:=INDIRECT(  ADDRESS(   MATCH(    [HumanReadable.$F3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1]" office:value-type="float" office:value="0">
            <text:p>0</text:p>
          </table:table-cell>
          <table:table-cell table:formula="of:=[HumanReadable.I31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2]);&quot;&quot;;[HumanReadable.A32])">
            <text:p/>
          </table:table-cell>
          <table:table-cell table:formula="of:=[HumanReadable.B32]" office:value-type="float" office:value="0">
            <text:p>0</text:p>
          </table:table-cell>
          <table:table-cell table:formula="of:=[HumanReadable.C32]" office:value-type="float" office:value="0">
            <text:p>0</text:p>
          </table:table-cell>
          <table:table-cell table:formula="of:=[HumanReadable.D32]" office:value-type="float" office:value="0">
            <text:p>0</text:p>
          </table:table-cell>
          <table:table-cell table:formula="of:=[HumanReadable.E32]" office:value-type="float" office:value="0">
            <text:p>0</text:p>
          </table:table-cell>
          <table:table-cell table:formula="of:=INDIRECT(  ADDRESS(   MATCH(    [HumanReadable.$F3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2]" office:value-type="float" office:value="0">
            <text:p>0</text:p>
          </table:table-cell>
          <table:table-cell table:formula="of:=[HumanReadable.I32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3]);&quot;&quot;;[HumanReadable.A33])">
            <text:p/>
          </table:table-cell>
          <table:table-cell table:formula="of:=[HumanReadable.B33]" office:value-type="float" office:value="0">
            <text:p>0</text:p>
          </table:table-cell>
          <table:table-cell table:formula="of:=[HumanReadable.C33]" office:value-type="float" office:value="0">
            <text:p>0</text:p>
          </table:table-cell>
          <table:table-cell table:formula="of:=[HumanReadable.D33]" office:value-type="float" office:value="0">
            <text:p>0</text:p>
          </table:table-cell>
          <table:table-cell table:formula="of:=[HumanReadable.E33]" office:value-type="float" office:value="0">
            <text:p>0</text:p>
          </table:table-cell>
          <table:table-cell table:formula="of:=INDIRECT(  ADDRESS(   MATCH(    [HumanReadable.$F3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3]" office:value-type="float" office:value="0">
            <text:p>0</text:p>
          </table:table-cell>
          <table:table-cell table:formula="of:=[HumanReadable.I33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4]);&quot;&quot;;[HumanReadable.A34])">
            <text:p/>
          </table:table-cell>
          <table:table-cell table:formula="of:=[HumanReadable.B34]" office:value-type="float" office:value="0">
            <text:p>0</text:p>
          </table:table-cell>
          <table:table-cell table:formula="of:=[HumanReadable.C34]" office:value-type="float" office:value="0">
            <text:p>0</text:p>
          </table:table-cell>
          <table:table-cell table:formula="of:=[HumanReadable.D34]" office:value-type="float" office:value="0">
            <text:p>0</text:p>
          </table:table-cell>
          <table:table-cell table:formula="of:=[HumanReadable.E34]" office:value-type="float" office:value="0">
            <text:p>0</text:p>
          </table:table-cell>
          <table:table-cell table:formula="of:=INDIRECT(  ADDRESS(   MATCH(    [HumanReadable.$F3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4]" office:value-type="float" office:value="0">
            <text:p>0</text:p>
          </table:table-cell>
          <table:table-cell table:formula="of:=[HumanReadable.I34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5]);&quot;&quot;;[HumanReadable.A35])">
            <text:p/>
          </table:table-cell>
          <table:table-cell table:formula="of:=[HumanReadable.B35]" office:value-type="float" office:value="0">
            <text:p>0</text:p>
          </table:table-cell>
          <table:table-cell table:formula="of:=[HumanReadable.C35]" office:value-type="float" office:value="0">
            <text:p>0</text:p>
          </table:table-cell>
          <table:table-cell table:formula="of:=[HumanReadable.D35]" office:value-type="float" office:value="0">
            <text:p>0</text:p>
          </table:table-cell>
          <table:table-cell table:formula="of:=[HumanReadable.E35]" office:value-type="float" office:value="0">
            <text:p>0</text:p>
          </table:table-cell>
          <table:table-cell table:formula="of:=INDIRECT(  ADDRESS(   MATCH(    [HumanReadable.$F3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5]" office:value-type="float" office:value="0">
            <text:p>0</text:p>
          </table:table-cell>
          <table:table-cell table:formula="of:=[HumanReadable.I35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6]);&quot;&quot;;[HumanReadable.A36])">
            <text:p/>
          </table:table-cell>
          <table:table-cell table:formula="of:=[HumanReadable.B36]" office:value-type="float" office:value="0">
            <text:p>0</text:p>
          </table:table-cell>
          <table:table-cell table:formula="of:=[HumanReadable.C36]" office:value-type="float" office:value="0">
            <text:p>0</text:p>
          </table:table-cell>
          <table:table-cell table:formula="of:=[HumanReadable.D36]" office:value-type="float" office:value="0">
            <text:p>0</text:p>
          </table:table-cell>
          <table:table-cell table:formula="of:=[HumanReadable.E36]" office:value-type="float" office:value="0">
            <text:p>0</text:p>
          </table:table-cell>
          <table:table-cell table:formula="of:=INDIRECT(  ADDRESS(   MATCH(    [HumanReadable.$F3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6]" office:value-type="float" office:value="0">
            <text:p>0</text:p>
          </table:table-cell>
          <table:table-cell table:formula="of:=[HumanReadable.I36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7]);&quot;&quot;;[HumanReadable.A37])">
            <text:p/>
          </table:table-cell>
          <table:table-cell table:formula="of:=[HumanReadable.B37]" office:value-type="float" office:value="0">
            <text:p>0</text:p>
          </table:table-cell>
          <table:table-cell table:formula="of:=[HumanReadable.C37]" office:value-type="float" office:value="0">
            <text:p>0</text:p>
          </table:table-cell>
          <table:table-cell table:formula="of:=[HumanReadable.D37]" office:value-type="float" office:value="0">
            <text:p>0</text:p>
          </table:table-cell>
          <table:table-cell table:formula="of:=[HumanReadable.E37]" office:value-type="float" office:value="0">
            <text:p>0</text:p>
          </table:table-cell>
          <table:table-cell table:formula="of:=INDIRECT(  ADDRESS(   MATCH(    [HumanReadable.$F3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7]" office:value-type="float" office:value="0">
            <text:p>0</text:p>
          </table:table-cell>
          <table:table-cell table:formula="of:=[HumanReadable.I37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8]);&quot;&quot;;[HumanReadable.A38])">
            <text:p/>
          </table:table-cell>
          <table:table-cell table:formula="of:=[HumanReadable.B38]" office:value-type="float" office:value="0">
            <text:p>0</text:p>
          </table:table-cell>
          <table:table-cell table:formula="of:=[HumanReadable.C38]" office:value-type="float" office:value="0">
            <text:p>0</text:p>
          </table:table-cell>
          <table:table-cell table:formula="of:=[HumanReadable.D38]" office:value-type="float" office:value="0">
            <text:p>0</text:p>
          </table:table-cell>
          <table:table-cell table:formula="of:=[HumanReadable.E38]" office:value-type="float" office:value="0">
            <text:p>0</text:p>
          </table:table-cell>
          <table:table-cell table:formula="of:=INDIRECT(  ADDRESS(   MATCH(    [HumanReadable.$F3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8]" office:value-type="float" office:value="0">
            <text:p>0</text:p>
          </table:table-cell>
          <table:table-cell table:formula="of:=[HumanReadable.I38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39]);&quot;&quot;;[HumanReadable.A39])">
            <text:p/>
          </table:table-cell>
          <table:table-cell table:formula="of:=[HumanReadable.B39]" office:value-type="float" office:value="0">
            <text:p>0</text:p>
          </table:table-cell>
          <table:table-cell table:formula="of:=[HumanReadable.C39]" office:value-type="float" office:value="0">
            <text:p>0</text:p>
          </table:table-cell>
          <table:table-cell table:formula="of:=[HumanReadable.D39]" office:value-type="float" office:value="0">
            <text:p>0</text:p>
          </table:table-cell>
          <table:table-cell table:formula="of:=[HumanReadable.E39]" office:value-type="float" office:value="0">
            <text:p>0</text:p>
          </table:table-cell>
          <table:table-cell table:formula="of:=INDIRECT(  ADDRESS(   MATCH(    [HumanReadable.$F3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9]" office:value-type="float" office:value="0">
            <text:p>0</text:p>
          </table:table-cell>
          <table:table-cell table:formula="of:=[HumanReadable.I39]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formula="of:=IF(ISBLANK([HumanReadable.A40]);&quot;&quot;;[HumanReadable.A40])">
            <text:p/>
          </table:table-cell>
          <table:table-cell table:formula="of:=[HumanReadable.B40]" office:value-type="float" office:value="0">
            <text:p>0</text:p>
          </table:table-cell>
          <table:table-cell table:formula="of:=[HumanReadable.C40]" office:value-type="float" office:value="0">
            <text:p>0</text:p>
          </table:table-cell>
          <table:table-cell table:formula="of:=[HumanReadable.D40]" office:value-type="float" office:value="0">
            <text:p>0</text:p>
          </table:table-cell>
          <table:table-cell table:formula="of:=[HumanReadable.E40]" office:value-type="float" office:value="0">
            <text:p>0</text:p>
          </table:table-cell>
          <table:table-cell table:formula="of:=INDIRECT(  ADDRESS(   MATCH(    [HumanReadable.$F4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4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40]" office:value-type="float" office:value="0">
            <text:p>0</text:p>
          </table:table-cell>
          <table:table-cell table:formula="of:=[HumanReadable.I40]" office:value-type="float" office:value="0">
            <text:p>0</text:p>
          </table:table-cell>
          <table:table-cell table:number-columns-repeated="101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umanReadable" table:style-name="ta1" table:print="false">
        <table:table-column table:style-name="co7" table:number-columns-repeated="1024" table:default-cell-style-name="Default"/>
        <table:table-row table:style-name="ro6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table:style-name="ce10" office:value-type="string">
            <text:p>ConstructionRecipe (MaterialsList(Item+Amount), Hits)</text:p>
          </table:table-cell>
          <table:table-cell table:style-name="ce10" office:value-type="string">
            <text:p>Stockpiles(StockpileList(Item,StockpileType,MaxStore)</text:p>
          </table:table-cell>
          <table:table-cell table:style-name="ce11" office:value-type="string">
            <text:p>HarvestAreaRadius</text:p>
          </table:table-cell>
          <table:table-cell table:style-name="ce11" office:value-type="string">
            <text:p>HarvestAreaMaxDist</text:p>
          </table:table-cell>
          <table:table-cell table:style-name="ce11" office:value-type="string">
            <text:p>CraftingDetails(CraftingSound, CraftingComponentStuff(Recipes...))</text:p>
          </table:table-cell>
          <table:table-cell table:style-name="ce11" office:value-type="string">
            <text:p>Special(?? school? Palace?)</text:p>
          </table:table-cell>
          <table:table-cell table:style-name="ce4" office:value-type="string">
            <text:p>TUTORIALS!?</text:p>
          </table:table-cell>
          <table:table-cell table:style-name="ce12" office:value-type="string">
            <text:p>Refers to another Sheet</text:p>
          </table:table-cell>
          <table:table-cell table:number-columns-repeated="1011"/>
        </table:table-row>
        <table:table-row table:style-name="ro6">
          <table:table-cell office:value-type="string">
            <text:p>Woodcutter's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inyBuilding</text:p>
          </table:table-cell>
          <table:table-cell office:value-type="string">
            <text:p>Woodcutter'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number-columns-repeated="3"/>
          <table:table-cell table:style-name="ce13" office:value-type="string">
            <text:p>Not relevant for many buildings</text:p>
          </table:table-cell>
          <table:table-cell table:number-columns-repeated="1011"/>
        </table:table-row>
        <table:table-row table:style-name="ro6">
          <table:table-cell office:value-type="string">
            <text:p>Sawmill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office:value-type="string">
            <text:p>Sawmill</text:p>
          </table:table-cell>
          <table:table-cell table:number-columns-repeated="2"/>
          <table:table-cell table:number-columns-repeated="1015"/>
        </table:table-row>
        <table:table-row table:style-name="ro6">
          <table:table-cell office:value-type="string">
            <text:p>Bakery</text:p>
          </table:table-cell>
          <table:table-cell office:value-type="float" office:value="300">
            <text:p>30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office:value-type="string">
            <text:p>Bakery</text:p>
          </table:table-cell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ce4"/>
        <table:table-column table:style-name="co5" table:number-columns-repeated="10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9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4">
          <table:table-cell office:value-type="string">
            <text:p>TinyBuilding</text:p>
          </table:table-cell>
          <table:table-cell table:style-name="ce7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4">
          <table:table-cell office:value-type="string">
            <text:p>SmallBuilding</text:p>
          </table:table-cell>
          <table:table-cell table:style-name="ce7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MediumBuilding</text:p>
          </table:table-cell>
          <table:table-cell table:style-name="ce7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StoneBuilding</text:p>
          </table:table-cell>
          <table:table-cell table:style-name="ce7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LargeBuilding</text:p>
          </table:table-cell>
          <table:table-cell table:style-name="ce7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4">
          <table:table-cell office:value-type="string">
            <text:p>LargeWoodBuilding</text:p>
          </table:table-cell>
          <table:table-cell table:style-name="ce7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60)">
            <text:p>(materials=((itemType=Lumber,amount=5),(itemType=Stone,amount=2),(itemType=Log,amount=2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5">
          <table:table-cell office:value-type="string">
            <text:p>Palace</text:p>
          </table:table-cell>
          <table:table-cell table:style-name="ce7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4" table:number-rows-repeated="2">
          <table:table-cell/>
          <table:table-cell table:style-name="ce7"/>
          <table:table-cell table:number-columns-repeated="1022"/>
        </table:table-row>
        <table:table-row table:style-name="ro4">
          <table:table-cell/>
          <table:table-cell table:style-name="ce7" table:formula="of:=VLOOKUP(&quot;TinyBuilding&quot;;[.A1:.B478];2)" office:value-type="string" office:string-value="(materials=((itemType=Lumber,amount=2)),builderHits=25)">
            <text:p>(materials=((itemType=Lumber,amount=2)),builderHits=25)</text:p>
          </table:table-cell>
          <table:table-cell table:number-columns-repeated="1022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 table:number-rows-repeated="6">
          <table:table-cell/>
          <table:table-cell table:style-name="ce7"/>
          <table:table-cell table:number-columns-repeated="1022"/>
        </table:table-row>
        <table:table-row table:style-name="ro3">
          <table:table-cell table:style-name="ce7" table:number-columns-repeated="2"/>
          <table:table-cell table:number-columns-repeated="1022"/>
        </table:table-row>
        <table:table-row table:style-name="ro3" table:number-rows-repeated="154">
          <table:table-cell/>
          <table:table-cell table:style-name="ce7"/>
          <table:table-cell table:number-columns-repeated="1022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pil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5"/>
        <table:table-column table:style-name="co12" table:default-cell-style-name="ce16"/>
        <table:table-column table:style-name="co10" table:default-cell-style-name="ce14"/>
        <table:table-column table:style-name="co11" table:default-cell-style-name="Default"/>
        <table:table-column table:style-name="co12" table:default-cell-style-name="ce16"/>
        <table:table-column table:style-name="co10" table:default-cell-style-name="ce14"/>
        <table:table-column table:style-name="co11" table:default-cell-style-name="Default"/>
        <table:table-column table:style-name="co12" table:default-cell-style-name="ce16"/>
        <table:table-column table:style-name="co10" table:default-cell-style-name="ce14"/>
        <table:table-column table:style-name="co11" table:default-cell-style-name="Default"/>
        <table:table-column table:style-name="co12" table:default-cell-style-name="ce16"/>
        <table:table-column table:style-name="co10" table:default-cell-style-name="ce14"/>
        <table:table-column table:style-name="co11" table:default-cell-style-name="Default"/>
        <table:table-column table:style-name="co12" table:default-cell-style-name="ce16"/>
        <table:table-column table:style-name="co13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7">
          <table:table-cell office:value-type="string">
            <text:p>Name</text:p>
          </table:table-cell>
          <table:table-cell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9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8">
          <table:table-cell office:value-type="string">
            <text:p>Sawmill</text:p>
          </table:table-cell>
          <table:table-cell table:style-name="ce7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,(itemType=Shoes,stockpileType=T1,maxStorage=3),(itemType=Eyes,stockpileType=T2,maxStorage=4),(itemType=Nose,stockpileType=T3,maxStorage=1))">
            <text:p>((itemType=Log,stockpileType=Educt,maxStorage=5),(itemType=Lumber,stockpileType=Product,maxStorage=7),(itemType=Shoes,stockpileType=T1,maxStorage=3),(itemType=Eyes,stockpileType=T2,maxStorage=4),(itemType=Nose,stockpileType=T3,maxStorage=1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office:value-type="string">
            <text:p>Shoes</text:p>
          </table:table-cell>
          <table:table-cell office:value-type="string">
            <text:p>T1</text:p>
          </table:table-cell>
          <table:table-cell office:value-type="float" office:value="3">
            <text:p>3</text:p>
          </table:table-cell>
          <table:table-cell office:value-type="string">
            <text:p>Eyes</text:p>
          </table:table-cell>
          <table:table-cell office:value-type="string">
            <text:p>T2</text:p>
          </table:table-cell>
          <table:table-cell office:value-type="float" office:value="4">
            <text:p>4</text:p>
          </table:table-cell>
          <table:table-cell office:value-type="string">
            <text:p>Nose</text:p>
          </table:table-cell>
          <table:table-cell office:value-type="string">
            <text:p>T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Woodcutter's</text:p>
          </table:table-cell>
          <table:table-cell table:style-name="ce7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4">
          <table:table-cell office:value-type="string">
            <text:p>Bakery</text:p>
          </table:table-cell>
          <table:table-cell table:style-name="ce7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Water,stockpileType=Educt,maxStorage=5),(itemType=Flour,stockpileType=Educt,maxStorage=5),(itemType=Bread,stockpileType=Product,maxStorage=3))">
            <text:p>((itemType=Water,stockpileType=Educt,maxStorage=5),(itemType=Flour,stockpileType=Educt,maxStorage=5),(itemType=Bread,stockpileType=Product,maxStorage=3))</text:p>
          </table:table-cell>
          <table:table-cell office:value-type="string">
            <text:p>Wat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6">
          <table:table-cell/>
          <table:table-cell table:style-name="ce7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7]));NOT(ISBLANK([.D17]));NOT(ISBLANK([.E17])));  &quot;((itemType=&quot;&amp;[.C17]&amp;&quot;,stockpileType=&quot;&amp;[.D17]&amp;&quot;,maxStorage=&quot;&amp;[.E17]&amp;&quot;)&quot;  &amp;IF(AND(NOT(ISBLANK([.F17]));NOT(ISBLANK([.G17]));NOT(ISBLANK([.H17])));   &quot;,(itemType=&quot;&amp;[.F17]&amp;&quot;,stockpileType=&quot;&amp;[.G17]&amp;&quot;,maxStorage=&quot;&amp;[.H17]&amp;&quot;)&quot;   &amp;IF(AND(NOT(ISBLANK([.I17]));NOT(ISBLANK([.J17]));NOT(ISBLANK([.K17])));    &quot;,(itemType=&quot;&amp;[.I17]&amp;&quot;,stockpileType=&quot;&amp;[.J17]&amp;&quot;,maxStorage=&quot;&amp;[.K17]&amp;&quot;)&quot;    &amp;IF(AND(NOT(ISBLANK([.L17]));NOT(ISBLANK([.M17]));NOT(ISBLANK([.N17])));     &quot;,(itemType=&quot;&amp;[.L17]&amp;&quot;,stockpileType=&quot;&amp;[.M17]&amp;&quot;,maxStorage=&quot;&amp;[.N17]&amp;&quot;)&quot;     &amp;IF(AND(NOT(ISBLANK([.O17]));NOT(ISBLANK([.P17]));NOT(ISBLANK([.Q17])));      &quot;,(itemType=&quot;&amp;[.O17]&amp;&quot;,stockpileType=&quot;&amp;[.P17]&amp;&quot;,maxStorage=&quot;&amp;[.Q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8]));NOT(ISBLANK([.D18]));NOT(ISBLANK([.E18])));  &quot;((itemType=&quot;&amp;[.C18]&amp;&quot;,stockpileType=&quot;&amp;[.D18]&amp;&quot;,maxStorage=&quot;&amp;[.E18]&amp;&quot;)&quot;  &amp;IF(AND(NOT(ISBLANK([.F18]));NOT(ISBLANK([.G18]));NOT(ISBLANK([.H18])));   &quot;,(itemType=&quot;&amp;[.F18]&amp;&quot;,stockpileType=&quot;&amp;[.G18]&amp;&quot;,maxStorage=&quot;&amp;[.H18]&amp;&quot;)&quot;   &amp;IF(AND(NOT(ISBLANK([.I18]));NOT(ISBLANK([.J18]));NOT(ISBLANK([.K18])));    &quot;,(itemType=&quot;&amp;[.I18]&amp;&quot;,stockpileType=&quot;&amp;[.J18]&amp;&quot;,maxStorage=&quot;&amp;[.K18]&amp;&quot;)&quot;    &amp;IF(AND(NOT(ISBLANK([.L18]));NOT(ISBLANK([.M18]));NOT(ISBLANK([.N18])));     &quot;,(itemType=&quot;&amp;[.L18]&amp;&quot;,stockpileType=&quot;&amp;[.M18]&amp;&quot;,maxStorage=&quot;&amp;[.N18]&amp;&quot;)&quot;     &amp;IF(AND(NOT(ISBLANK([.O18]));NOT(ISBLANK([.P18]));NOT(ISBLANK([.Q18])));      &quot;,(itemType=&quot;&amp;[.O18]&amp;&quot;,stockpileType=&quot;&amp;[.P18]&amp;&quot;,maxStorage=&quot;&amp;[.Q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9]));NOT(ISBLANK([.D19]));NOT(ISBLANK([.E19])));  &quot;((itemType=&quot;&amp;[.C19]&amp;&quot;,stockpileType=&quot;&amp;[.D19]&amp;&quot;,maxStorage=&quot;&amp;[.E19]&amp;&quot;)&quot;  &amp;IF(AND(NOT(ISBLANK([.F19]));NOT(ISBLANK([.G19]));NOT(ISBLANK([.H19])));   &quot;,(itemType=&quot;&amp;[.F19]&amp;&quot;,stockpileType=&quot;&amp;[.G19]&amp;&quot;,maxStorage=&quot;&amp;[.H19]&amp;&quot;)&quot;   &amp;IF(AND(NOT(ISBLANK([.I19]));NOT(ISBLANK([.J19]));NOT(ISBLANK([.K19])));    &quot;,(itemType=&quot;&amp;[.I19]&amp;&quot;,stockpileType=&quot;&amp;[.J19]&amp;&quot;,maxStorage=&quot;&amp;[.K19]&amp;&quot;)&quot;    &amp;IF(AND(NOT(ISBLANK([.L19]));NOT(ISBLANK([.M19]));NOT(ISBLANK([.N19])));     &quot;,(itemType=&quot;&amp;[.L19]&amp;&quot;,stockpileType=&quot;&amp;[.M19]&amp;&quot;,maxStorage=&quot;&amp;[.N19]&amp;&quot;)&quot;     &amp;IF(AND(NOT(ISBLANK([.O19]));NOT(ISBLANK([.P19]));NOT(ISBLANK([.Q19])));      &quot;,(itemType=&quot;&amp;[.O19]&amp;&quot;,stockpileType=&quot;&amp;[.P19]&amp;&quot;,maxStorage=&quot;&amp;[.Q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0]));NOT(ISBLANK([.D20]));NOT(ISBLANK([.E20])));  &quot;((itemType=&quot;&amp;[.C20]&amp;&quot;,stockpileType=&quot;&amp;[.D20]&amp;&quot;,maxStorage=&quot;&amp;[.E20]&amp;&quot;)&quot;  &amp;IF(AND(NOT(ISBLANK([.F20]));NOT(ISBLANK([.G20]));NOT(ISBLANK([.H20])));   &quot;,(itemType=&quot;&amp;[.F20]&amp;&quot;,stockpileType=&quot;&amp;[.G20]&amp;&quot;,maxStorage=&quot;&amp;[.H20]&amp;&quot;)&quot;   &amp;IF(AND(NOT(ISBLANK([.I20]));NOT(ISBLANK([.J20]));NOT(ISBLANK([.K20])));    &quot;,(itemType=&quot;&amp;[.I20]&amp;&quot;,stockpileType=&quot;&amp;[.J20]&amp;&quot;,maxStorage=&quot;&amp;[.K20]&amp;&quot;)&quot;    &amp;IF(AND(NOT(ISBLANK([.L20]));NOT(ISBLANK([.M20]));NOT(ISBLANK([.N20])));     &quot;,(itemType=&quot;&amp;[.L20]&amp;&quot;,stockpileType=&quot;&amp;[.M20]&amp;&quot;,maxStorage=&quot;&amp;[.N20]&amp;&quot;)&quot;     &amp;IF(AND(NOT(ISBLANK([.O20]));NOT(ISBLANK([.P20]));NOT(ISBLANK([.Q20])));      &quot;,(itemType=&quot;&amp;[.O20]&amp;&quot;,stockpileType=&quot;&amp;[.P20]&amp;&quot;,maxStorage=&quot;&amp;[.Q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1]));NOT(ISBLANK([.D21]));NOT(ISBLANK([.E21])));  &quot;((itemType=&quot;&amp;[.C21]&amp;&quot;,stockpileType=&quot;&amp;[.D21]&amp;&quot;,maxStorage=&quot;&amp;[.E21]&amp;&quot;)&quot;  &amp;IF(AND(NOT(ISBLANK([.F21]));NOT(ISBLANK([.G21]));NOT(ISBLANK([.H21])));   &quot;,(itemType=&quot;&amp;[.F21]&amp;&quot;,stockpileType=&quot;&amp;[.G21]&amp;&quot;,maxStorage=&quot;&amp;[.H21]&amp;&quot;)&quot;   &amp;IF(AND(NOT(ISBLANK([.I21]));NOT(ISBLANK([.J21]));NOT(ISBLANK([.K21])));    &quot;,(itemType=&quot;&amp;[.I21]&amp;&quot;,stockpileType=&quot;&amp;[.J21]&amp;&quot;,maxStorage=&quot;&amp;[.K21]&amp;&quot;)&quot;    &amp;IF(AND(NOT(ISBLANK([.L21]));NOT(ISBLANK([.M21]));NOT(ISBLANK([.N21])));     &quot;,(itemType=&quot;&amp;[.L21]&amp;&quot;,stockpileType=&quot;&amp;[.M21]&amp;&quot;,maxStorage=&quot;&amp;[.N21]&amp;&quot;)&quot;     &amp;IF(AND(NOT(ISBLANK([.O21]));NOT(ISBLANK([.P21]));NOT(ISBLANK([.Q21])));      &quot;,(itemType=&quot;&amp;[.O21]&amp;&quot;,stockpileType=&quot;&amp;[.P21]&amp;&quot;,maxStorage=&quot;&amp;[.Q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2]));NOT(ISBLANK([.D22]));NOT(ISBLANK([.E22])));  &quot;((itemType=&quot;&amp;[.C22]&amp;&quot;,stockpileType=&quot;&amp;[.D22]&amp;&quot;,maxStorage=&quot;&amp;[.E22]&amp;&quot;)&quot;  &amp;IF(AND(NOT(ISBLANK([.F22]));NOT(ISBLANK([.G22]));NOT(ISBLANK([.H22])));   &quot;,(itemType=&quot;&amp;[.F22]&amp;&quot;,stockpileType=&quot;&amp;[.G22]&amp;&quot;,maxStorage=&quot;&amp;[.H22]&amp;&quot;)&quot;   &amp;IF(AND(NOT(ISBLANK([.I22]));NOT(ISBLANK([.J22]));NOT(ISBLANK([.K22])));    &quot;,(itemType=&quot;&amp;[.I22]&amp;&quot;,stockpileType=&quot;&amp;[.J22]&amp;&quot;,maxStorage=&quot;&amp;[.K22]&amp;&quot;)&quot;    &amp;IF(AND(NOT(ISBLANK([.L22]));NOT(ISBLANK([.M22]));NOT(ISBLANK([.N22])));     &quot;,(itemType=&quot;&amp;[.L22]&amp;&quot;,stockpileType=&quot;&amp;[.M22]&amp;&quot;,maxStorage=&quot;&amp;[.N22]&amp;&quot;)&quot;     &amp;IF(AND(NOT(ISBLANK([.O22]));NOT(ISBLANK([.P22]));NOT(ISBLANK([.Q22])));      &quot;,(itemType=&quot;&amp;[.O22]&amp;&quot;,stockpileType=&quot;&amp;[.P22]&amp;&quot;,maxStorage=&quot;&amp;[.Q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3]));NOT(ISBLANK([.D23]));NOT(ISBLANK([.E23])));  &quot;((itemType=&quot;&amp;[.C23]&amp;&quot;,stockpileType=&quot;&amp;[.D23]&amp;&quot;,maxStorage=&quot;&amp;[.E23]&amp;&quot;)&quot;  &amp;IF(AND(NOT(ISBLANK([.F23]));NOT(ISBLANK([.G23]));NOT(ISBLANK([.H23])));   &quot;,(itemType=&quot;&amp;[.F23]&amp;&quot;,stockpileType=&quot;&amp;[.G23]&amp;&quot;,maxStorage=&quot;&amp;[.H23]&amp;&quot;)&quot;   &amp;IF(AND(NOT(ISBLANK([.I23]));NOT(ISBLANK([.J23]));NOT(ISBLANK([.K23])));    &quot;,(itemType=&quot;&amp;[.I23]&amp;&quot;,stockpileType=&quot;&amp;[.J23]&amp;&quot;,maxStorage=&quot;&amp;[.K23]&amp;&quot;)&quot;    &amp;IF(AND(NOT(ISBLANK([.L23]));NOT(ISBLANK([.M23]));NOT(ISBLANK([.N23])));     &quot;,(itemType=&quot;&amp;[.L23]&amp;&quot;,stockpileType=&quot;&amp;[.M23]&amp;&quot;,maxStorage=&quot;&amp;[.N23]&amp;&quot;)&quot;     &amp;IF(AND(NOT(ISBLANK([.O23]));NOT(ISBLANK([.P23]));NOT(ISBLANK([.Q23])));      &quot;,(itemType=&quot;&amp;[.O23]&amp;&quot;,stockpileType=&quot;&amp;[.P23]&amp;&quot;,maxStorage=&quot;&amp;[.Q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4]));NOT(ISBLANK([.D24]));NOT(ISBLANK([.E24])));  &quot;((itemType=&quot;&amp;[.C24]&amp;&quot;,stockpileType=&quot;&amp;[.D24]&amp;&quot;,maxStorage=&quot;&amp;[.E24]&amp;&quot;)&quot;  &amp;IF(AND(NOT(ISBLANK([.F24]));NOT(ISBLANK([.G24]));NOT(ISBLANK([.H24])));   &quot;,(itemType=&quot;&amp;[.F24]&amp;&quot;,stockpileType=&quot;&amp;[.G24]&amp;&quot;,maxStorage=&quot;&amp;[.H24]&amp;&quot;)&quot;   &amp;IF(AND(NOT(ISBLANK([.I24]));NOT(ISBLANK([.J24]));NOT(ISBLANK([.K24])));    &quot;,(itemType=&quot;&amp;[.I24]&amp;&quot;,stockpileType=&quot;&amp;[.J24]&amp;&quot;,maxStorage=&quot;&amp;[.K24]&amp;&quot;)&quot;    &amp;IF(AND(NOT(ISBLANK([.L24]));NOT(ISBLANK([.M24]));NOT(ISBLANK([.N24])));     &quot;,(itemType=&quot;&amp;[.L24]&amp;&quot;,stockpileType=&quot;&amp;[.M24]&amp;&quot;,maxStorage=&quot;&amp;[.N24]&amp;&quot;)&quot;     &amp;IF(AND(NOT(ISBLANK([.O24]));NOT(ISBLANK([.P24]));NOT(ISBLANK([.Q24])));      &quot;,(itemType=&quot;&amp;[.O24]&amp;&quot;,stockpileType=&quot;&amp;[.P24]&amp;&quot;,maxStorage=&quot;&amp;[.Q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5]));NOT(ISBLANK([.D25]));NOT(ISBLANK([.E25])));  &quot;((itemType=&quot;&amp;[.C25]&amp;&quot;,stockpileType=&quot;&amp;[.D25]&amp;&quot;,maxStorage=&quot;&amp;[.E25]&amp;&quot;)&quot;  &amp;IF(AND(NOT(ISBLANK([.F25]));NOT(ISBLANK([.G25]));NOT(ISBLANK([.H25])));   &quot;,(itemType=&quot;&amp;[.F25]&amp;&quot;,stockpileType=&quot;&amp;[.G25]&amp;&quot;,maxStorage=&quot;&amp;[.H25]&amp;&quot;)&quot;   &amp;IF(AND(NOT(ISBLANK([.I25]));NOT(ISBLANK([.J25]));NOT(ISBLANK([.K25])));    &quot;,(itemType=&quot;&amp;[.I25]&amp;&quot;,stockpileType=&quot;&amp;[.J25]&amp;&quot;,maxStorage=&quot;&amp;[.K25]&amp;&quot;)&quot;    &amp;IF(AND(NOT(ISBLANK([.L25]));NOT(ISBLANK([.M25]));NOT(ISBLANK([.N25])));     &quot;,(itemType=&quot;&amp;[.L25]&amp;&quot;,stockpileType=&quot;&amp;[.M25]&amp;&quot;,maxStorage=&quot;&amp;[.N25]&amp;&quot;)&quot;     &amp;IF(AND(NOT(ISBLANK([.O25]));NOT(ISBLANK([.P25]));NOT(ISBLANK([.Q25])));      &quot;,(itemType=&quot;&amp;[.O25]&amp;&quot;,stockpileType=&quot;&amp;[.P25]&amp;&quot;,maxStorage=&quot;&amp;[.Q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6]));NOT(ISBLANK([.D26]));NOT(ISBLANK([.E26])));  &quot;((itemType=&quot;&amp;[.C26]&amp;&quot;,stockpileType=&quot;&amp;[.D26]&amp;&quot;,maxStorage=&quot;&amp;[.E26]&amp;&quot;)&quot;  &amp;IF(AND(NOT(ISBLANK([.F26]));NOT(ISBLANK([.G26]));NOT(ISBLANK([.H26])));   &quot;,(itemType=&quot;&amp;[.F26]&amp;&quot;,stockpileType=&quot;&amp;[.G26]&amp;&quot;,maxStorage=&quot;&amp;[.H26]&amp;&quot;)&quot;   &amp;IF(AND(NOT(ISBLANK([.I26]));NOT(ISBLANK([.J26]));NOT(ISBLANK([.K26])));    &quot;,(itemType=&quot;&amp;[.I26]&amp;&quot;,stockpileType=&quot;&amp;[.J26]&amp;&quot;,maxStorage=&quot;&amp;[.K26]&amp;&quot;)&quot;    &amp;IF(AND(NOT(ISBLANK([.L26]));NOT(ISBLANK([.M26]));NOT(ISBLANK([.N26])));     &quot;,(itemType=&quot;&amp;[.L26]&amp;&quot;,stockpileType=&quot;&amp;[.M26]&amp;&quot;,maxStorage=&quot;&amp;[.N26]&amp;&quot;)&quot;     &amp;IF(AND(NOT(ISBLANK([.O26]));NOT(ISBLANK([.P26]));NOT(ISBLANK([.Q26])));      &quot;,(itemType=&quot;&amp;[.O26]&amp;&quot;,stockpileType=&quot;&amp;[.P26]&amp;&quot;,maxStorage=&quot;&amp;[.Q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7]));NOT(ISBLANK([.D27]));NOT(ISBLANK([.E27])));  &quot;((itemType=&quot;&amp;[.C27]&amp;&quot;,stockpileType=&quot;&amp;[.D27]&amp;&quot;,maxStorage=&quot;&amp;[.E27]&amp;&quot;)&quot;  &amp;IF(AND(NOT(ISBLANK([.F27]));NOT(ISBLANK([.G27]));NOT(ISBLANK([.H27])));   &quot;,(itemType=&quot;&amp;[.F27]&amp;&quot;,stockpileType=&quot;&amp;[.G27]&amp;&quot;,maxStorage=&quot;&amp;[.H27]&amp;&quot;)&quot;   &amp;IF(AND(NOT(ISBLANK([.I27]));NOT(ISBLANK([.J27]));NOT(ISBLANK([.K27])));    &quot;,(itemType=&quot;&amp;[.I27]&amp;&quot;,stockpileType=&quot;&amp;[.J27]&amp;&quot;,maxStorage=&quot;&amp;[.K27]&amp;&quot;)&quot;    &amp;IF(AND(NOT(ISBLANK([.L27]));NOT(ISBLANK([.M27]));NOT(ISBLANK([.N27])));     &quot;,(itemType=&quot;&amp;[.L27]&amp;&quot;,stockpileType=&quot;&amp;[.M27]&amp;&quot;,maxStorage=&quot;&amp;[.N27]&amp;&quot;)&quot;     &amp;IF(AND(NOT(ISBLANK([.O27]));NOT(ISBLANK([.P27]));NOT(ISBLANK([.Q27])));      &quot;,(itemType=&quot;&amp;[.O27]&amp;&quot;,stockpileType=&quot;&amp;[.P27]&amp;&quot;,maxStorage=&quot;&amp;[.Q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8]));NOT(ISBLANK([.D28]));NOT(ISBLANK([.E28])));  &quot;((itemType=&quot;&amp;[.C28]&amp;&quot;,stockpileType=&quot;&amp;[.D28]&amp;&quot;,maxStorage=&quot;&amp;[.E28]&amp;&quot;)&quot;  &amp;IF(AND(NOT(ISBLANK([.F28]));NOT(ISBLANK([.G28]));NOT(ISBLANK([.H28])));   &quot;,(itemType=&quot;&amp;[.F28]&amp;&quot;,stockpileType=&quot;&amp;[.G28]&amp;&quot;,maxStorage=&quot;&amp;[.H28]&amp;&quot;)&quot;   &amp;IF(AND(NOT(ISBLANK([.I28]));NOT(ISBLANK([.J28]));NOT(ISBLANK([.K28])));    &quot;,(itemType=&quot;&amp;[.I28]&amp;&quot;,stockpileType=&quot;&amp;[.J28]&amp;&quot;,maxStorage=&quot;&amp;[.K28]&amp;&quot;)&quot;    &amp;IF(AND(NOT(ISBLANK([.L28]));NOT(ISBLANK([.M28]));NOT(ISBLANK([.N28])));     &quot;,(itemType=&quot;&amp;[.L28]&amp;&quot;,stockpileType=&quot;&amp;[.M28]&amp;&quot;,maxStorage=&quot;&amp;[.N28]&amp;&quot;)&quot;     &amp;IF(AND(NOT(ISBLANK([.O28]));NOT(ISBLANK([.P28]));NOT(ISBLANK([.Q28])));      &quot;,(itemType=&quot;&amp;[.O28]&amp;&quot;,stockpileType=&quot;&amp;[.P28]&amp;&quot;,maxStorage=&quot;&amp;[.Q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29]));NOT(ISBLANK([.D29]));NOT(ISBLANK([.E29])));  &quot;((itemType=&quot;&amp;[.C29]&amp;&quot;,stockpileType=&quot;&amp;[.D29]&amp;&quot;,maxStorage=&quot;&amp;[.E29]&amp;&quot;)&quot;  &amp;IF(AND(NOT(ISBLANK([.F29]));NOT(ISBLANK([.G29]));NOT(ISBLANK([.H29])));   &quot;,(itemType=&quot;&amp;[.F29]&amp;&quot;,stockpileType=&quot;&amp;[.G29]&amp;&quot;,maxStorage=&quot;&amp;[.H29]&amp;&quot;)&quot;   &amp;IF(AND(NOT(ISBLANK([.I29]));NOT(ISBLANK([.J29]));NOT(ISBLANK([.K29])));    &quot;,(itemType=&quot;&amp;[.I29]&amp;&quot;,stockpileType=&quot;&amp;[.J29]&amp;&quot;,maxStorage=&quot;&amp;[.K29]&amp;&quot;)&quot;    &amp;IF(AND(NOT(ISBLANK([.L29]));NOT(ISBLANK([.M29]));NOT(ISBLANK([.N29])));     &quot;,(itemType=&quot;&amp;[.L29]&amp;&quot;,stockpileType=&quot;&amp;[.M29]&amp;&quot;,maxStorage=&quot;&amp;[.N29]&amp;&quot;)&quot;     &amp;IF(AND(NOT(ISBLANK([.O29]));NOT(ISBLANK([.P29]));NOT(ISBLANK([.Q29])));      &quot;,(itemType=&quot;&amp;[.O29]&amp;&quot;,stockpileType=&quot;&amp;[.P29]&amp;&quot;,maxStorage=&quot;&amp;[.Q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0]));NOT(ISBLANK([.D30]));NOT(ISBLANK([.E30])));  &quot;((itemType=&quot;&amp;[.C30]&amp;&quot;,stockpileType=&quot;&amp;[.D30]&amp;&quot;,maxStorage=&quot;&amp;[.E30]&amp;&quot;)&quot;  &amp;IF(AND(NOT(ISBLANK([.F30]));NOT(ISBLANK([.G30]));NOT(ISBLANK([.H30])));   &quot;,(itemType=&quot;&amp;[.F30]&amp;&quot;,stockpileType=&quot;&amp;[.G30]&amp;&quot;,maxStorage=&quot;&amp;[.H30]&amp;&quot;)&quot;   &amp;IF(AND(NOT(ISBLANK([.I30]));NOT(ISBLANK([.J30]));NOT(ISBLANK([.K30])));    &quot;,(itemType=&quot;&amp;[.I30]&amp;&quot;,stockpileType=&quot;&amp;[.J30]&amp;&quot;,maxStorage=&quot;&amp;[.K30]&amp;&quot;)&quot;    &amp;IF(AND(NOT(ISBLANK([.L30]));NOT(ISBLANK([.M30]));NOT(ISBLANK([.N30])));     &quot;,(itemType=&quot;&amp;[.L30]&amp;&quot;,stockpileType=&quot;&amp;[.M30]&amp;&quot;,maxStorage=&quot;&amp;[.N30]&amp;&quot;)&quot;     &amp;IF(AND(NOT(ISBLANK([.O30]));NOT(ISBLANK([.P30]));NOT(ISBLANK([.Q30])));      &quot;,(itemType=&quot;&amp;[.O30]&amp;&quot;,stockpileType=&quot;&amp;[.P30]&amp;&quot;,maxStorage=&quot;&amp;[.Q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1]));NOT(ISBLANK([.D31]));NOT(ISBLANK([.E31])));  &quot;((itemType=&quot;&amp;[.C31]&amp;&quot;,stockpileType=&quot;&amp;[.D31]&amp;&quot;,maxStorage=&quot;&amp;[.E31]&amp;&quot;)&quot;  &amp;IF(AND(NOT(ISBLANK([.F31]));NOT(ISBLANK([.G31]));NOT(ISBLANK([.H31])));   &quot;,(itemType=&quot;&amp;[.F31]&amp;&quot;,stockpileType=&quot;&amp;[.G31]&amp;&quot;,maxStorage=&quot;&amp;[.H31]&amp;&quot;)&quot;   &amp;IF(AND(NOT(ISBLANK([.I31]));NOT(ISBLANK([.J31]));NOT(ISBLANK([.K31])));    &quot;,(itemType=&quot;&amp;[.I31]&amp;&quot;,stockpileType=&quot;&amp;[.J31]&amp;&quot;,maxStorage=&quot;&amp;[.K31]&amp;&quot;)&quot;    &amp;IF(AND(NOT(ISBLANK([.L31]));NOT(ISBLANK([.M31]));NOT(ISBLANK([.N31])));     &quot;,(itemType=&quot;&amp;[.L31]&amp;&quot;,stockpileType=&quot;&amp;[.M31]&amp;&quot;,maxStorage=&quot;&amp;[.N31]&amp;&quot;)&quot;     &amp;IF(AND(NOT(ISBLANK([.O31]));NOT(ISBLANK([.P31]));NOT(ISBLANK([.Q31])));      &quot;,(itemType=&quot;&amp;[.O31]&amp;&quot;,stockpileType=&quot;&amp;[.P31]&amp;&quot;,maxStorage=&quot;&amp;[.Q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2]));NOT(ISBLANK([.D32]));NOT(ISBLANK([.E32])));  &quot;((itemType=&quot;&amp;[.C32]&amp;&quot;,stockpileType=&quot;&amp;[.D32]&amp;&quot;,maxStorage=&quot;&amp;[.E32]&amp;&quot;)&quot;  &amp;IF(AND(NOT(ISBLANK([.F32]));NOT(ISBLANK([.G32]));NOT(ISBLANK([.H32])));   &quot;,(itemType=&quot;&amp;[.F32]&amp;&quot;,stockpileType=&quot;&amp;[.G32]&amp;&quot;,maxStorage=&quot;&amp;[.H32]&amp;&quot;)&quot;   &amp;IF(AND(NOT(ISBLANK([.I32]));NOT(ISBLANK([.J32]));NOT(ISBLANK([.K32])));    &quot;,(itemType=&quot;&amp;[.I32]&amp;&quot;,stockpileType=&quot;&amp;[.J32]&amp;&quot;,maxStorage=&quot;&amp;[.K32]&amp;&quot;)&quot;    &amp;IF(AND(NOT(ISBLANK([.L32]));NOT(ISBLANK([.M32]));NOT(ISBLANK([.N32])));     &quot;,(itemType=&quot;&amp;[.L32]&amp;&quot;,stockpileType=&quot;&amp;[.M32]&amp;&quot;,maxStorage=&quot;&amp;[.N32]&amp;&quot;)&quot;     &amp;IF(AND(NOT(ISBLANK([.O32]));NOT(ISBLANK([.P32]));NOT(ISBLANK([.Q32])));      &quot;,(itemType=&quot;&amp;[.O32]&amp;&quot;,stockpileType=&quot;&amp;[.P32]&amp;&quot;,maxStorage=&quot;&amp;[.Q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3]));NOT(ISBLANK([.D33]));NOT(ISBLANK([.E33])));  &quot;((itemType=&quot;&amp;[.C33]&amp;&quot;,stockpileType=&quot;&amp;[.D33]&amp;&quot;,maxStorage=&quot;&amp;[.E33]&amp;&quot;)&quot;  &amp;IF(AND(NOT(ISBLANK([.F33]));NOT(ISBLANK([.G33]));NOT(ISBLANK([.H33])));   &quot;,(itemType=&quot;&amp;[.F33]&amp;&quot;,stockpileType=&quot;&amp;[.G33]&amp;&quot;,maxStorage=&quot;&amp;[.H33]&amp;&quot;)&quot;   &amp;IF(AND(NOT(ISBLANK([.I33]));NOT(ISBLANK([.J33]));NOT(ISBLANK([.K33])));    &quot;,(itemType=&quot;&amp;[.I33]&amp;&quot;,stockpileType=&quot;&amp;[.J33]&amp;&quot;,maxStorage=&quot;&amp;[.K33]&amp;&quot;)&quot;    &amp;IF(AND(NOT(ISBLANK([.L33]));NOT(ISBLANK([.M33]));NOT(ISBLANK([.N33])));     &quot;,(itemType=&quot;&amp;[.L33]&amp;&quot;,stockpileType=&quot;&amp;[.M33]&amp;&quot;,maxStorage=&quot;&amp;[.N33]&amp;&quot;)&quot;     &amp;IF(AND(NOT(ISBLANK([.O33]));NOT(ISBLANK([.P33]));NOT(ISBLANK([.Q33])));      &quot;,(itemType=&quot;&amp;[.O33]&amp;&quot;,stockpileType=&quot;&amp;[.P33]&amp;&quot;,maxStorage=&quot;&amp;[.Q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4]));NOT(ISBLANK([.D34]));NOT(ISBLANK([.E34])));  &quot;((itemType=&quot;&amp;[.C34]&amp;&quot;,stockpileType=&quot;&amp;[.D34]&amp;&quot;,maxStorage=&quot;&amp;[.E34]&amp;&quot;)&quot;  &amp;IF(AND(NOT(ISBLANK([.F34]));NOT(ISBLANK([.G34]));NOT(ISBLANK([.H34])));   &quot;,(itemType=&quot;&amp;[.F34]&amp;&quot;,stockpileType=&quot;&amp;[.G34]&amp;&quot;,maxStorage=&quot;&amp;[.H34]&amp;&quot;)&quot;   &amp;IF(AND(NOT(ISBLANK([.I34]));NOT(ISBLANK([.J34]));NOT(ISBLANK([.K34])));    &quot;,(itemType=&quot;&amp;[.I34]&amp;&quot;,stockpileType=&quot;&amp;[.J34]&amp;&quot;,maxStorage=&quot;&amp;[.K34]&amp;&quot;)&quot;    &amp;IF(AND(NOT(ISBLANK([.L34]));NOT(ISBLANK([.M34]));NOT(ISBLANK([.N34])));     &quot;,(itemType=&quot;&amp;[.L34]&amp;&quot;,stockpileType=&quot;&amp;[.M34]&amp;&quot;,maxStorage=&quot;&amp;[.N34]&amp;&quot;)&quot;     &amp;IF(AND(NOT(ISBLANK([.O34]));NOT(ISBLANK([.P34]));NOT(ISBLANK([.Q34])));      &quot;,(itemType=&quot;&amp;[.O34]&amp;&quot;,stockpileType=&quot;&amp;[.P34]&amp;&quot;,maxStorage=&quot;&amp;[.Q3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5]));NOT(ISBLANK([.D35]));NOT(ISBLANK([.E35])));  &quot;((itemType=&quot;&amp;[.C35]&amp;&quot;,stockpileType=&quot;&amp;[.D35]&amp;&quot;,maxStorage=&quot;&amp;[.E35]&amp;&quot;)&quot;  &amp;IF(AND(NOT(ISBLANK([.F35]));NOT(ISBLANK([.G35]));NOT(ISBLANK([.H35])));   &quot;,(itemType=&quot;&amp;[.F35]&amp;&quot;,stockpileType=&quot;&amp;[.G35]&amp;&quot;,maxStorage=&quot;&amp;[.H35]&amp;&quot;)&quot;   &amp;IF(AND(NOT(ISBLANK([.I35]));NOT(ISBLANK([.J35]));NOT(ISBLANK([.K35])));    &quot;,(itemType=&quot;&amp;[.I35]&amp;&quot;,stockpileType=&quot;&amp;[.J35]&amp;&quot;,maxStorage=&quot;&amp;[.K35]&amp;&quot;)&quot;    &amp;IF(AND(NOT(ISBLANK([.L35]));NOT(ISBLANK([.M35]));NOT(ISBLANK([.N35])));     &quot;,(itemType=&quot;&amp;[.L35]&amp;&quot;,stockpileType=&quot;&amp;[.M35]&amp;&quot;,maxStorage=&quot;&amp;[.N35]&amp;&quot;)&quot;     &amp;IF(AND(NOT(ISBLANK([.O35]));NOT(ISBLANK([.P35]));NOT(ISBLANK([.Q35])));      &quot;,(itemType=&quot;&amp;[.O35]&amp;&quot;,stockpileType=&quot;&amp;[.P35]&amp;&quot;,maxStorage=&quot;&amp;[.Q3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6]));NOT(ISBLANK([.D36]));NOT(ISBLANK([.E36])));  &quot;((itemType=&quot;&amp;[.C36]&amp;&quot;,stockpileType=&quot;&amp;[.D36]&amp;&quot;,maxStorage=&quot;&amp;[.E36]&amp;&quot;)&quot;  &amp;IF(AND(NOT(ISBLANK([.F36]));NOT(ISBLANK([.G36]));NOT(ISBLANK([.H36])));   &quot;,(itemType=&quot;&amp;[.F36]&amp;&quot;,stockpileType=&quot;&amp;[.G36]&amp;&quot;,maxStorage=&quot;&amp;[.H36]&amp;&quot;)&quot;   &amp;IF(AND(NOT(ISBLANK([.I36]));NOT(ISBLANK([.J36]));NOT(ISBLANK([.K36])));    &quot;,(itemType=&quot;&amp;[.I36]&amp;&quot;,stockpileType=&quot;&amp;[.J36]&amp;&quot;,maxStorage=&quot;&amp;[.K36]&amp;&quot;)&quot;    &amp;IF(AND(NOT(ISBLANK([.L36]));NOT(ISBLANK([.M36]));NOT(ISBLANK([.N36])));     &quot;,(itemType=&quot;&amp;[.L36]&amp;&quot;,stockpileType=&quot;&amp;[.M36]&amp;&quot;,maxStorage=&quot;&amp;[.N36]&amp;&quot;)&quot;     &amp;IF(AND(NOT(ISBLANK([.O36]));NOT(ISBLANK([.P36]));NOT(ISBLANK([.Q36])));      &quot;,(itemType=&quot;&amp;[.O36]&amp;&quot;,stockpileType=&quot;&amp;[.P36]&amp;&quot;,maxStorage=&quot;&amp;[.Q3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7]));NOT(ISBLANK([.D37]));NOT(ISBLANK([.E37])));  &quot;((itemType=&quot;&amp;[.C37]&amp;&quot;,stockpileType=&quot;&amp;[.D37]&amp;&quot;,maxStorage=&quot;&amp;[.E37]&amp;&quot;)&quot;  &amp;IF(AND(NOT(ISBLANK([.F37]));NOT(ISBLANK([.G37]));NOT(ISBLANK([.H37])));   &quot;,(itemType=&quot;&amp;[.F37]&amp;&quot;,stockpileType=&quot;&amp;[.G37]&amp;&quot;,maxStorage=&quot;&amp;[.H37]&amp;&quot;)&quot;   &amp;IF(AND(NOT(ISBLANK([.I37]));NOT(ISBLANK([.J37]));NOT(ISBLANK([.K37])));    &quot;,(itemType=&quot;&amp;[.I37]&amp;&quot;,stockpileType=&quot;&amp;[.J37]&amp;&quot;,maxStorage=&quot;&amp;[.K37]&amp;&quot;)&quot;    &amp;IF(AND(NOT(ISBLANK([.L37]));NOT(ISBLANK([.M37]));NOT(ISBLANK([.N37])));     &quot;,(itemType=&quot;&amp;[.L37]&amp;&quot;,stockpileType=&quot;&amp;[.M37]&amp;&quot;,maxStorage=&quot;&amp;[.N37]&amp;&quot;)&quot;     &amp;IF(AND(NOT(ISBLANK([.O37]));NOT(ISBLANK([.P37]));NOT(ISBLANK([.Q37])));      &quot;,(itemType=&quot;&amp;[.O37]&amp;&quot;,stockpileType=&quot;&amp;[.P37]&amp;&quot;,maxStorage=&quot;&amp;[.Q3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8]));NOT(ISBLANK([.D38]));NOT(ISBLANK([.E38])));  &quot;((itemType=&quot;&amp;[.C38]&amp;&quot;,stockpileType=&quot;&amp;[.D38]&amp;&quot;,maxStorage=&quot;&amp;[.E38]&amp;&quot;)&quot;  &amp;IF(AND(NOT(ISBLANK([.F38]));NOT(ISBLANK([.G38]));NOT(ISBLANK([.H38])));   &quot;,(itemType=&quot;&amp;[.F38]&amp;&quot;,stockpileType=&quot;&amp;[.G38]&amp;&quot;,maxStorage=&quot;&amp;[.H38]&amp;&quot;)&quot;   &amp;IF(AND(NOT(ISBLANK([.I38]));NOT(ISBLANK([.J38]));NOT(ISBLANK([.K38])));    &quot;,(itemType=&quot;&amp;[.I38]&amp;&quot;,stockpileType=&quot;&amp;[.J38]&amp;&quot;,maxStorage=&quot;&amp;[.K38]&amp;&quot;)&quot;    &amp;IF(AND(NOT(ISBLANK([.L38]));NOT(ISBLANK([.M38]));NOT(ISBLANK([.N38])));     &quot;,(itemType=&quot;&amp;[.L38]&amp;&quot;,stockpileType=&quot;&amp;[.M38]&amp;&quot;,maxStorage=&quot;&amp;[.N38]&amp;&quot;)&quot;     &amp;IF(AND(NOT(ISBLANK([.O38]));NOT(ISBLANK([.P38]));NOT(ISBLANK([.Q38])));      &quot;,(itemType=&quot;&amp;[.O38]&amp;&quot;,stockpileType=&quot;&amp;[.P38]&amp;&quot;,maxStorage=&quot;&amp;[.Q3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39]));NOT(ISBLANK([.D39]));NOT(ISBLANK([.E39])));  &quot;((itemType=&quot;&amp;[.C39]&amp;&quot;,stockpileType=&quot;&amp;[.D39]&amp;&quot;,maxStorage=&quot;&amp;[.E39]&amp;&quot;)&quot;  &amp;IF(AND(NOT(ISBLANK([.F39]));NOT(ISBLANK([.G39]));NOT(ISBLANK([.H39])));   &quot;,(itemType=&quot;&amp;[.F39]&amp;&quot;,stockpileType=&quot;&amp;[.G39]&amp;&quot;,maxStorage=&quot;&amp;[.H39]&amp;&quot;)&quot;   &amp;IF(AND(NOT(ISBLANK([.I39]));NOT(ISBLANK([.J39]));NOT(ISBLANK([.K39])));    &quot;,(itemType=&quot;&amp;[.I39]&amp;&quot;,stockpileType=&quot;&amp;[.J39]&amp;&quot;,maxStorage=&quot;&amp;[.K39]&amp;&quot;)&quot;    &amp;IF(AND(NOT(ISBLANK([.L39]));NOT(ISBLANK([.M39]));NOT(ISBLANK([.N39])));     &quot;,(itemType=&quot;&amp;[.L39]&amp;&quot;,stockpileType=&quot;&amp;[.M39]&amp;&quot;,maxStorage=&quot;&amp;[.N39]&amp;&quot;)&quot;     &amp;IF(AND(NOT(ISBLANK([.O39]));NOT(ISBLANK([.P39]));NOT(ISBLANK([.Q39])));      &quot;,(itemType=&quot;&amp;[.O39]&amp;&quot;,stockpileType=&quot;&amp;[.P39]&amp;&quot;,maxStorage=&quot;&amp;[.Q3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0]));NOT(ISBLANK([.D40]));NOT(ISBLANK([.E40])));  &quot;((itemType=&quot;&amp;[.C40]&amp;&quot;,stockpileType=&quot;&amp;[.D40]&amp;&quot;,maxStorage=&quot;&amp;[.E40]&amp;&quot;)&quot;  &amp;IF(AND(NOT(ISBLANK([.F40]));NOT(ISBLANK([.G40]));NOT(ISBLANK([.H40])));   &quot;,(itemType=&quot;&amp;[.F40]&amp;&quot;,stockpileType=&quot;&amp;[.G40]&amp;&quot;,maxStorage=&quot;&amp;[.H40]&amp;&quot;)&quot;   &amp;IF(AND(NOT(ISBLANK([.I40]));NOT(ISBLANK([.J40]));NOT(ISBLANK([.K40])));    &quot;,(itemType=&quot;&amp;[.I40]&amp;&quot;,stockpileType=&quot;&amp;[.J40]&amp;&quot;,maxStorage=&quot;&amp;[.K40]&amp;&quot;)&quot;    &amp;IF(AND(NOT(ISBLANK([.L40]));NOT(ISBLANK([.M40]));NOT(ISBLANK([.N40])));     &quot;,(itemType=&quot;&amp;[.L40]&amp;&quot;,stockpileType=&quot;&amp;[.M40]&amp;&quot;,maxStorage=&quot;&amp;[.N40]&amp;&quot;)&quot;     &amp;IF(AND(NOT(ISBLANK([.O40]));NOT(ISBLANK([.P40]));NOT(ISBLANK([.Q40])));      &quot;,(itemType=&quot;&amp;[.O40]&amp;&quot;,stockpileType=&quot;&amp;[.P40]&amp;&quot;,maxStorage=&quot;&amp;[.Q4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1]));NOT(ISBLANK([.D41]));NOT(ISBLANK([.E41])));  &quot;((itemType=&quot;&amp;[.C41]&amp;&quot;,stockpileType=&quot;&amp;[.D41]&amp;&quot;,maxStorage=&quot;&amp;[.E41]&amp;&quot;)&quot;  &amp;IF(AND(NOT(ISBLANK([.F41]));NOT(ISBLANK([.G41]));NOT(ISBLANK([.H41])));   &quot;,(itemType=&quot;&amp;[.F41]&amp;&quot;,stockpileType=&quot;&amp;[.G41]&amp;&quot;,maxStorage=&quot;&amp;[.H41]&amp;&quot;)&quot;   &amp;IF(AND(NOT(ISBLANK([.I41]));NOT(ISBLANK([.J41]));NOT(ISBLANK([.K41])));    &quot;,(itemType=&quot;&amp;[.I41]&amp;&quot;,stockpileType=&quot;&amp;[.J41]&amp;&quot;,maxStorage=&quot;&amp;[.K41]&amp;&quot;)&quot;    &amp;IF(AND(NOT(ISBLANK([.L41]));NOT(ISBLANK([.M41]));NOT(ISBLANK([.N41])));     &quot;,(itemType=&quot;&amp;[.L41]&amp;&quot;,stockpileType=&quot;&amp;[.M41]&amp;&quot;,maxStorage=&quot;&amp;[.N41]&amp;&quot;)&quot;     &amp;IF(AND(NOT(ISBLANK([.O41]));NOT(ISBLANK([.P41]));NOT(ISBLANK([.Q41])));      &quot;,(itemType=&quot;&amp;[.O41]&amp;&quot;,stockpileType=&quot;&amp;[.P41]&amp;&quot;,maxStorage=&quot;&amp;[.Q4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2]));NOT(ISBLANK([.D42]));NOT(ISBLANK([.E42])));  &quot;((itemType=&quot;&amp;[.C42]&amp;&quot;,stockpileType=&quot;&amp;[.D42]&amp;&quot;,maxStorage=&quot;&amp;[.E42]&amp;&quot;)&quot;  &amp;IF(AND(NOT(ISBLANK([.F42]));NOT(ISBLANK([.G42]));NOT(ISBLANK([.H42])));   &quot;,(itemType=&quot;&amp;[.F42]&amp;&quot;,stockpileType=&quot;&amp;[.G42]&amp;&quot;,maxStorage=&quot;&amp;[.H42]&amp;&quot;)&quot;   &amp;IF(AND(NOT(ISBLANK([.I42]));NOT(ISBLANK([.J42]));NOT(ISBLANK([.K42])));    &quot;,(itemType=&quot;&amp;[.I42]&amp;&quot;,stockpileType=&quot;&amp;[.J42]&amp;&quot;,maxStorage=&quot;&amp;[.K42]&amp;&quot;)&quot;    &amp;IF(AND(NOT(ISBLANK([.L42]));NOT(ISBLANK([.M42]));NOT(ISBLANK([.N42])));     &quot;,(itemType=&quot;&amp;[.L42]&amp;&quot;,stockpileType=&quot;&amp;[.M42]&amp;&quot;,maxStorage=&quot;&amp;[.N42]&amp;&quot;)&quot;     &amp;IF(AND(NOT(ISBLANK([.O42]));NOT(ISBLANK([.P42]));NOT(ISBLANK([.Q42])));      &quot;,(itemType=&quot;&amp;[.O42]&amp;&quot;,stockpileType=&quot;&amp;[.P42]&amp;&quot;,maxStorage=&quot;&amp;[.Q4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3]));NOT(ISBLANK([.D43]));NOT(ISBLANK([.E43])));  &quot;((itemType=&quot;&amp;[.C43]&amp;&quot;,stockpileType=&quot;&amp;[.D43]&amp;&quot;,maxStorage=&quot;&amp;[.E43]&amp;&quot;)&quot;  &amp;IF(AND(NOT(ISBLANK([.F43]));NOT(ISBLANK([.G43]));NOT(ISBLANK([.H43])));   &quot;,(itemType=&quot;&amp;[.F43]&amp;&quot;,stockpileType=&quot;&amp;[.G43]&amp;&quot;,maxStorage=&quot;&amp;[.H43]&amp;&quot;)&quot;   &amp;IF(AND(NOT(ISBLANK([.I43]));NOT(ISBLANK([.J43]));NOT(ISBLANK([.K43])));    &quot;,(itemType=&quot;&amp;[.I43]&amp;&quot;,stockpileType=&quot;&amp;[.J43]&amp;&quot;,maxStorage=&quot;&amp;[.K43]&amp;&quot;)&quot;    &amp;IF(AND(NOT(ISBLANK([.L43]));NOT(ISBLANK([.M43]));NOT(ISBLANK([.N43])));     &quot;,(itemType=&quot;&amp;[.L43]&amp;&quot;,stockpileType=&quot;&amp;[.M43]&amp;&quot;,maxStorage=&quot;&amp;[.N43]&amp;&quot;)&quot;     &amp;IF(AND(NOT(ISBLANK([.O43]));NOT(ISBLANK([.P43]));NOT(ISBLANK([.Q43])));      &quot;,(itemType=&quot;&amp;[.O43]&amp;&quot;,stockpileType=&quot;&amp;[.P43]&amp;&quot;,maxStorage=&quot;&amp;[.Q4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4]));NOT(ISBLANK([.D44]));NOT(ISBLANK([.E44])));  &quot;((itemType=&quot;&amp;[.C44]&amp;&quot;,stockpileType=&quot;&amp;[.D44]&amp;&quot;,maxStorage=&quot;&amp;[.E44]&amp;&quot;)&quot;  &amp;IF(AND(NOT(ISBLANK([.F44]));NOT(ISBLANK([.G44]));NOT(ISBLANK([.H44])));   &quot;,(itemType=&quot;&amp;[.F44]&amp;&quot;,stockpileType=&quot;&amp;[.G44]&amp;&quot;,maxStorage=&quot;&amp;[.H44]&amp;&quot;)&quot;   &amp;IF(AND(NOT(ISBLANK([.I44]));NOT(ISBLANK([.J44]));NOT(ISBLANK([.K44])));    &quot;,(itemType=&quot;&amp;[.I44]&amp;&quot;,stockpileType=&quot;&amp;[.J44]&amp;&quot;,maxStorage=&quot;&amp;[.K44]&amp;&quot;)&quot;    &amp;IF(AND(NOT(ISBLANK([.L44]));NOT(ISBLANK([.M44]));NOT(ISBLANK([.N44])));     &quot;,(itemType=&quot;&amp;[.L44]&amp;&quot;,stockpileType=&quot;&amp;[.M44]&amp;&quot;,maxStorage=&quot;&amp;[.N44]&amp;&quot;)&quot;     &amp;IF(AND(NOT(ISBLANK([.O44]));NOT(ISBLANK([.P44]));NOT(ISBLANK([.Q44])));      &quot;,(itemType=&quot;&amp;[.O44]&amp;&quot;,stockpileType=&quot;&amp;[.P44]&amp;&quot;,maxStorage=&quot;&amp;[.Q4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5]));NOT(ISBLANK([.D45]));NOT(ISBLANK([.E45])));  &quot;((itemType=&quot;&amp;[.C45]&amp;&quot;,stockpileType=&quot;&amp;[.D45]&amp;&quot;,maxStorage=&quot;&amp;[.E45]&amp;&quot;)&quot;  &amp;IF(AND(NOT(ISBLANK([.F45]));NOT(ISBLANK([.G45]));NOT(ISBLANK([.H45])));   &quot;,(itemType=&quot;&amp;[.F45]&amp;&quot;,stockpileType=&quot;&amp;[.G45]&amp;&quot;,maxStorage=&quot;&amp;[.H45]&amp;&quot;)&quot;   &amp;IF(AND(NOT(ISBLANK([.I45]));NOT(ISBLANK([.J45]));NOT(ISBLANK([.K45])));    &quot;,(itemType=&quot;&amp;[.I45]&amp;&quot;,stockpileType=&quot;&amp;[.J45]&amp;&quot;,maxStorage=&quot;&amp;[.K45]&amp;&quot;)&quot;    &amp;IF(AND(NOT(ISBLANK([.L45]));NOT(ISBLANK([.M45]));NOT(ISBLANK([.N45])));     &quot;,(itemType=&quot;&amp;[.L45]&amp;&quot;,stockpileType=&quot;&amp;[.M45]&amp;&quot;,maxStorage=&quot;&amp;[.N45]&amp;&quot;)&quot;     &amp;IF(AND(NOT(ISBLANK([.O45]));NOT(ISBLANK([.P45]));NOT(ISBLANK([.Q45])));      &quot;,(itemType=&quot;&amp;[.O45]&amp;&quot;,stockpileType=&quot;&amp;[.P45]&amp;&quot;,maxStorage=&quot;&amp;[.Q4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6]));NOT(ISBLANK([.D46]));NOT(ISBLANK([.E46])));  &quot;((itemType=&quot;&amp;[.C46]&amp;&quot;,stockpileType=&quot;&amp;[.D46]&amp;&quot;,maxStorage=&quot;&amp;[.E46]&amp;&quot;)&quot;  &amp;IF(AND(NOT(ISBLANK([.F46]));NOT(ISBLANK([.G46]));NOT(ISBLANK([.H46])));   &quot;,(itemType=&quot;&amp;[.F46]&amp;&quot;,stockpileType=&quot;&amp;[.G46]&amp;&quot;,maxStorage=&quot;&amp;[.H46]&amp;&quot;)&quot;   &amp;IF(AND(NOT(ISBLANK([.I46]));NOT(ISBLANK([.J46]));NOT(ISBLANK([.K46])));    &quot;,(itemType=&quot;&amp;[.I46]&amp;&quot;,stockpileType=&quot;&amp;[.J46]&amp;&quot;,maxStorage=&quot;&amp;[.K46]&amp;&quot;)&quot;    &amp;IF(AND(NOT(ISBLANK([.L46]));NOT(ISBLANK([.M46]));NOT(ISBLANK([.N46])));     &quot;,(itemType=&quot;&amp;[.L46]&amp;&quot;,stockpileType=&quot;&amp;[.M46]&amp;&quot;,maxStorage=&quot;&amp;[.N46]&amp;&quot;)&quot;     &amp;IF(AND(NOT(ISBLANK([.O46]));NOT(ISBLANK([.P46]));NOT(ISBLANK([.Q46])));      &quot;,(itemType=&quot;&amp;[.O46]&amp;&quot;,stockpileType=&quot;&amp;[.P46]&amp;&quot;,maxStorage=&quot;&amp;[.Q4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7]));NOT(ISBLANK([.D47]));NOT(ISBLANK([.E47])));  &quot;((itemType=&quot;&amp;[.C47]&amp;&quot;,stockpileType=&quot;&amp;[.D47]&amp;&quot;,maxStorage=&quot;&amp;[.E47]&amp;&quot;)&quot;  &amp;IF(AND(NOT(ISBLANK([.F47]));NOT(ISBLANK([.G47]));NOT(ISBLANK([.H47])));   &quot;,(itemType=&quot;&amp;[.F47]&amp;&quot;,stockpileType=&quot;&amp;[.G47]&amp;&quot;,maxStorage=&quot;&amp;[.H47]&amp;&quot;)&quot;   &amp;IF(AND(NOT(ISBLANK([.I47]));NOT(ISBLANK([.J47]));NOT(ISBLANK([.K47])));    &quot;,(itemType=&quot;&amp;[.I47]&amp;&quot;,stockpileType=&quot;&amp;[.J47]&amp;&quot;,maxStorage=&quot;&amp;[.K47]&amp;&quot;)&quot;    &amp;IF(AND(NOT(ISBLANK([.L47]));NOT(ISBLANK([.M47]));NOT(ISBLANK([.N47])));     &quot;,(itemType=&quot;&amp;[.L47]&amp;&quot;,stockpileType=&quot;&amp;[.M47]&amp;&quot;,maxStorage=&quot;&amp;[.N47]&amp;&quot;)&quot;     &amp;IF(AND(NOT(ISBLANK([.O47]));NOT(ISBLANK([.P47]));NOT(ISBLANK([.Q47])));      &quot;,(itemType=&quot;&amp;[.O47]&amp;&quot;,stockpileType=&quot;&amp;[.P47]&amp;&quot;,maxStorage=&quot;&amp;[.Q4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8]));NOT(ISBLANK([.D48]));NOT(ISBLANK([.E48])));  &quot;((itemType=&quot;&amp;[.C48]&amp;&quot;,stockpileType=&quot;&amp;[.D48]&amp;&quot;,maxStorage=&quot;&amp;[.E48]&amp;&quot;)&quot;  &amp;IF(AND(NOT(ISBLANK([.F48]));NOT(ISBLANK([.G48]));NOT(ISBLANK([.H48])));   &quot;,(itemType=&quot;&amp;[.F48]&amp;&quot;,stockpileType=&quot;&amp;[.G48]&amp;&quot;,maxStorage=&quot;&amp;[.H48]&amp;&quot;)&quot;   &amp;IF(AND(NOT(ISBLANK([.I48]));NOT(ISBLANK([.J48]));NOT(ISBLANK([.K48])));    &quot;,(itemType=&quot;&amp;[.I48]&amp;&quot;,stockpileType=&quot;&amp;[.J48]&amp;&quot;,maxStorage=&quot;&amp;[.K48]&amp;&quot;)&quot;    &amp;IF(AND(NOT(ISBLANK([.L48]));NOT(ISBLANK([.M48]));NOT(ISBLANK([.N48])));     &quot;,(itemType=&quot;&amp;[.L48]&amp;&quot;,stockpileType=&quot;&amp;[.M48]&amp;&quot;,maxStorage=&quot;&amp;[.N48]&amp;&quot;)&quot;     &amp;IF(AND(NOT(ISBLANK([.O48]));NOT(ISBLANK([.P48]));NOT(ISBLANK([.Q48])));      &quot;,(itemType=&quot;&amp;[.O48]&amp;&quot;,stockpileType=&quot;&amp;[.P48]&amp;&quot;,maxStorage=&quot;&amp;[.Q4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49]));NOT(ISBLANK([.D49]));NOT(ISBLANK([.E49])));  &quot;((itemType=&quot;&amp;[.C49]&amp;&quot;,stockpileType=&quot;&amp;[.D49]&amp;&quot;,maxStorage=&quot;&amp;[.E49]&amp;&quot;)&quot;  &amp;IF(AND(NOT(ISBLANK([.F49]));NOT(ISBLANK([.G49]));NOT(ISBLANK([.H49])));   &quot;,(itemType=&quot;&amp;[.F49]&amp;&quot;,stockpileType=&quot;&amp;[.G49]&amp;&quot;,maxStorage=&quot;&amp;[.H49]&amp;&quot;)&quot;   &amp;IF(AND(NOT(ISBLANK([.I49]));NOT(ISBLANK([.J49]));NOT(ISBLANK([.K49])));    &quot;,(itemType=&quot;&amp;[.I49]&amp;&quot;,stockpileType=&quot;&amp;[.J49]&amp;&quot;,maxStorage=&quot;&amp;[.K49]&amp;&quot;)&quot;    &amp;IF(AND(NOT(ISBLANK([.L49]));NOT(ISBLANK([.M49]));NOT(ISBLANK([.N49])));     &quot;,(itemType=&quot;&amp;[.L49]&amp;&quot;,stockpileType=&quot;&amp;[.M49]&amp;&quot;,maxStorage=&quot;&amp;[.N49]&amp;&quot;)&quot;     &amp;IF(AND(NOT(ISBLANK([.O49]));NOT(ISBLANK([.P49]));NOT(ISBLANK([.Q49])));      &quot;,(itemType=&quot;&amp;[.O49]&amp;&quot;,stockpileType=&quot;&amp;[.P49]&amp;&quot;,maxStorage=&quot;&amp;[.Q4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0]));NOT(ISBLANK([.D50]));NOT(ISBLANK([.E50])));  &quot;((itemType=&quot;&amp;[.C50]&amp;&quot;,stockpileType=&quot;&amp;[.D50]&amp;&quot;,maxStorage=&quot;&amp;[.E50]&amp;&quot;)&quot;  &amp;IF(AND(NOT(ISBLANK([.F50]));NOT(ISBLANK([.G50]));NOT(ISBLANK([.H50])));   &quot;,(itemType=&quot;&amp;[.F50]&amp;&quot;,stockpileType=&quot;&amp;[.G50]&amp;&quot;,maxStorage=&quot;&amp;[.H50]&amp;&quot;)&quot;   &amp;IF(AND(NOT(ISBLANK([.I50]));NOT(ISBLANK([.J50]));NOT(ISBLANK([.K50])));    &quot;,(itemType=&quot;&amp;[.I50]&amp;&quot;,stockpileType=&quot;&amp;[.J50]&amp;&quot;,maxStorage=&quot;&amp;[.K50]&amp;&quot;)&quot;    &amp;IF(AND(NOT(ISBLANK([.L50]));NOT(ISBLANK([.M50]));NOT(ISBLANK([.N50])));     &quot;,(itemType=&quot;&amp;[.L50]&amp;&quot;,stockpileType=&quot;&amp;[.M50]&amp;&quot;,maxStorage=&quot;&amp;[.N50]&amp;&quot;)&quot;     &amp;IF(AND(NOT(ISBLANK([.O50]));NOT(ISBLANK([.P50]));NOT(ISBLANK([.Q50])));      &quot;,(itemType=&quot;&amp;[.O50]&amp;&quot;,stockpileType=&quot;&amp;[.P50]&amp;&quot;,maxStorage=&quot;&amp;[.Q5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1]));NOT(ISBLANK([.D51]));NOT(ISBLANK([.E51])));  &quot;((itemType=&quot;&amp;[.C51]&amp;&quot;,stockpileType=&quot;&amp;[.D51]&amp;&quot;,maxStorage=&quot;&amp;[.E51]&amp;&quot;)&quot;  &amp;IF(AND(NOT(ISBLANK([.F51]));NOT(ISBLANK([.G51]));NOT(ISBLANK([.H51])));   &quot;,(itemType=&quot;&amp;[.F51]&amp;&quot;,stockpileType=&quot;&amp;[.G51]&amp;&quot;,maxStorage=&quot;&amp;[.H51]&amp;&quot;)&quot;   &amp;IF(AND(NOT(ISBLANK([.I51]));NOT(ISBLANK([.J51]));NOT(ISBLANK([.K51])));    &quot;,(itemType=&quot;&amp;[.I51]&amp;&quot;,stockpileType=&quot;&amp;[.J51]&amp;&quot;,maxStorage=&quot;&amp;[.K51]&amp;&quot;)&quot;    &amp;IF(AND(NOT(ISBLANK([.L51]));NOT(ISBLANK([.M51]));NOT(ISBLANK([.N51])));     &quot;,(itemType=&quot;&amp;[.L51]&amp;&quot;,stockpileType=&quot;&amp;[.M51]&amp;&quot;,maxStorage=&quot;&amp;[.N51]&amp;&quot;)&quot;     &amp;IF(AND(NOT(ISBLANK([.O51]));NOT(ISBLANK([.P51]));NOT(ISBLANK([.Q51])));      &quot;,(itemType=&quot;&amp;[.O51]&amp;&quot;,stockpileType=&quot;&amp;[.P51]&amp;&quot;,maxStorage=&quot;&amp;[.Q5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2]));NOT(ISBLANK([.D52]));NOT(ISBLANK([.E52])));  &quot;((itemType=&quot;&amp;[.C52]&amp;&quot;,stockpileType=&quot;&amp;[.D52]&amp;&quot;,maxStorage=&quot;&amp;[.E52]&amp;&quot;)&quot;  &amp;IF(AND(NOT(ISBLANK([.F52]));NOT(ISBLANK([.G52]));NOT(ISBLANK([.H52])));   &quot;,(itemType=&quot;&amp;[.F52]&amp;&quot;,stockpileType=&quot;&amp;[.G52]&amp;&quot;,maxStorage=&quot;&amp;[.H52]&amp;&quot;)&quot;   &amp;IF(AND(NOT(ISBLANK([.I52]));NOT(ISBLANK([.J52]));NOT(ISBLANK([.K52])));    &quot;,(itemType=&quot;&amp;[.I52]&amp;&quot;,stockpileType=&quot;&amp;[.J52]&amp;&quot;,maxStorage=&quot;&amp;[.K52]&amp;&quot;)&quot;    &amp;IF(AND(NOT(ISBLANK([.L52]));NOT(ISBLANK([.M52]));NOT(ISBLANK([.N52])));     &quot;,(itemType=&quot;&amp;[.L52]&amp;&quot;,stockpileType=&quot;&amp;[.M52]&amp;&quot;,maxStorage=&quot;&amp;[.N52]&amp;&quot;)&quot;     &amp;IF(AND(NOT(ISBLANK([.O52]));NOT(ISBLANK([.P52]));NOT(ISBLANK([.Q52])));      &quot;,(itemType=&quot;&amp;[.O52]&amp;&quot;,stockpileType=&quot;&amp;[.P52]&amp;&quot;,maxStorage=&quot;&amp;[.Q5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3]));NOT(ISBLANK([.D53]));NOT(ISBLANK([.E53])));  &quot;((itemType=&quot;&amp;[.C53]&amp;&quot;,stockpileType=&quot;&amp;[.D53]&amp;&quot;,maxStorage=&quot;&amp;[.E53]&amp;&quot;)&quot;  &amp;IF(AND(NOT(ISBLANK([.F53]));NOT(ISBLANK([.G53]));NOT(ISBLANK([.H53])));   &quot;,(itemType=&quot;&amp;[.F53]&amp;&quot;,stockpileType=&quot;&amp;[.G53]&amp;&quot;,maxStorage=&quot;&amp;[.H53]&amp;&quot;)&quot;   &amp;IF(AND(NOT(ISBLANK([.I53]));NOT(ISBLANK([.J53]));NOT(ISBLANK([.K53])));    &quot;,(itemType=&quot;&amp;[.I53]&amp;&quot;,stockpileType=&quot;&amp;[.J53]&amp;&quot;,maxStorage=&quot;&amp;[.K53]&amp;&quot;)&quot;    &amp;IF(AND(NOT(ISBLANK([.L53]));NOT(ISBLANK([.M53]));NOT(ISBLANK([.N53])));     &quot;,(itemType=&quot;&amp;[.L53]&amp;&quot;,stockpileType=&quot;&amp;[.M53]&amp;&quot;,maxStorage=&quot;&amp;[.N53]&amp;&quot;)&quot;     &amp;IF(AND(NOT(ISBLANK([.O53]));NOT(ISBLANK([.P53]));NOT(ISBLANK([.Q53])));      &quot;,(itemType=&quot;&amp;[.O53]&amp;&quot;,stockpileType=&quot;&amp;[.P53]&amp;&quot;,maxStorage=&quot;&amp;[.Q5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4]));NOT(ISBLANK([.D54]));NOT(ISBLANK([.E54])));  &quot;((itemType=&quot;&amp;[.C54]&amp;&quot;,stockpileType=&quot;&amp;[.D54]&amp;&quot;,maxStorage=&quot;&amp;[.E54]&amp;&quot;)&quot;  &amp;IF(AND(NOT(ISBLANK([.F54]));NOT(ISBLANK([.G54]));NOT(ISBLANK([.H54])));   &quot;,(itemType=&quot;&amp;[.F54]&amp;&quot;,stockpileType=&quot;&amp;[.G54]&amp;&quot;,maxStorage=&quot;&amp;[.H54]&amp;&quot;)&quot;   &amp;IF(AND(NOT(ISBLANK([.I54]));NOT(ISBLANK([.J54]));NOT(ISBLANK([.K54])));    &quot;,(itemType=&quot;&amp;[.I54]&amp;&quot;,stockpileType=&quot;&amp;[.J54]&amp;&quot;,maxStorage=&quot;&amp;[.K54]&amp;&quot;)&quot;    &amp;IF(AND(NOT(ISBLANK([.L54]));NOT(ISBLANK([.M54]));NOT(ISBLANK([.N54])));     &quot;,(itemType=&quot;&amp;[.L54]&amp;&quot;,stockpileType=&quot;&amp;[.M54]&amp;&quot;,maxStorage=&quot;&amp;[.N54]&amp;&quot;)&quot;     &amp;IF(AND(NOT(ISBLANK([.O54]));NOT(ISBLANK([.P54]));NOT(ISBLANK([.Q54])));      &quot;,(itemType=&quot;&amp;[.O54]&amp;&quot;,stockpileType=&quot;&amp;[.P54]&amp;&quot;,maxStorage=&quot;&amp;[.Q5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5]));NOT(ISBLANK([.D55]));NOT(ISBLANK([.E55])));  &quot;((itemType=&quot;&amp;[.C55]&amp;&quot;,stockpileType=&quot;&amp;[.D55]&amp;&quot;,maxStorage=&quot;&amp;[.E55]&amp;&quot;)&quot;  &amp;IF(AND(NOT(ISBLANK([.F55]));NOT(ISBLANK([.G55]));NOT(ISBLANK([.H55])));   &quot;,(itemType=&quot;&amp;[.F55]&amp;&quot;,stockpileType=&quot;&amp;[.G55]&amp;&quot;,maxStorage=&quot;&amp;[.H55]&amp;&quot;)&quot;   &amp;IF(AND(NOT(ISBLANK([.I55]));NOT(ISBLANK([.J55]));NOT(ISBLANK([.K55])));    &quot;,(itemType=&quot;&amp;[.I55]&amp;&quot;,stockpileType=&quot;&amp;[.J55]&amp;&quot;,maxStorage=&quot;&amp;[.K55]&amp;&quot;)&quot;    &amp;IF(AND(NOT(ISBLANK([.L55]));NOT(ISBLANK([.M55]));NOT(ISBLANK([.N55])));     &quot;,(itemType=&quot;&amp;[.L55]&amp;&quot;,stockpileType=&quot;&amp;[.M55]&amp;&quot;,maxStorage=&quot;&amp;[.N55]&amp;&quot;)&quot;     &amp;IF(AND(NOT(ISBLANK([.O55]));NOT(ISBLANK([.P55]));NOT(ISBLANK([.Q55])));      &quot;,(itemType=&quot;&amp;[.O55]&amp;&quot;,stockpileType=&quot;&amp;[.P55]&amp;&quot;,maxStorage=&quot;&amp;[.Q5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6]));NOT(ISBLANK([.D56]));NOT(ISBLANK([.E56])));  &quot;((itemType=&quot;&amp;[.C56]&amp;&quot;,stockpileType=&quot;&amp;[.D56]&amp;&quot;,maxStorage=&quot;&amp;[.E56]&amp;&quot;)&quot;  &amp;IF(AND(NOT(ISBLANK([.F56]));NOT(ISBLANK([.G56]));NOT(ISBLANK([.H56])));   &quot;,(itemType=&quot;&amp;[.F56]&amp;&quot;,stockpileType=&quot;&amp;[.G56]&amp;&quot;,maxStorage=&quot;&amp;[.H56]&amp;&quot;)&quot;   &amp;IF(AND(NOT(ISBLANK([.I56]));NOT(ISBLANK([.J56]));NOT(ISBLANK([.K56])));    &quot;,(itemType=&quot;&amp;[.I56]&amp;&quot;,stockpileType=&quot;&amp;[.J56]&amp;&quot;,maxStorage=&quot;&amp;[.K56]&amp;&quot;)&quot;    &amp;IF(AND(NOT(ISBLANK([.L56]));NOT(ISBLANK([.M56]));NOT(ISBLANK([.N56])));     &quot;,(itemType=&quot;&amp;[.L56]&amp;&quot;,stockpileType=&quot;&amp;[.M56]&amp;&quot;,maxStorage=&quot;&amp;[.N56]&amp;&quot;)&quot;     &amp;IF(AND(NOT(ISBLANK([.O56]));NOT(ISBLANK([.P56]));NOT(ISBLANK([.Q56])));      &quot;,(itemType=&quot;&amp;[.O56]&amp;&quot;,stockpileType=&quot;&amp;[.P56]&amp;&quot;,maxStorage=&quot;&amp;[.Q5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7]));NOT(ISBLANK([.D57]));NOT(ISBLANK([.E57])));  &quot;((itemType=&quot;&amp;[.C57]&amp;&quot;,stockpileType=&quot;&amp;[.D57]&amp;&quot;,maxStorage=&quot;&amp;[.E57]&amp;&quot;)&quot;  &amp;IF(AND(NOT(ISBLANK([.F57]));NOT(ISBLANK([.G57]));NOT(ISBLANK([.H57])));   &quot;,(itemType=&quot;&amp;[.F57]&amp;&quot;,stockpileType=&quot;&amp;[.G57]&amp;&quot;,maxStorage=&quot;&amp;[.H57]&amp;&quot;)&quot;   &amp;IF(AND(NOT(ISBLANK([.I57]));NOT(ISBLANK([.J57]));NOT(ISBLANK([.K57])));    &quot;,(itemType=&quot;&amp;[.I57]&amp;&quot;,stockpileType=&quot;&amp;[.J57]&amp;&quot;,maxStorage=&quot;&amp;[.K57]&amp;&quot;)&quot;    &amp;IF(AND(NOT(ISBLANK([.L57]));NOT(ISBLANK([.M57]));NOT(ISBLANK([.N57])));     &quot;,(itemType=&quot;&amp;[.L57]&amp;&quot;,stockpileType=&quot;&amp;[.M57]&amp;&quot;,maxStorage=&quot;&amp;[.N57]&amp;&quot;)&quot;     &amp;IF(AND(NOT(ISBLANK([.O57]));NOT(ISBLANK([.P57]));NOT(ISBLANK([.Q57])));      &quot;,(itemType=&quot;&amp;[.O57]&amp;&quot;,stockpileType=&quot;&amp;[.P57]&amp;&quot;,maxStorage=&quot;&amp;[.Q5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8]));NOT(ISBLANK([.D58]));NOT(ISBLANK([.E58])));  &quot;((itemType=&quot;&amp;[.C58]&amp;&quot;,stockpileType=&quot;&amp;[.D58]&amp;&quot;,maxStorage=&quot;&amp;[.E58]&amp;&quot;)&quot;  &amp;IF(AND(NOT(ISBLANK([.F58]));NOT(ISBLANK([.G58]));NOT(ISBLANK([.H58])));   &quot;,(itemType=&quot;&amp;[.F58]&amp;&quot;,stockpileType=&quot;&amp;[.G58]&amp;&quot;,maxStorage=&quot;&amp;[.H58]&amp;&quot;)&quot;   &amp;IF(AND(NOT(ISBLANK([.I58]));NOT(ISBLANK([.J58]));NOT(ISBLANK([.K58])));    &quot;,(itemType=&quot;&amp;[.I58]&amp;&quot;,stockpileType=&quot;&amp;[.J58]&amp;&quot;,maxStorage=&quot;&amp;[.K58]&amp;&quot;)&quot;    &amp;IF(AND(NOT(ISBLANK([.L58]));NOT(ISBLANK([.M58]));NOT(ISBLANK([.N58])));     &quot;,(itemType=&quot;&amp;[.L58]&amp;&quot;,stockpileType=&quot;&amp;[.M58]&amp;&quot;,maxStorage=&quot;&amp;[.N58]&amp;&quot;)&quot;     &amp;IF(AND(NOT(ISBLANK([.O58]));NOT(ISBLANK([.P58]));NOT(ISBLANK([.Q58])));      &quot;,(itemType=&quot;&amp;[.O58]&amp;&quot;,stockpileType=&quot;&amp;[.P58]&amp;&quot;,maxStorage=&quot;&amp;[.Q5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59]));NOT(ISBLANK([.D59]));NOT(ISBLANK([.E59])));  &quot;((itemType=&quot;&amp;[.C59]&amp;&quot;,stockpileType=&quot;&amp;[.D59]&amp;&quot;,maxStorage=&quot;&amp;[.E59]&amp;&quot;)&quot;  &amp;IF(AND(NOT(ISBLANK([.F59]));NOT(ISBLANK([.G59]));NOT(ISBLANK([.H59])));   &quot;,(itemType=&quot;&amp;[.F59]&amp;&quot;,stockpileType=&quot;&amp;[.G59]&amp;&quot;,maxStorage=&quot;&amp;[.H59]&amp;&quot;)&quot;   &amp;IF(AND(NOT(ISBLANK([.I59]));NOT(ISBLANK([.J59]));NOT(ISBLANK([.K59])));    &quot;,(itemType=&quot;&amp;[.I59]&amp;&quot;,stockpileType=&quot;&amp;[.J59]&amp;&quot;,maxStorage=&quot;&amp;[.K59]&amp;&quot;)&quot;    &amp;IF(AND(NOT(ISBLANK([.L59]));NOT(ISBLANK([.M59]));NOT(ISBLANK([.N59])));     &quot;,(itemType=&quot;&amp;[.L59]&amp;&quot;,stockpileType=&quot;&amp;[.M59]&amp;&quot;,maxStorage=&quot;&amp;[.N59]&amp;&quot;)&quot;     &amp;IF(AND(NOT(ISBLANK([.O59]));NOT(ISBLANK([.P59]));NOT(ISBLANK([.Q59])));      &quot;,(itemType=&quot;&amp;[.O59]&amp;&quot;,stockpileType=&quot;&amp;[.P59]&amp;&quot;,maxStorage=&quot;&amp;[.Q5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0]));NOT(ISBLANK([.D60]));NOT(ISBLANK([.E60])));  &quot;((itemType=&quot;&amp;[.C60]&amp;&quot;,stockpileType=&quot;&amp;[.D60]&amp;&quot;,maxStorage=&quot;&amp;[.E60]&amp;&quot;)&quot;  &amp;IF(AND(NOT(ISBLANK([.F60]));NOT(ISBLANK([.G60]));NOT(ISBLANK([.H60])));   &quot;,(itemType=&quot;&amp;[.F60]&amp;&quot;,stockpileType=&quot;&amp;[.G60]&amp;&quot;,maxStorage=&quot;&amp;[.H60]&amp;&quot;)&quot;   &amp;IF(AND(NOT(ISBLANK([.I60]));NOT(ISBLANK([.J60]));NOT(ISBLANK([.K60])));    &quot;,(itemType=&quot;&amp;[.I60]&amp;&quot;,stockpileType=&quot;&amp;[.J60]&amp;&quot;,maxStorage=&quot;&amp;[.K60]&amp;&quot;)&quot;    &amp;IF(AND(NOT(ISBLANK([.L60]));NOT(ISBLANK([.M60]));NOT(ISBLANK([.N60])));     &quot;,(itemType=&quot;&amp;[.L60]&amp;&quot;,stockpileType=&quot;&amp;[.M60]&amp;&quot;,maxStorage=&quot;&amp;[.N60]&amp;&quot;)&quot;     &amp;IF(AND(NOT(ISBLANK([.O60]));NOT(ISBLANK([.P60]));NOT(ISBLANK([.Q60])));      &quot;,(itemType=&quot;&amp;[.O60]&amp;&quot;,stockpileType=&quot;&amp;[.P60]&amp;&quot;,maxStorage=&quot;&amp;[.Q6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1]));NOT(ISBLANK([.D61]));NOT(ISBLANK([.E61])));  &quot;((itemType=&quot;&amp;[.C61]&amp;&quot;,stockpileType=&quot;&amp;[.D61]&amp;&quot;,maxStorage=&quot;&amp;[.E61]&amp;&quot;)&quot;  &amp;IF(AND(NOT(ISBLANK([.F61]));NOT(ISBLANK([.G61]));NOT(ISBLANK([.H61])));   &quot;,(itemType=&quot;&amp;[.F61]&amp;&quot;,stockpileType=&quot;&amp;[.G61]&amp;&quot;,maxStorage=&quot;&amp;[.H61]&amp;&quot;)&quot;   &amp;IF(AND(NOT(ISBLANK([.I61]));NOT(ISBLANK([.J61]));NOT(ISBLANK([.K61])));    &quot;,(itemType=&quot;&amp;[.I61]&amp;&quot;,stockpileType=&quot;&amp;[.J61]&amp;&quot;,maxStorage=&quot;&amp;[.K61]&amp;&quot;)&quot;    &amp;IF(AND(NOT(ISBLANK([.L61]));NOT(ISBLANK([.M61]));NOT(ISBLANK([.N61])));     &quot;,(itemType=&quot;&amp;[.L61]&amp;&quot;,stockpileType=&quot;&amp;[.M61]&amp;&quot;,maxStorage=&quot;&amp;[.N61]&amp;&quot;)&quot;     &amp;IF(AND(NOT(ISBLANK([.O61]));NOT(ISBLANK([.P61]));NOT(ISBLANK([.Q61])));      &quot;,(itemType=&quot;&amp;[.O61]&amp;&quot;,stockpileType=&quot;&amp;[.P61]&amp;&quot;,maxStorage=&quot;&amp;[.Q6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2]));NOT(ISBLANK([.D62]));NOT(ISBLANK([.E62])));  &quot;((itemType=&quot;&amp;[.C62]&amp;&quot;,stockpileType=&quot;&amp;[.D62]&amp;&quot;,maxStorage=&quot;&amp;[.E62]&amp;&quot;)&quot;  &amp;IF(AND(NOT(ISBLANK([.F62]));NOT(ISBLANK([.G62]));NOT(ISBLANK([.H62])));   &quot;,(itemType=&quot;&amp;[.F62]&amp;&quot;,stockpileType=&quot;&amp;[.G62]&amp;&quot;,maxStorage=&quot;&amp;[.H62]&amp;&quot;)&quot;   &amp;IF(AND(NOT(ISBLANK([.I62]));NOT(ISBLANK([.J62]));NOT(ISBLANK([.K62])));    &quot;,(itemType=&quot;&amp;[.I62]&amp;&quot;,stockpileType=&quot;&amp;[.J62]&amp;&quot;,maxStorage=&quot;&amp;[.K62]&amp;&quot;)&quot;    &amp;IF(AND(NOT(ISBLANK([.L62]));NOT(ISBLANK([.M62]));NOT(ISBLANK([.N62])));     &quot;,(itemType=&quot;&amp;[.L62]&amp;&quot;,stockpileType=&quot;&amp;[.M62]&amp;&quot;,maxStorage=&quot;&amp;[.N62]&amp;&quot;)&quot;     &amp;IF(AND(NOT(ISBLANK([.O62]));NOT(ISBLANK([.P62]));NOT(ISBLANK([.Q62])));      &quot;,(itemType=&quot;&amp;[.O62]&amp;&quot;,stockpileType=&quot;&amp;[.P62]&amp;&quot;,maxStorage=&quot;&amp;[.Q6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3]));NOT(ISBLANK([.D63]));NOT(ISBLANK([.E63])));  &quot;((itemType=&quot;&amp;[.C63]&amp;&quot;,stockpileType=&quot;&amp;[.D63]&amp;&quot;,maxStorage=&quot;&amp;[.E63]&amp;&quot;)&quot;  &amp;IF(AND(NOT(ISBLANK([.F63]));NOT(ISBLANK([.G63]));NOT(ISBLANK([.H63])));   &quot;,(itemType=&quot;&amp;[.F63]&amp;&quot;,stockpileType=&quot;&amp;[.G63]&amp;&quot;,maxStorage=&quot;&amp;[.H63]&amp;&quot;)&quot;   &amp;IF(AND(NOT(ISBLANK([.I63]));NOT(ISBLANK([.J63]));NOT(ISBLANK([.K63])));    &quot;,(itemType=&quot;&amp;[.I63]&amp;&quot;,stockpileType=&quot;&amp;[.J63]&amp;&quot;,maxStorage=&quot;&amp;[.K63]&amp;&quot;)&quot;    &amp;IF(AND(NOT(ISBLANK([.L63]));NOT(ISBLANK([.M63]));NOT(ISBLANK([.N63])));     &quot;,(itemType=&quot;&amp;[.L63]&amp;&quot;,stockpileType=&quot;&amp;[.M63]&amp;&quot;,maxStorage=&quot;&amp;[.N63]&amp;&quot;)&quot;     &amp;IF(AND(NOT(ISBLANK([.O63]));NOT(ISBLANK([.P63]));NOT(ISBLANK([.Q63])));      &quot;,(itemType=&quot;&amp;[.O63]&amp;&quot;,stockpileType=&quot;&amp;[.P63]&amp;&quot;,maxStorage=&quot;&amp;[.Q6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4]));NOT(ISBLANK([.D64]));NOT(ISBLANK([.E64])));  &quot;((itemType=&quot;&amp;[.C64]&amp;&quot;,stockpileType=&quot;&amp;[.D64]&amp;&quot;,maxStorage=&quot;&amp;[.E64]&amp;&quot;)&quot;  &amp;IF(AND(NOT(ISBLANK([.F64]));NOT(ISBLANK([.G64]));NOT(ISBLANK([.H64])));   &quot;,(itemType=&quot;&amp;[.F64]&amp;&quot;,stockpileType=&quot;&amp;[.G64]&amp;&quot;,maxStorage=&quot;&amp;[.H64]&amp;&quot;)&quot;   &amp;IF(AND(NOT(ISBLANK([.I64]));NOT(ISBLANK([.J64]));NOT(ISBLANK([.K64])));    &quot;,(itemType=&quot;&amp;[.I64]&amp;&quot;,stockpileType=&quot;&amp;[.J64]&amp;&quot;,maxStorage=&quot;&amp;[.K64]&amp;&quot;)&quot;    &amp;IF(AND(NOT(ISBLANK([.L64]));NOT(ISBLANK([.M64]));NOT(ISBLANK([.N64])));     &quot;,(itemType=&quot;&amp;[.L64]&amp;&quot;,stockpileType=&quot;&amp;[.M64]&amp;&quot;,maxStorage=&quot;&amp;[.N64]&amp;&quot;)&quot;     &amp;IF(AND(NOT(ISBLANK([.O64]));NOT(ISBLANK([.P64]));NOT(ISBLANK([.Q64])));      &quot;,(itemType=&quot;&amp;[.O64]&amp;&quot;,stockpileType=&quot;&amp;[.P64]&amp;&quot;,maxStorage=&quot;&amp;[.Q6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5]));NOT(ISBLANK([.D65]));NOT(ISBLANK([.E65])));  &quot;((itemType=&quot;&amp;[.C65]&amp;&quot;,stockpileType=&quot;&amp;[.D65]&amp;&quot;,maxStorage=&quot;&amp;[.E65]&amp;&quot;)&quot;  &amp;IF(AND(NOT(ISBLANK([.F65]));NOT(ISBLANK([.G65]));NOT(ISBLANK([.H65])));   &quot;,(itemType=&quot;&amp;[.F65]&amp;&quot;,stockpileType=&quot;&amp;[.G65]&amp;&quot;,maxStorage=&quot;&amp;[.H65]&amp;&quot;)&quot;   &amp;IF(AND(NOT(ISBLANK([.I65]));NOT(ISBLANK([.J65]));NOT(ISBLANK([.K65])));    &quot;,(itemType=&quot;&amp;[.I65]&amp;&quot;,stockpileType=&quot;&amp;[.J65]&amp;&quot;,maxStorage=&quot;&amp;[.K65]&amp;&quot;)&quot;    &amp;IF(AND(NOT(ISBLANK([.L65]));NOT(ISBLANK([.M65]));NOT(ISBLANK([.N65])));     &quot;,(itemType=&quot;&amp;[.L65]&amp;&quot;,stockpileType=&quot;&amp;[.M65]&amp;&quot;,maxStorage=&quot;&amp;[.N65]&amp;&quot;)&quot;     &amp;IF(AND(NOT(ISBLANK([.O65]));NOT(ISBLANK([.P65]));NOT(ISBLANK([.Q65])));      &quot;,(itemType=&quot;&amp;[.O65]&amp;&quot;,stockpileType=&quot;&amp;[.P65]&amp;&quot;,maxStorage=&quot;&amp;[.Q6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6]));NOT(ISBLANK([.D66]));NOT(ISBLANK([.E66])));  &quot;((itemType=&quot;&amp;[.C66]&amp;&quot;,stockpileType=&quot;&amp;[.D66]&amp;&quot;,maxStorage=&quot;&amp;[.E66]&amp;&quot;)&quot;  &amp;IF(AND(NOT(ISBLANK([.F66]));NOT(ISBLANK([.G66]));NOT(ISBLANK([.H66])));   &quot;,(itemType=&quot;&amp;[.F66]&amp;&quot;,stockpileType=&quot;&amp;[.G66]&amp;&quot;,maxStorage=&quot;&amp;[.H66]&amp;&quot;)&quot;   &amp;IF(AND(NOT(ISBLANK([.I66]));NOT(ISBLANK([.J66]));NOT(ISBLANK([.K66])));    &quot;,(itemType=&quot;&amp;[.I66]&amp;&quot;,stockpileType=&quot;&amp;[.J66]&amp;&quot;,maxStorage=&quot;&amp;[.K66]&amp;&quot;)&quot;    &amp;IF(AND(NOT(ISBLANK([.L66]));NOT(ISBLANK([.M66]));NOT(ISBLANK([.N66])));     &quot;,(itemType=&quot;&amp;[.L66]&amp;&quot;,stockpileType=&quot;&amp;[.M66]&amp;&quot;,maxStorage=&quot;&amp;[.N66]&amp;&quot;)&quot;     &amp;IF(AND(NOT(ISBLANK([.O66]));NOT(ISBLANK([.P66]));NOT(ISBLANK([.Q66])));      &quot;,(itemType=&quot;&amp;[.O66]&amp;&quot;,stockpileType=&quot;&amp;[.P66]&amp;&quot;,maxStorage=&quot;&amp;[.Q6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7]));NOT(ISBLANK([.D67]));NOT(ISBLANK([.E67])));  &quot;((itemType=&quot;&amp;[.C67]&amp;&quot;,stockpileType=&quot;&amp;[.D67]&amp;&quot;,maxStorage=&quot;&amp;[.E67]&amp;&quot;)&quot;  &amp;IF(AND(NOT(ISBLANK([.F67]));NOT(ISBLANK([.G67]));NOT(ISBLANK([.H67])));   &quot;,(itemType=&quot;&amp;[.F67]&amp;&quot;,stockpileType=&quot;&amp;[.G67]&amp;&quot;,maxStorage=&quot;&amp;[.H67]&amp;&quot;)&quot;   &amp;IF(AND(NOT(ISBLANK([.I67]));NOT(ISBLANK([.J67]));NOT(ISBLANK([.K67])));    &quot;,(itemType=&quot;&amp;[.I67]&amp;&quot;,stockpileType=&quot;&amp;[.J67]&amp;&quot;,maxStorage=&quot;&amp;[.K67]&amp;&quot;)&quot;    &amp;IF(AND(NOT(ISBLANK([.L67]));NOT(ISBLANK([.M67]));NOT(ISBLANK([.N67])));     &quot;,(itemType=&quot;&amp;[.L67]&amp;&quot;,stockpileType=&quot;&amp;[.M67]&amp;&quot;,maxStorage=&quot;&amp;[.N67]&amp;&quot;)&quot;     &amp;IF(AND(NOT(ISBLANK([.O67]));NOT(ISBLANK([.P67]));NOT(ISBLANK([.Q67])));      &quot;,(itemType=&quot;&amp;[.O67]&amp;&quot;,stockpileType=&quot;&amp;[.P67]&amp;&quot;,maxStorage=&quot;&amp;[.Q6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8]));NOT(ISBLANK([.D68]));NOT(ISBLANK([.E68])));  &quot;((itemType=&quot;&amp;[.C68]&amp;&quot;,stockpileType=&quot;&amp;[.D68]&amp;&quot;,maxStorage=&quot;&amp;[.E68]&amp;&quot;)&quot;  &amp;IF(AND(NOT(ISBLANK([.F68]));NOT(ISBLANK([.G68]));NOT(ISBLANK([.H68])));   &quot;,(itemType=&quot;&amp;[.F68]&amp;&quot;,stockpileType=&quot;&amp;[.G68]&amp;&quot;,maxStorage=&quot;&amp;[.H68]&amp;&quot;)&quot;   &amp;IF(AND(NOT(ISBLANK([.I68]));NOT(ISBLANK([.J68]));NOT(ISBLANK([.K68])));    &quot;,(itemType=&quot;&amp;[.I68]&amp;&quot;,stockpileType=&quot;&amp;[.J68]&amp;&quot;,maxStorage=&quot;&amp;[.K68]&amp;&quot;)&quot;    &amp;IF(AND(NOT(ISBLANK([.L68]));NOT(ISBLANK([.M68]));NOT(ISBLANK([.N68])));     &quot;,(itemType=&quot;&amp;[.L68]&amp;&quot;,stockpileType=&quot;&amp;[.M68]&amp;&quot;,maxStorage=&quot;&amp;[.N68]&amp;&quot;)&quot;     &amp;IF(AND(NOT(ISBLANK([.O68]));NOT(ISBLANK([.P68]));NOT(ISBLANK([.Q68])));      &quot;,(itemType=&quot;&amp;[.O68]&amp;&quot;,stockpileType=&quot;&amp;[.P68]&amp;&quot;,maxStorage=&quot;&amp;[.Q6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69]));NOT(ISBLANK([.D69]));NOT(ISBLANK([.E69])));  &quot;((itemType=&quot;&amp;[.C69]&amp;&quot;,stockpileType=&quot;&amp;[.D69]&amp;&quot;,maxStorage=&quot;&amp;[.E69]&amp;&quot;)&quot;  &amp;IF(AND(NOT(ISBLANK([.F69]));NOT(ISBLANK([.G69]));NOT(ISBLANK([.H69])));   &quot;,(itemType=&quot;&amp;[.F69]&amp;&quot;,stockpileType=&quot;&amp;[.G69]&amp;&quot;,maxStorage=&quot;&amp;[.H69]&amp;&quot;)&quot;   &amp;IF(AND(NOT(ISBLANK([.I69]));NOT(ISBLANK([.J69]));NOT(ISBLANK([.K69])));    &quot;,(itemType=&quot;&amp;[.I69]&amp;&quot;,stockpileType=&quot;&amp;[.J69]&amp;&quot;,maxStorage=&quot;&amp;[.K69]&amp;&quot;)&quot;    &amp;IF(AND(NOT(ISBLANK([.L69]));NOT(ISBLANK([.M69]));NOT(ISBLANK([.N69])));     &quot;,(itemType=&quot;&amp;[.L69]&amp;&quot;,stockpileType=&quot;&amp;[.M69]&amp;&quot;,maxStorage=&quot;&amp;[.N69]&amp;&quot;)&quot;     &amp;IF(AND(NOT(ISBLANK([.O69]));NOT(ISBLANK([.P69]));NOT(ISBLANK([.Q69])));      &quot;,(itemType=&quot;&amp;[.O69]&amp;&quot;,stockpileType=&quot;&amp;[.P69]&amp;&quot;,maxStorage=&quot;&amp;[.Q6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0]));NOT(ISBLANK([.D70]));NOT(ISBLANK([.E70])));  &quot;((itemType=&quot;&amp;[.C70]&amp;&quot;,stockpileType=&quot;&amp;[.D70]&amp;&quot;,maxStorage=&quot;&amp;[.E70]&amp;&quot;)&quot;  &amp;IF(AND(NOT(ISBLANK([.F70]));NOT(ISBLANK([.G70]));NOT(ISBLANK([.H70])));   &quot;,(itemType=&quot;&amp;[.F70]&amp;&quot;,stockpileType=&quot;&amp;[.G70]&amp;&quot;,maxStorage=&quot;&amp;[.H70]&amp;&quot;)&quot;   &amp;IF(AND(NOT(ISBLANK([.I70]));NOT(ISBLANK([.J70]));NOT(ISBLANK([.K70])));    &quot;,(itemType=&quot;&amp;[.I70]&amp;&quot;,stockpileType=&quot;&amp;[.J70]&amp;&quot;,maxStorage=&quot;&amp;[.K70]&amp;&quot;)&quot;    &amp;IF(AND(NOT(ISBLANK([.L70]));NOT(ISBLANK([.M70]));NOT(ISBLANK([.N70])));     &quot;,(itemType=&quot;&amp;[.L70]&amp;&quot;,stockpileType=&quot;&amp;[.M70]&amp;&quot;,maxStorage=&quot;&amp;[.N70]&amp;&quot;)&quot;     &amp;IF(AND(NOT(ISBLANK([.O70]));NOT(ISBLANK([.P70]));NOT(ISBLANK([.Q70])));      &quot;,(itemType=&quot;&amp;[.O70]&amp;&quot;,stockpileType=&quot;&amp;[.P70]&amp;&quot;,maxStorage=&quot;&amp;[.Q7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1]));NOT(ISBLANK([.D71]));NOT(ISBLANK([.E71])));  &quot;((itemType=&quot;&amp;[.C71]&amp;&quot;,stockpileType=&quot;&amp;[.D71]&amp;&quot;,maxStorage=&quot;&amp;[.E71]&amp;&quot;)&quot;  &amp;IF(AND(NOT(ISBLANK([.F71]));NOT(ISBLANK([.G71]));NOT(ISBLANK([.H71])));   &quot;,(itemType=&quot;&amp;[.F71]&amp;&quot;,stockpileType=&quot;&amp;[.G71]&amp;&quot;,maxStorage=&quot;&amp;[.H71]&amp;&quot;)&quot;   &amp;IF(AND(NOT(ISBLANK([.I71]));NOT(ISBLANK([.J71]));NOT(ISBLANK([.K71])));    &quot;,(itemType=&quot;&amp;[.I71]&amp;&quot;,stockpileType=&quot;&amp;[.J71]&amp;&quot;,maxStorage=&quot;&amp;[.K71]&amp;&quot;)&quot;    &amp;IF(AND(NOT(ISBLANK([.L71]));NOT(ISBLANK([.M71]));NOT(ISBLANK([.N71])));     &quot;,(itemType=&quot;&amp;[.L71]&amp;&quot;,stockpileType=&quot;&amp;[.M71]&amp;&quot;,maxStorage=&quot;&amp;[.N71]&amp;&quot;)&quot;     &amp;IF(AND(NOT(ISBLANK([.O71]));NOT(ISBLANK([.P71]));NOT(ISBLANK([.Q71])));      &quot;,(itemType=&quot;&amp;[.O71]&amp;&quot;,stockpileType=&quot;&amp;[.P71]&amp;&quot;,maxStorage=&quot;&amp;[.Q7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2]));NOT(ISBLANK([.D72]));NOT(ISBLANK([.E72])));  &quot;((itemType=&quot;&amp;[.C72]&amp;&quot;,stockpileType=&quot;&amp;[.D72]&amp;&quot;,maxStorage=&quot;&amp;[.E72]&amp;&quot;)&quot;  &amp;IF(AND(NOT(ISBLANK([.F72]));NOT(ISBLANK([.G72]));NOT(ISBLANK([.H72])));   &quot;,(itemType=&quot;&amp;[.F72]&amp;&quot;,stockpileType=&quot;&amp;[.G72]&amp;&quot;,maxStorage=&quot;&amp;[.H72]&amp;&quot;)&quot;   &amp;IF(AND(NOT(ISBLANK([.I72]));NOT(ISBLANK([.J72]));NOT(ISBLANK([.K72])));    &quot;,(itemType=&quot;&amp;[.I72]&amp;&quot;,stockpileType=&quot;&amp;[.J72]&amp;&quot;,maxStorage=&quot;&amp;[.K72]&amp;&quot;)&quot;    &amp;IF(AND(NOT(ISBLANK([.L72]));NOT(ISBLANK([.M72]));NOT(ISBLANK([.N72])));     &quot;,(itemType=&quot;&amp;[.L72]&amp;&quot;,stockpileType=&quot;&amp;[.M72]&amp;&quot;,maxStorage=&quot;&amp;[.N72]&amp;&quot;)&quot;     &amp;IF(AND(NOT(ISBLANK([.O72]));NOT(ISBLANK([.P72]));NOT(ISBLANK([.Q72])));      &quot;,(itemType=&quot;&amp;[.O72]&amp;&quot;,stockpileType=&quot;&amp;[.P72]&amp;&quot;,maxStorage=&quot;&amp;[.Q7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3]));NOT(ISBLANK([.D73]));NOT(ISBLANK([.E73])));  &quot;((itemType=&quot;&amp;[.C73]&amp;&quot;,stockpileType=&quot;&amp;[.D73]&amp;&quot;,maxStorage=&quot;&amp;[.E73]&amp;&quot;)&quot;  &amp;IF(AND(NOT(ISBLANK([.F73]));NOT(ISBLANK([.G73]));NOT(ISBLANK([.H73])));   &quot;,(itemType=&quot;&amp;[.F73]&amp;&quot;,stockpileType=&quot;&amp;[.G73]&amp;&quot;,maxStorage=&quot;&amp;[.H73]&amp;&quot;)&quot;   &amp;IF(AND(NOT(ISBLANK([.I73]));NOT(ISBLANK([.J73]));NOT(ISBLANK([.K73])));    &quot;,(itemType=&quot;&amp;[.I73]&amp;&quot;,stockpileType=&quot;&amp;[.J73]&amp;&quot;,maxStorage=&quot;&amp;[.K73]&amp;&quot;)&quot;    &amp;IF(AND(NOT(ISBLANK([.L73]));NOT(ISBLANK([.M73]));NOT(ISBLANK([.N73])));     &quot;,(itemType=&quot;&amp;[.L73]&amp;&quot;,stockpileType=&quot;&amp;[.M73]&amp;&quot;,maxStorage=&quot;&amp;[.N73]&amp;&quot;)&quot;     &amp;IF(AND(NOT(ISBLANK([.O73]));NOT(ISBLANK([.P73]));NOT(ISBLANK([.Q73])));      &quot;,(itemType=&quot;&amp;[.O73]&amp;&quot;,stockpileType=&quot;&amp;[.P73]&amp;&quot;,maxStorage=&quot;&amp;[.Q7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4]));NOT(ISBLANK([.D74]));NOT(ISBLANK([.E74])));  &quot;((itemType=&quot;&amp;[.C74]&amp;&quot;,stockpileType=&quot;&amp;[.D74]&amp;&quot;,maxStorage=&quot;&amp;[.E74]&amp;&quot;)&quot;  &amp;IF(AND(NOT(ISBLANK([.F74]));NOT(ISBLANK([.G74]));NOT(ISBLANK([.H74])));   &quot;,(itemType=&quot;&amp;[.F74]&amp;&quot;,stockpileType=&quot;&amp;[.G74]&amp;&quot;,maxStorage=&quot;&amp;[.H74]&amp;&quot;)&quot;   &amp;IF(AND(NOT(ISBLANK([.I74]));NOT(ISBLANK([.J74]));NOT(ISBLANK([.K74])));    &quot;,(itemType=&quot;&amp;[.I74]&amp;&quot;,stockpileType=&quot;&amp;[.J74]&amp;&quot;,maxStorage=&quot;&amp;[.K74]&amp;&quot;)&quot;    &amp;IF(AND(NOT(ISBLANK([.L74]));NOT(ISBLANK([.M74]));NOT(ISBLANK([.N74])));     &quot;,(itemType=&quot;&amp;[.L74]&amp;&quot;,stockpileType=&quot;&amp;[.M74]&amp;&quot;,maxStorage=&quot;&amp;[.N74]&amp;&quot;)&quot;     &amp;IF(AND(NOT(ISBLANK([.O74]));NOT(ISBLANK([.P74]));NOT(ISBLANK([.Q74])));      &quot;,(itemType=&quot;&amp;[.O74]&amp;&quot;,stockpileType=&quot;&amp;[.P74]&amp;&quot;,maxStorage=&quot;&amp;[.Q7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5]));NOT(ISBLANK([.D75]));NOT(ISBLANK([.E75])));  &quot;((itemType=&quot;&amp;[.C75]&amp;&quot;,stockpileType=&quot;&amp;[.D75]&amp;&quot;,maxStorage=&quot;&amp;[.E75]&amp;&quot;)&quot;  &amp;IF(AND(NOT(ISBLANK([.F75]));NOT(ISBLANK([.G75]));NOT(ISBLANK([.H75])));   &quot;,(itemType=&quot;&amp;[.F75]&amp;&quot;,stockpileType=&quot;&amp;[.G75]&amp;&quot;,maxStorage=&quot;&amp;[.H75]&amp;&quot;)&quot;   &amp;IF(AND(NOT(ISBLANK([.I75]));NOT(ISBLANK([.J75]));NOT(ISBLANK([.K75])));    &quot;,(itemType=&quot;&amp;[.I75]&amp;&quot;,stockpileType=&quot;&amp;[.J75]&amp;&quot;,maxStorage=&quot;&amp;[.K75]&amp;&quot;)&quot;    &amp;IF(AND(NOT(ISBLANK([.L75]));NOT(ISBLANK([.M75]));NOT(ISBLANK([.N75])));     &quot;,(itemType=&quot;&amp;[.L75]&amp;&quot;,stockpileType=&quot;&amp;[.M75]&amp;&quot;,maxStorage=&quot;&amp;[.N75]&amp;&quot;)&quot;     &amp;IF(AND(NOT(ISBLANK([.O75]));NOT(ISBLANK([.P75]));NOT(ISBLANK([.Q75])));      &quot;,(itemType=&quot;&amp;[.O75]&amp;&quot;,stockpileType=&quot;&amp;[.P75]&amp;&quot;,maxStorage=&quot;&amp;[.Q7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6]));NOT(ISBLANK([.D76]));NOT(ISBLANK([.E76])));  &quot;((itemType=&quot;&amp;[.C76]&amp;&quot;,stockpileType=&quot;&amp;[.D76]&amp;&quot;,maxStorage=&quot;&amp;[.E76]&amp;&quot;)&quot;  &amp;IF(AND(NOT(ISBLANK([.F76]));NOT(ISBLANK([.G76]));NOT(ISBLANK([.H76])));   &quot;,(itemType=&quot;&amp;[.F76]&amp;&quot;,stockpileType=&quot;&amp;[.G76]&amp;&quot;,maxStorage=&quot;&amp;[.H76]&amp;&quot;)&quot;   &amp;IF(AND(NOT(ISBLANK([.I76]));NOT(ISBLANK([.J76]));NOT(ISBLANK([.K76])));    &quot;,(itemType=&quot;&amp;[.I76]&amp;&quot;,stockpileType=&quot;&amp;[.J76]&amp;&quot;,maxStorage=&quot;&amp;[.K76]&amp;&quot;)&quot;    &amp;IF(AND(NOT(ISBLANK([.L76]));NOT(ISBLANK([.M76]));NOT(ISBLANK([.N76])));     &quot;,(itemType=&quot;&amp;[.L76]&amp;&quot;,stockpileType=&quot;&amp;[.M76]&amp;&quot;,maxStorage=&quot;&amp;[.N76]&amp;&quot;)&quot;     &amp;IF(AND(NOT(ISBLANK([.O76]));NOT(ISBLANK([.P76]));NOT(ISBLANK([.Q76])));      &quot;,(itemType=&quot;&amp;[.O76]&amp;&quot;,stockpileType=&quot;&amp;[.P76]&amp;&quot;,maxStorage=&quot;&amp;[.Q7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7]));NOT(ISBLANK([.D77]));NOT(ISBLANK([.E77])));  &quot;((itemType=&quot;&amp;[.C77]&amp;&quot;,stockpileType=&quot;&amp;[.D77]&amp;&quot;,maxStorage=&quot;&amp;[.E77]&amp;&quot;)&quot;  &amp;IF(AND(NOT(ISBLANK([.F77]));NOT(ISBLANK([.G77]));NOT(ISBLANK([.H77])));   &quot;,(itemType=&quot;&amp;[.F77]&amp;&quot;,stockpileType=&quot;&amp;[.G77]&amp;&quot;,maxStorage=&quot;&amp;[.H77]&amp;&quot;)&quot;   &amp;IF(AND(NOT(ISBLANK([.I77]));NOT(ISBLANK([.J77]));NOT(ISBLANK([.K77])));    &quot;,(itemType=&quot;&amp;[.I77]&amp;&quot;,stockpileType=&quot;&amp;[.J77]&amp;&quot;,maxStorage=&quot;&amp;[.K77]&amp;&quot;)&quot;    &amp;IF(AND(NOT(ISBLANK([.L77]));NOT(ISBLANK([.M77]));NOT(ISBLANK([.N77])));     &quot;,(itemType=&quot;&amp;[.L77]&amp;&quot;,stockpileType=&quot;&amp;[.M77]&amp;&quot;,maxStorage=&quot;&amp;[.N77]&amp;&quot;)&quot;     &amp;IF(AND(NOT(ISBLANK([.O77]));NOT(ISBLANK([.P77]));NOT(ISBLANK([.Q77])));      &quot;,(itemType=&quot;&amp;[.O77]&amp;&quot;,stockpileType=&quot;&amp;[.P77]&amp;&quot;,maxStorage=&quot;&amp;[.Q7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8]));NOT(ISBLANK([.D78]));NOT(ISBLANK([.E78])));  &quot;((itemType=&quot;&amp;[.C78]&amp;&quot;,stockpileType=&quot;&amp;[.D78]&amp;&quot;,maxStorage=&quot;&amp;[.E78]&amp;&quot;)&quot;  &amp;IF(AND(NOT(ISBLANK([.F78]));NOT(ISBLANK([.G78]));NOT(ISBLANK([.H78])));   &quot;,(itemType=&quot;&amp;[.F78]&amp;&quot;,stockpileType=&quot;&amp;[.G78]&amp;&quot;,maxStorage=&quot;&amp;[.H78]&amp;&quot;)&quot;   &amp;IF(AND(NOT(ISBLANK([.I78]));NOT(ISBLANK([.J78]));NOT(ISBLANK([.K78])));    &quot;,(itemType=&quot;&amp;[.I78]&amp;&quot;,stockpileType=&quot;&amp;[.J78]&amp;&quot;,maxStorage=&quot;&amp;[.K78]&amp;&quot;)&quot;    &amp;IF(AND(NOT(ISBLANK([.L78]));NOT(ISBLANK([.M78]));NOT(ISBLANK([.N78])));     &quot;,(itemType=&quot;&amp;[.L78]&amp;&quot;,stockpileType=&quot;&amp;[.M78]&amp;&quot;,maxStorage=&quot;&amp;[.N78]&amp;&quot;)&quot;     &amp;IF(AND(NOT(ISBLANK([.O78]));NOT(ISBLANK([.P78]));NOT(ISBLANK([.Q78])));      &quot;,(itemType=&quot;&amp;[.O78]&amp;&quot;,stockpileType=&quot;&amp;[.P78]&amp;&quot;,maxStorage=&quot;&amp;[.Q7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79]));NOT(ISBLANK([.D79]));NOT(ISBLANK([.E79])));  &quot;((itemType=&quot;&amp;[.C79]&amp;&quot;,stockpileType=&quot;&amp;[.D79]&amp;&quot;,maxStorage=&quot;&amp;[.E79]&amp;&quot;)&quot;  &amp;IF(AND(NOT(ISBLANK([.F79]));NOT(ISBLANK([.G79]));NOT(ISBLANK([.H79])));   &quot;,(itemType=&quot;&amp;[.F79]&amp;&quot;,stockpileType=&quot;&amp;[.G79]&amp;&quot;,maxStorage=&quot;&amp;[.H79]&amp;&quot;)&quot;   &amp;IF(AND(NOT(ISBLANK([.I79]));NOT(ISBLANK([.J79]));NOT(ISBLANK([.K79])));    &quot;,(itemType=&quot;&amp;[.I79]&amp;&quot;,stockpileType=&quot;&amp;[.J79]&amp;&quot;,maxStorage=&quot;&amp;[.K79]&amp;&quot;)&quot;    &amp;IF(AND(NOT(ISBLANK([.L79]));NOT(ISBLANK([.M79]));NOT(ISBLANK([.N79])));     &quot;,(itemType=&quot;&amp;[.L79]&amp;&quot;,stockpileType=&quot;&amp;[.M79]&amp;&quot;,maxStorage=&quot;&amp;[.N79]&amp;&quot;)&quot;     &amp;IF(AND(NOT(ISBLANK([.O79]));NOT(ISBLANK([.P79]));NOT(ISBLANK([.Q79])));      &quot;,(itemType=&quot;&amp;[.O79]&amp;&quot;,stockpileType=&quot;&amp;[.P79]&amp;&quot;,maxStorage=&quot;&amp;[.Q7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0]));NOT(ISBLANK([.D80]));NOT(ISBLANK([.E80])));  &quot;((itemType=&quot;&amp;[.C80]&amp;&quot;,stockpileType=&quot;&amp;[.D80]&amp;&quot;,maxStorage=&quot;&amp;[.E80]&amp;&quot;)&quot;  &amp;IF(AND(NOT(ISBLANK([.F80]));NOT(ISBLANK([.G80]));NOT(ISBLANK([.H80])));   &quot;,(itemType=&quot;&amp;[.F80]&amp;&quot;,stockpileType=&quot;&amp;[.G80]&amp;&quot;,maxStorage=&quot;&amp;[.H80]&amp;&quot;)&quot;   &amp;IF(AND(NOT(ISBLANK([.I80]));NOT(ISBLANK([.J80]));NOT(ISBLANK([.K80])));    &quot;,(itemType=&quot;&amp;[.I80]&amp;&quot;,stockpileType=&quot;&amp;[.J80]&amp;&quot;,maxStorage=&quot;&amp;[.K80]&amp;&quot;)&quot;    &amp;IF(AND(NOT(ISBLANK([.L80]));NOT(ISBLANK([.M80]));NOT(ISBLANK([.N80])));     &quot;,(itemType=&quot;&amp;[.L80]&amp;&quot;,stockpileType=&quot;&amp;[.M80]&amp;&quot;,maxStorage=&quot;&amp;[.N80]&amp;&quot;)&quot;     &amp;IF(AND(NOT(ISBLANK([.O80]));NOT(ISBLANK([.P80]));NOT(ISBLANK([.Q80])));      &quot;,(itemType=&quot;&amp;[.O80]&amp;&quot;,stockpileType=&quot;&amp;[.P80]&amp;&quot;,maxStorage=&quot;&amp;[.Q8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1]));NOT(ISBLANK([.D81]));NOT(ISBLANK([.E81])));  &quot;((itemType=&quot;&amp;[.C81]&amp;&quot;,stockpileType=&quot;&amp;[.D81]&amp;&quot;,maxStorage=&quot;&amp;[.E81]&amp;&quot;)&quot;  &amp;IF(AND(NOT(ISBLANK([.F81]));NOT(ISBLANK([.G81]));NOT(ISBLANK([.H81])));   &quot;,(itemType=&quot;&amp;[.F81]&amp;&quot;,stockpileType=&quot;&amp;[.G81]&amp;&quot;,maxStorage=&quot;&amp;[.H81]&amp;&quot;)&quot;   &amp;IF(AND(NOT(ISBLANK([.I81]));NOT(ISBLANK([.J81]));NOT(ISBLANK([.K81])));    &quot;,(itemType=&quot;&amp;[.I81]&amp;&quot;,stockpileType=&quot;&amp;[.J81]&amp;&quot;,maxStorage=&quot;&amp;[.K81]&amp;&quot;)&quot;    &amp;IF(AND(NOT(ISBLANK([.L81]));NOT(ISBLANK([.M81]));NOT(ISBLANK([.N81])));     &quot;,(itemType=&quot;&amp;[.L81]&amp;&quot;,stockpileType=&quot;&amp;[.M81]&amp;&quot;,maxStorage=&quot;&amp;[.N81]&amp;&quot;)&quot;     &amp;IF(AND(NOT(ISBLANK([.O81]));NOT(ISBLANK([.P81]));NOT(ISBLANK([.Q81])));      &quot;,(itemType=&quot;&amp;[.O81]&amp;&quot;,stockpileType=&quot;&amp;[.P81]&amp;&quot;,maxStorage=&quot;&amp;[.Q8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2]));NOT(ISBLANK([.D82]));NOT(ISBLANK([.E82])));  &quot;((itemType=&quot;&amp;[.C82]&amp;&quot;,stockpileType=&quot;&amp;[.D82]&amp;&quot;,maxStorage=&quot;&amp;[.E82]&amp;&quot;)&quot;  &amp;IF(AND(NOT(ISBLANK([.F82]));NOT(ISBLANK([.G82]));NOT(ISBLANK([.H82])));   &quot;,(itemType=&quot;&amp;[.F82]&amp;&quot;,stockpileType=&quot;&amp;[.G82]&amp;&quot;,maxStorage=&quot;&amp;[.H82]&amp;&quot;)&quot;   &amp;IF(AND(NOT(ISBLANK([.I82]));NOT(ISBLANK([.J82]));NOT(ISBLANK([.K82])));    &quot;,(itemType=&quot;&amp;[.I82]&amp;&quot;,stockpileType=&quot;&amp;[.J82]&amp;&quot;,maxStorage=&quot;&amp;[.K82]&amp;&quot;)&quot;    &amp;IF(AND(NOT(ISBLANK([.L82]));NOT(ISBLANK([.M82]));NOT(ISBLANK([.N82])));     &quot;,(itemType=&quot;&amp;[.L82]&amp;&quot;,stockpileType=&quot;&amp;[.M82]&amp;&quot;,maxStorage=&quot;&amp;[.N82]&amp;&quot;)&quot;     &amp;IF(AND(NOT(ISBLANK([.O82]));NOT(ISBLANK([.P82]));NOT(ISBLANK([.Q82])));      &quot;,(itemType=&quot;&amp;[.O82]&amp;&quot;,stockpileType=&quot;&amp;[.P82]&amp;&quot;,maxStorage=&quot;&amp;[.Q8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3]));NOT(ISBLANK([.D83]));NOT(ISBLANK([.E83])));  &quot;((itemType=&quot;&amp;[.C83]&amp;&quot;,stockpileType=&quot;&amp;[.D83]&amp;&quot;,maxStorage=&quot;&amp;[.E83]&amp;&quot;)&quot;  &amp;IF(AND(NOT(ISBLANK([.F83]));NOT(ISBLANK([.G83]));NOT(ISBLANK([.H83])));   &quot;,(itemType=&quot;&amp;[.F83]&amp;&quot;,stockpileType=&quot;&amp;[.G83]&amp;&quot;,maxStorage=&quot;&amp;[.H83]&amp;&quot;)&quot;   &amp;IF(AND(NOT(ISBLANK([.I83]));NOT(ISBLANK([.J83]));NOT(ISBLANK([.K83])));    &quot;,(itemType=&quot;&amp;[.I83]&amp;&quot;,stockpileType=&quot;&amp;[.J83]&amp;&quot;,maxStorage=&quot;&amp;[.K83]&amp;&quot;)&quot;    &amp;IF(AND(NOT(ISBLANK([.L83]));NOT(ISBLANK([.M83]));NOT(ISBLANK([.N83])));     &quot;,(itemType=&quot;&amp;[.L83]&amp;&quot;,stockpileType=&quot;&amp;[.M83]&amp;&quot;,maxStorage=&quot;&amp;[.N83]&amp;&quot;)&quot;     &amp;IF(AND(NOT(ISBLANK([.O83]));NOT(ISBLANK([.P83]));NOT(ISBLANK([.Q83])));      &quot;,(itemType=&quot;&amp;[.O83]&amp;&quot;,stockpileType=&quot;&amp;[.P83]&amp;&quot;,maxStorage=&quot;&amp;[.Q8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4]));NOT(ISBLANK([.D84]));NOT(ISBLANK([.E84])));  &quot;((itemType=&quot;&amp;[.C84]&amp;&quot;,stockpileType=&quot;&amp;[.D84]&amp;&quot;,maxStorage=&quot;&amp;[.E84]&amp;&quot;)&quot;  &amp;IF(AND(NOT(ISBLANK([.F84]));NOT(ISBLANK([.G84]));NOT(ISBLANK([.H84])));   &quot;,(itemType=&quot;&amp;[.F84]&amp;&quot;,stockpileType=&quot;&amp;[.G84]&amp;&quot;,maxStorage=&quot;&amp;[.H84]&amp;&quot;)&quot;   &amp;IF(AND(NOT(ISBLANK([.I84]));NOT(ISBLANK([.J84]));NOT(ISBLANK([.K84])));    &quot;,(itemType=&quot;&amp;[.I84]&amp;&quot;,stockpileType=&quot;&amp;[.J84]&amp;&quot;,maxStorage=&quot;&amp;[.K84]&amp;&quot;)&quot;    &amp;IF(AND(NOT(ISBLANK([.L84]));NOT(ISBLANK([.M84]));NOT(ISBLANK([.N84])));     &quot;,(itemType=&quot;&amp;[.L84]&amp;&quot;,stockpileType=&quot;&amp;[.M84]&amp;&quot;,maxStorage=&quot;&amp;[.N84]&amp;&quot;)&quot;     &amp;IF(AND(NOT(ISBLANK([.O84]));NOT(ISBLANK([.P84]));NOT(ISBLANK([.Q84])));      &quot;,(itemType=&quot;&amp;[.O84]&amp;&quot;,stockpileType=&quot;&amp;[.P84]&amp;&quot;,maxStorage=&quot;&amp;[.Q8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5]));NOT(ISBLANK([.D85]));NOT(ISBLANK([.E85])));  &quot;((itemType=&quot;&amp;[.C85]&amp;&quot;,stockpileType=&quot;&amp;[.D85]&amp;&quot;,maxStorage=&quot;&amp;[.E85]&amp;&quot;)&quot;  &amp;IF(AND(NOT(ISBLANK([.F85]));NOT(ISBLANK([.G85]));NOT(ISBLANK([.H85])));   &quot;,(itemType=&quot;&amp;[.F85]&amp;&quot;,stockpileType=&quot;&amp;[.G85]&amp;&quot;,maxStorage=&quot;&amp;[.H85]&amp;&quot;)&quot;   &amp;IF(AND(NOT(ISBLANK([.I85]));NOT(ISBLANK([.J85]));NOT(ISBLANK([.K85])));    &quot;,(itemType=&quot;&amp;[.I85]&amp;&quot;,stockpileType=&quot;&amp;[.J85]&amp;&quot;,maxStorage=&quot;&amp;[.K85]&amp;&quot;)&quot;    &amp;IF(AND(NOT(ISBLANK([.L85]));NOT(ISBLANK([.M85]));NOT(ISBLANK([.N85])));     &quot;,(itemType=&quot;&amp;[.L85]&amp;&quot;,stockpileType=&quot;&amp;[.M85]&amp;&quot;,maxStorage=&quot;&amp;[.N85]&amp;&quot;)&quot;     &amp;IF(AND(NOT(ISBLANK([.O85]));NOT(ISBLANK([.P85]));NOT(ISBLANK([.Q85])));      &quot;,(itemType=&quot;&amp;[.O85]&amp;&quot;,stockpileType=&quot;&amp;[.P85]&amp;&quot;,maxStorage=&quot;&amp;[.Q8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6]));NOT(ISBLANK([.D86]));NOT(ISBLANK([.E86])));  &quot;((itemType=&quot;&amp;[.C86]&amp;&quot;,stockpileType=&quot;&amp;[.D86]&amp;&quot;,maxStorage=&quot;&amp;[.E86]&amp;&quot;)&quot;  &amp;IF(AND(NOT(ISBLANK([.F86]));NOT(ISBLANK([.G86]));NOT(ISBLANK([.H86])));   &quot;,(itemType=&quot;&amp;[.F86]&amp;&quot;,stockpileType=&quot;&amp;[.G86]&amp;&quot;,maxStorage=&quot;&amp;[.H86]&amp;&quot;)&quot;   &amp;IF(AND(NOT(ISBLANK([.I86]));NOT(ISBLANK([.J86]));NOT(ISBLANK([.K86])));    &quot;,(itemType=&quot;&amp;[.I86]&amp;&quot;,stockpileType=&quot;&amp;[.J86]&amp;&quot;,maxStorage=&quot;&amp;[.K86]&amp;&quot;)&quot;    &amp;IF(AND(NOT(ISBLANK([.L86]));NOT(ISBLANK([.M86]));NOT(ISBLANK([.N86])));     &quot;,(itemType=&quot;&amp;[.L86]&amp;&quot;,stockpileType=&quot;&amp;[.M86]&amp;&quot;,maxStorage=&quot;&amp;[.N86]&amp;&quot;)&quot;     &amp;IF(AND(NOT(ISBLANK([.O86]));NOT(ISBLANK([.P86]));NOT(ISBLANK([.Q86])));      &quot;,(itemType=&quot;&amp;[.O86]&amp;&quot;,stockpileType=&quot;&amp;[.P86]&amp;&quot;,maxStorage=&quot;&amp;[.Q8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7]));NOT(ISBLANK([.D87]));NOT(ISBLANK([.E87])));  &quot;((itemType=&quot;&amp;[.C87]&amp;&quot;,stockpileType=&quot;&amp;[.D87]&amp;&quot;,maxStorage=&quot;&amp;[.E87]&amp;&quot;)&quot;  &amp;IF(AND(NOT(ISBLANK([.F87]));NOT(ISBLANK([.G87]));NOT(ISBLANK([.H87])));   &quot;,(itemType=&quot;&amp;[.F87]&amp;&quot;,stockpileType=&quot;&amp;[.G87]&amp;&quot;,maxStorage=&quot;&amp;[.H87]&amp;&quot;)&quot;   &amp;IF(AND(NOT(ISBLANK([.I87]));NOT(ISBLANK([.J87]));NOT(ISBLANK([.K87])));    &quot;,(itemType=&quot;&amp;[.I87]&amp;&quot;,stockpileType=&quot;&amp;[.J87]&amp;&quot;,maxStorage=&quot;&amp;[.K87]&amp;&quot;)&quot;    &amp;IF(AND(NOT(ISBLANK([.L87]));NOT(ISBLANK([.M87]));NOT(ISBLANK([.N87])));     &quot;,(itemType=&quot;&amp;[.L87]&amp;&quot;,stockpileType=&quot;&amp;[.M87]&amp;&quot;,maxStorage=&quot;&amp;[.N87]&amp;&quot;)&quot;     &amp;IF(AND(NOT(ISBLANK([.O87]));NOT(ISBLANK([.P87]));NOT(ISBLANK([.Q87])));      &quot;,(itemType=&quot;&amp;[.O87]&amp;&quot;,stockpileType=&quot;&amp;[.P87]&amp;&quot;,maxStorage=&quot;&amp;[.Q8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8]));NOT(ISBLANK([.D88]));NOT(ISBLANK([.E88])));  &quot;((itemType=&quot;&amp;[.C88]&amp;&quot;,stockpileType=&quot;&amp;[.D88]&amp;&quot;,maxStorage=&quot;&amp;[.E88]&amp;&quot;)&quot;  &amp;IF(AND(NOT(ISBLANK([.F88]));NOT(ISBLANK([.G88]));NOT(ISBLANK([.H88])));   &quot;,(itemType=&quot;&amp;[.F88]&amp;&quot;,stockpileType=&quot;&amp;[.G88]&amp;&quot;,maxStorage=&quot;&amp;[.H88]&amp;&quot;)&quot;   &amp;IF(AND(NOT(ISBLANK([.I88]));NOT(ISBLANK([.J88]));NOT(ISBLANK([.K88])));    &quot;,(itemType=&quot;&amp;[.I88]&amp;&quot;,stockpileType=&quot;&amp;[.J88]&amp;&quot;,maxStorage=&quot;&amp;[.K88]&amp;&quot;)&quot;    &amp;IF(AND(NOT(ISBLANK([.L88]));NOT(ISBLANK([.M88]));NOT(ISBLANK([.N88])));     &quot;,(itemType=&quot;&amp;[.L88]&amp;&quot;,stockpileType=&quot;&amp;[.M88]&amp;&quot;,maxStorage=&quot;&amp;[.N88]&amp;&quot;)&quot;     &amp;IF(AND(NOT(ISBLANK([.O88]));NOT(ISBLANK([.P88]));NOT(ISBLANK([.Q88])));      &quot;,(itemType=&quot;&amp;[.O88]&amp;&quot;,stockpileType=&quot;&amp;[.P88]&amp;&quot;,maxStorage=&quot;&amp;[.Q8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89]));NOT(ISBLANK([.D89]));NOT(ISBLANK([.E89])));  &quot;((itemType=&quot;&amp;[.C89]&amp;&quot;,stockpileType=&quot;&amp;[.D89]&amp;&quot;,maxStorage=&quot;&amp;[.E89]&amp;&quot;)&quot;  &amp;IF(AND(NOT(ISBLANK([.F89]));NOT(ISBLANK([.G89]));NOT(ISBLANK([.H89])));   &quot;,(itemType=&quot;&amp;[.F89]&amp;&quot;,stockpileType=&quot;&amp;[.G89]&amp;&quot;,maxStorage=&quot;&amp;[.H89]&amp;&quot;)&quot;   &amp;IF(AND(NOT(ISBLANK([.I89]));NOT(ISBLANK([.J89]));NOT(ISBLANK([.K89])));    &quot;,(itemType=&quot;&amp;[.I89]&amp;&quot;,stockpileType=&quot;&amp;[.J89]&amp;&quot;,maxStorage=&quot;&amp;[.K89]&amp;&quot;)&quot;    &amp;IF(AND(NOT(ISBLANK([.L89]));NOT(ISBLANK([.M89]));NOT(ISBLANK([.N89])));     &quot;,(itemType=&quot;&amp;[.L89]&amp;&quot;,stockpileType=&quot;&amp;[.M89]&amp;&quot;,maxStorage=&quot;&amp;[.N89]&amp;&quot;)&quot;     &amp;IF(AND(NOT(ISBLANK([.O89]));NOT(ISBLANK([.P89]));NOT(ISBLANK([.Q89])));      &quot;,(itemType=&quot;&amp;[.O89]&amp;&quot;,stockpileType=&quot;&amp;[.P89]&amp;&quot;,maxStorage=&quot;&amp;[.Q8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0]));NOT(ISBLANK([.D90]));NOT(ISBLANK([.E90])));  &quot;((itemType=&quot;&amp;[.C90]&amp;&quot;,stockpileType=&quot;&amp;[.D90]&amp;&quot;,maxStorage=&quot;&amp;[.E90]&amp;&quot;)&quot;  &amp;IF(AND(NOT(ISBLANK([.F90]));NOT(ISBLANK([.G90]));NOT(ISBLANK([.H90])));   &quot;,(itemType=&quot;&amp;[.F90]&amp;&quot;,stockpileType=&quot;&amp;[.G90]&amp;&quot;,maxStorage=&quot;&amp;[.H90]&amp;&quot;)&quot;   &amp;IF(AND(NOT(ISBLANK([.I90]));NOT(ISBLANK([.J90]));NOT(ISBLANK([.K90])));    &quot;,(itemType=&quot;&amp;[.I90]&amp;&quot;,stockpileType=&quot;&amp;[.J90]&amp;&quot;,maxStorage=&quot;&amp;[.K90]&amp;&quot;)&quot;    &amp;IF(AND(NOT(ISBLANK([.L90]));NOT(ISBLANK([.M90]));NOT(ISBLANK([.N90])));     &quot;,(itemType=&quot;&amp;[.L90]&amp;&quot;,stockpileType=&quot;&amp;[.M90]&amp;&quot;,maxStorage=&quot;&amp;[.N90]&amp;&quot;)&quot;     &amp;IF(AND(NOT(ISBLANK([.O90]));NOT(ISBLANK([.P90]));NOT(ISBLANK([.Q90])));      &quot;,(itemType=&quot;&amp;[.O90]&amp;&quot;,stockpileType=&quot;&amp;[.P90]&amp;&quot;,maxStorage=&quot;&amp;[.Q9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1]));NOT(ISBLANK([.D91]));NOT(ISBLANK([.E91])));  &quot;((itemType=&quot;&amp;[.C91]&amp;&quot;,stockpileType=&quot;&amp;[.D91]&amp;&quot;,maxStorage=&quot;&amp;[.E91]&amp;&quot;)&quot;  &amp;IF(AND(NOT(ISBLANK([.F91]));NOT(ISBLANK([.G91]));NOT(ISBLANK([.H91])));   &quot;,(itemType=&quot;&amp;[.F91]&amp;&quot;,stockpileType=&quot;&amp;[.G91]&amp;&quot;,maxStorage=&quot;&amp;[.H91]&amp;&quot;)&quot;   &amp;IF(AND(NOT(ISBLANK([.I91]));NOT(ISBLANK([.J91]));NOT(ISBLANK([.K91])));    &quot;,(itemType=&quot;&amp;[.I91]&amp;&quot;,stockpileType=&quot;&amp;[.J91]&amp;&quot;,maxStorage=&quot;&amp;[.K91]&amp;&quot;)&quot;    &amp;IF(AND(NOT(ISBLANK([.L91]));NOT(ISBLANK([.M91]));NOT(ISBLANK([.N91])));     &quot;,(itemType=&quot;&amp;[.L91]&amp;&quot;,stockpileType=&quot;&amp;[.M91]&amp;&quot;,maxStorage=&quot;&amp;[.N91]&amp;&quot;)&quot;     &amp;IF(AND(NOT(ISBLANK([.O91]));NOT(ISBLANK([.P91]));NOT(ISBLANK([.Q91])));      &quot;,(itemType=&quot;&amp;[.O91]&amp;&quot;,stockpileType=&quot;&amp;[.P91]&amp;&quot;,maxStorage=&quot;&amp;[.Q9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2]));NOT(ISBLANK([.D92]));NOT(ISBLANK([.E92])));  &quot;((itemType=&quot;&amp;[.C92]&amp;&quot;,stockpileType=&quot;&amp;[.D92]&amp;&quot;,maxStorage=&quot;&amp;[.E92]&amp;&quot;)&quot;  &amp;IF(AND(NOT(ISBLANK([.F92]));NOT(ISBLANK([.G92]));NOT(ISBLANK([.H92])));   &quot;,(itemType=&quot;&amp;[.F92]&amp;&quot;,stockpileType=&quot;&amp;[.G92]&amp;&quot;,maxStorage=&quot;&amp;[.H92]&amp;&quot;)&quot;   &amp;IF(AND(NOT(ISBLANK([.I92]));NOT(ISBLANK([.J92]));NOT(ISBLANK([.K92])));    &quot;,(itemType=&quot;&amp;[.I92]&amp;&quot;,stockpileType=&quot;&amp;[.J92]&amp;&quot;,maxStorage=&quot;&amp;[.K92]&amp;&quot;)&quot;    &amp;IF(AND(NOT(ISBLANK([.L92]));NOT(ISBLANK([.M92]));NOT(ISBLANK([.N92])));     &quot;,(itemType=&quot;&amp;[.L92]&amp;&quot;,stockpileType=&quot;&amp;[.M92]&amp;&quot;,maxStorage=&quot;&amp;[.N92]&amp;&quot;)&quot;     &amp;IF(AND(NOT(ISBLANK([.O92]));NOT(ISBLANK([.P92]));NOT(ISBLANK([.Q92])));      &quot;,(itemType=&quot;&amp;[.O92]&amp;&quot;,stockpileType=&quot;&amp;[.P92]&amp;&quot;,maxStorage=&quot;&amp;[.Q9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3]));NOT(ISBLANK([.D93]));NOT(ISBLANK([.E93])));  &quot;((itemType=&quot;&amp;[.C93]&amp;&quot;,stockpileType=&quot;&amp;[.D93]&amp;&quot;,maxStorage=&quot;&amp;[.E93]&amp;&quot;)&quot;  &amp;IF(AND(NOT(ISBLANK([.F93]));NOT(ISBLANK([.G93]));NOT(ISBLANK([.H93])));   &quot;,(itemType=&quot;&amp;[.F93]&amp;&quot;,stockpileType=&quot;&amp;[.G93]&amp;&quot;,maxStorage=&quot;&amp;[.H93]&amp;&quot;)&quot;   &amp;IF(AND(NOT(ISBLANK([.I93]));NOT(ISBLANK([.J93]));NOT(ISBLANK([.K93])));    &quot;,(itemType=&quot;&amp;[.I93]&amp;&quot;,stockpileType=&quot;&amp;[.J93]&amp;&quot;,maxStorage=&quot;&amp;[.K93]&amp;&quot;)&quot;    &amp;IF(AND(NOT(ISBLANK([.L93]));NOT(ISBLANK([.M93]));NOT(ISBLANK([.N93])));     &quot;,(itemType=&quot;&amp;[.L93]&amp;&quot;,stockpileType=&quot;&amp;[.M93]&amp;&quot;,maxStorage=&quot;&amp;[.N93]&amp;&quot;)&quot;     &amp;IF(AND(NOT(ISBLANK([.O93]));NOT(ISBLANK([.P93]));NOT(ISBLANK([.Q93])));      &quot;,(itemType=&quot;&amp;[.O93]&amp;&quot;,stockpileType=&quot;&amp;[.P93]&amp;&quot;,maxStorage=&quot;&amp;[.Q9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4]));NOT(ISBLANK([.D94]));NOT(ISBLANK([.E94])));  &quot;((itemType=&quot;&amp;[.C94]&amp;&quot;,stockpileType=&quot;&amp;[.D94]&amp;&quot;,maxStorage=&quot;&amp;[.E94]&amp;&quot;)&quot;  &amp;IF(AND(NOT(ISBLANK([.F94]));NOT(ISBLANK([.G94]));NOT(ISBLANK([.H94])));   &quot;,(itemType=&quot;&amp;[.F94]&amp;&quot;,stockpileType=&quot;&amp;[.G94]&amp;&quot;,maxStorage=&quot;&amp;[.H94]&amp;&quot;)&quot;   &amp;IF(AND(NOT(ISBLANK([.I94]));NOT(ISBLANK([.J94]));NOT(ISBLANK([.K94])));    &quot;,(itemType=&quot;&amp;[.I94]&amp;&quot;,stockpileType=&quot;&amp;[.J94]&amp;&quot;,maxStorage=&quot;&amp;[.K94]&amp;&quot;)&quot;    &amp;IF(AND(NOT(ISBLANK([.L94]));NOT(ISBLANK([.M94]));NOT(ISBLANK([.N94])));     &quot;,(itemType=&quot;&amp;[.L94]&amp;&quot;,stockpileType=&quot;&amp;[.M94]&amp;&quot;,maxStorage=&quot;&amp;[.N94]&amp;&quot;)&quot;     &amp;IF(AND(NOT(ISBLANK([.O94]));NOT(ISBLANK([.P94]));NOT(ISBLANK([.Q94])));      &quot;,(itemType=&quot;&amp;[.O94]&amp;&quot;,stockpileType=&quot;&amp;[.P94]&amp;&quot;,maxStorage=&quot;&amp;[.Q9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5]));NOT(ISBLANK([.D95]));NOT(ISBLANK([.E95])));  &quot;((itemType=&quot;&amp;[.C95]&amp;&quot;,stockpileType=&quot;&amp;[.D95]&amp;&quot;,maxStorage=&quot;&amp;[.E95]&amp;&quot;)&quot;  &amp;IF(AND(NOT(ISBLANK([.F95]));NOT(ISBLANK([.G95]));NOT(ISBLANK([.H95])));   &quot;,(itemType=&quot;&amp;[.F95]&amp;&quot;,stockpileType=&quot;&amp;[.G95]&amp;&quot;,maxStorage=&quot;&amp;[.H95]&amp;&quot;)&quot;   &amp;IF(AND(NOT(ISBLANK([.I95]));NOT(ISBLANK([.J95]));NOT(ISBLANK([.K95])));    &quot;,(itemType=&quot;&amp;[.I95]&amp;&quot;,stockpileType=&quot;&amp;[.J95]&amp;&quot;,maxStorage=&quot;&amp;[.K95]&amp;&quot;)&quot;    &amp;IF(AND(NOT(ISBLANK([.L95]));NOT(ISBLANK([.M95]));NOT(ISBLANK([.N95])));     &quot;,(itemType=&quot;&amp;[.L95]&amp;&quot;,stockpileType=&quot;&amp;[.M95]&amp;&quot;,maxStorage=&quot;&amp;[.N95]&amp;&quot;)&quot;     &amp;IF(AND(NOT(ISBLANK([.O95]));NOT(ISBLANK([.P95]));NOT(ISBLANK([.Q95])));      &quot;,(itemType=&quot;&amp;[.O95]&amp;&quot;,stockpileType=&quot;&amp;[.P95]&amp;&quot;,maxStorage=&quot;&amp;[.Q9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6]));NOT(ISBLANK([.D96]));NOT(ISBLANK([.E96])));  &quot;((itemType=&quot;&amp;[.C96]&amp;&quot;,stockpileType=&quot;&amp;[.D96]&amp;&quot;,maxStorage=&quot;&amp;[.E96]&amp;&quot;)&quot;  &amp;IF(AND(NOT(ISBLANK([.F96]));NOT(ISBLANK([.G96]));NOT(ISBLANK([.H96])));   &quot;,(itemType=&quot;&amp;[.F96]&amp;&quot;,stockpileType=&quot;&amp;[.G96]&amp;&quot;,maxStorage=&quot;&amp;[.H96]&amp;&quot;)&quot;   &amp;IF(AND(NOT(ISBLANK([.I96]));NOT(ISBLANK([.J96]));NOT(ISBLANK([.K96])));    &quot;,(itemType=&quot;&amp;[.I96]&amp;&quot;,stockpileType=&quot;&amp;[.J96]&amp;&quot;,maxStorage=&quot;&amp;[.K96]&amp;&quot;)&quot;    &amp;IF(AND(NOT(ISBLANK([.L96]));NOT(ISBLANK([.M96]));NOT(ISBLANK([.N96])));     &quot;,(itemType=&quot;&amp;[.L96]&amp;&quot;,stockpileType=&quot;&amp;[.M96]&amp;&quot;,maxStorage=&quot;&amp;[.N96]&amp;&quot;)&quot;     &amp;IF(AND(NOT(ISBLANK([.O96]));NOT(ISBLANK([.P96]));NOT(ISBLANK([.Q96])));      &quot;,(itemType=&quot;&amp;[.O96]&amp;&quot;,stockpileType=&quot;&amp;[.P96]&amp;&quot;,maxStorage=&quot;&amp;[.Q9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7]));NOT(ISBLANK([.D97]));NOT(ISBLANK([.E97])));  &quot;((itemType=&quot;&amp;[.C97]&amp;&quot;,stockpileType=&quot;&amp;[.D97]&amp;&quot;,maxStorage=&quot;&amp;[.E97]&amp;&quot;)&quot;  &amp;IF(AND(NOT(ISBLANK([.F97]));NOT(ISBLANK([.G97]));NOT(ISBLANK([.H97])));   &quot;,(itemType=&quot;&amp;[.F97]&amp;&quot;,stockpileType=&quot;&amp;[.G97]&amp;&quot;,maxStorage=&quot;&amp;[.H97]&amp;&quot;)&quot;   &amp;IF(AND(NOT(ISBLANK([.I97]));NOT(ISBLANK([.J97]));NOT(ISBLANK([.K97])));    &quot;,(itemType=&quot;&amp;[.I97]&amp;&quot;,stockpileType=&quot;&amp;[.J97]&amp;&quot;,maxStorage=&quot;&amp;[.K97]&amp;&quot;)&quot;    &amp;IF(AND(NOT(ISBLANK([.L97]));NOT(ISBLANK([.M97]));NOT(ISBLANK([.N97])));     &quot;,(itemType=&quot;&amp;[.L97]&amp;&quot;,stockpileType=&quot;&amp;[.M97]&amp;&quot;,maxStorage=&quot;&amp;[.N97]&amp;&quot;)&quot;     &amp;IF(AND(NOT(ISBLANK([.O97]));NOT(ISBLANK([.P97]));NOT(ISBLANK([.Q97])));      &quot;,(itemType=&quot;&amp;[.O97]&amp;&quot;,stockpileType=&quot;&amp;[.P97]&amp;&quot;,maxStorage=&quot;&amp;[.Q9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8]));NOT(ISBLANK([.D98]));NOT(ISBLANK([.E98])));  &quot;((itemType=&quot;&amp;[.C98]&amp;&quot;,stockpileType=&quot;&amp;[.D98]&amp;&quot;,maxStorage=&quot;&amp;[.E98]&amp;&quot;)&quot;  &amp;IF(AND(NOT(ISBLANK([.F98]));NOT(ISBLANK([.G98]));NOT(ISBLANK([.H98])));   &quot;,(itemType=&quot;&amp;[.F98]&amp;&quot;,stockpileType=&quot;&amp;[.G98]&amp;&quot;,maxStorage=&quot;&amp;[.H98]&amp;&quot;)&quot;   &amp;IF(AND(NOT(ISBLANK([.I98]));NOT(ISBLANK([.J98]));NOT(ISBLANK([.K98])));    &quot;,(itemType=&quot;&amp;[.I98]&amp;&quot;,stockpileType=&quot;&amp;[.J98]&amp;&quot;,maxStorage=&quot;&amp;[.K98]&amp;&quot;)&quot;    &amp;IF(AND(NOT(ISBLANK([.L98]));NOT(ISBLANK([.M98]));NOT(ISBLANK([.N98])));     &quot;,(itemType=&quot;&amp;[.L98]&amp;&quot;,stockpileType=&quot;&amp;[.M98]&amp;&quot;,maxStorage=&quot;&amp;[.N98]&amp;&quot;)&quot;     &amp;IF(AND(NOT(ISBLANK([.O98]));NOT(ISBLANK([.P98]));NOT(ISBLANK([.Q98])));      &quot;,(itemType=&quot;&amp;[.O98]&amp;&quot;,stockpileType=&quot;&amp;[.P98]&amp;&quot;,maxStorage=&quot;&amp;[.Q9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99]));NOT(ISBLANK([.D99]));NOT(ISBLANK([.E99])));  &quot;((itemType=&quot;&amp;[.C99]&amp;&quot;,stockpileType=&quot;&amp;[.D99]&amp;&quot;,maxStorage=&quot;&amp;[.E99]&amp;&quot;)&quot;  &amp;IF(AND(NOT(ISBLANK([.F99]));NOT(ISBLANK([.G99]));NOT(ISBLANK([.H99])));   &quot;,(itemType=&quot;&amp;[.F99]&amp;&quot;,stockpileType=&quot;&amp;[.G99]&amp;&quot;,maxStorage=&quot;&amp;[.H99]&amp;&quot;)&quot;   &amp;IF(AND(NOT(ISBLANK([.I99]));NOT(ISBLANK([.J99]));NOT(ISBLANK([.K99])));    &quot;,(itemType=&quot;&amp;[.I99]&amp;&quot;,stockpileType=&quot;&amp;[.J99]&amp;&quot;,maxStorage=&quot;&amp;[.K99]&amp;&quot;)&quot;    &amp;IF(AND(NOT(ISBLANK([.L99]));NOT(ISBLANK([.M99]));NOT(ISBLANK([.N99])));     &quot;,(itemType=&quot;&amp;[.L99]&amp;&quot;,stockpileType=&quot;&amp;[.M99]&amp;&quot;,maxStorage=&quot;&amp;[.N99]&amp;&quot;)&quot;     &amp;IF(AND(NOT(ISBLANK([.O99]));NOT(ISBLANK([.P99]));NOT(ISBLANK([.Q99])));      &quot;,(itemType=&quot;&amp;[.O99]&amp;&quot;,stockpileType=&quot;&amp;[.P99]&amp;&quot;,maxStorage=&quot;&amp;[.Q9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0]));NOT(ISBLANK([.D100]));NOT(ISBLANK([.E100])));  &quot;((itemType=&quot;&amp;[.C100]&amp;&quot;,stockpileType=&quot;&amp;[.D100]&amp;&quot;,maxStorage=&quot;&amp;[.E100]&amp;&quot;)&quot;  &amp;IF(AND(NOT(ISBLANK([.F100]));NOT(ISBLANK([.G100]));NOT(ISBLANK([.H100])));   &quot;,(itemType=&quot;&amp;[.F100]&amp;&quot;,stockpileType=&quot;&amp;[.G100]&amp;&quot;,maxStorage=&quot;&amp;[.H100]&amp;&quot;)&quot;   &amp;IF(AND(NOT(ISBLANK([.I100]));NOT(ISBLANK([.J100]));NOT(ISBLANK([.K100])));    &quot;,(itemType=&quot;&amp;[.I100]&amp;&quot;,stockpileType=&quot;&amp;[.J100]&amp;&quot;,maxStorage=&quot;&amp;[.K100]&amp;&quot;)&quot;    &amp;IF(AND(NOT(ISBLANK([.L100]));NOT(ISBLANK([.M100]));NOT(ISBLANK([.N100])));     &quot;,(itemType=&quot;&amp;[.L100]&amp;&quot;,stockpileType=&quot;&amp;[.M100]&amp;&quot;,maxStorage=&quot;&amp;[.N100]&amp;&quot;)&quot;     &amp;IF(AND(NOT(ISBLANK([.O100]));NOT(ISBLANK([.P100]));NOT(ISBLANK([.Q100])));      &quot;,(itemType=&quot;&amp;[.O100]&amp;&quot;,stockpileType=&quot;&amp;[.P100]&amp;&quot;,maxStorage=&quot;&amp;[.Q10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1]));NOT(ISBLANK([.D101]));NOT(ISBLANK([.E101])));  &quot;((itemType=&quot;&amp;[.C101]&amp;&quot;,stockpileType=&quot;&amp;[.D101]&amp;&quot;,maxStorage=&quot;&amp;[.E101]&amp;&quot;)&quot;  &amp;IF(AND(NOT(ISBLANK([.F101]));NOT(ISBLANK([.G101]));NOT(ISBLANK([.H101])));   &quot;,(itemType=&quot;&amp;[.F101]&amp;&quot;,stockpileType=&quot;&amp;[.G101]&amp;&quot;,maxStorage=&quot;&amp;[.H101]&amp;&quot;)&quot;   &amp;IF(AND(NOT(ISBLANK([.I101]));NOT(ISBLANK([.J101]));NOT(ISBLANK([.K101])));    &quot;,(itemType=&quot;&amp;[.I101]&amp;&quot;,stockpileType=&quot;&amp;[.J101]&amp;&quot;,maxStorage=&quot;&amp;[.K101]&amp;&quot;)&quot;    &amp;IF(AND(NOT(ISBLANK([.L101]));NOT(ISBLANK([.M101]));NOT(ISBLANK([.N101])));     &quot;,(itemType=&quot;&amp;[.L101]&amp;&quot;,stockpileType=&quot;&amp;[.M101]&amp;&quot;,maxStorage=&quot;&amp;[.N101]&amp;&quot;)&quot;     &amp;IF(AND(NOT(ISBLANK([.O101]));NOT(ISBLANK([.P101]));NOT(ISBLANK([.Q101])));      &quot;,(itemType=&quot;&amp;[.O101]&amp;&quot;,stockpileType=&quot;&amp;[.P101]&amp;&quot;,maxStorage=&quot;&amp;[.Q10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2]));NOT(ISBLANK([.D102]));NOT(ISBLANK([.E102])));  &quot;((itemType=&quot;&amp;[.C102]&amp;&quot;,stockpileType=&quot;&amp;[.D102]&amp;&quot;,maxStorage=&quot;&amp;[.E102]&amp;&quot;)&quot;  &amp;IF(AND(NOT(ISBLANK([.F102]));NOT(ISBLANK([.G102]));NOT(ISBLANK([.H102])));   &quot;,(itemType=&quot;&amp;[.F102]&amp;&quot;,stockpileType=&quot;&amp;[.G102]&amp;&quot;,maxStorage=&quot;&amp;[.H102]&amp;&quot;)&quot;   &amp;IF(AND(NOT(ISBLANK([.I102]));NOT(ISBLANK([.J102]));NOT(ISBLANK([.K102])));    &quot;,(itemType=&quot;&amp;[.I102]&amp;&quot;,stockpileType=&quot;&amp;[.J102]&amp;&quot;,maxStorage=&quot;&amp;[.K102]&amp;&quot;)&quot;    &amp;IF(AND(NOT(ISBLANK([.L102]));NOT(ISBLANK([.M102]));NOT(ISBLANK([.N102])));     &quot;,(itemType=&quot;&amp;[.L102]&amp;&quot;,stockpileType=&quot;&amp;[.M102]&amp;&quot;,maxStorage=&quot;&amp;[.N102]&amp;&quot;)&quot;     &amp;IF(AND(NOT(ISBLANK([.O102]));NOT(ISBLANK([.P102]));NOT(ISBLANK([.Q102])));      &quot;,(itemType=&quot;&amp;[.O102]&amp;&quot;,stockpileType=&quot;&amp;[.P102]&amp;&quot;,maxStorage=&quot;&amp;[.Q10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3]));NOT(ISBLANK([.D103]));NOT(ISBLANK([.E103])));  &quot;((itemType=&quot;&amp;[.C103]&amp;&quot;,stockpileType=&quot;&amp;[.D103]&amp;&quot;,maxStorage=&quot;&amp;[.E103]&amp;&quot;)&quot;  &amp;IF(AND(NOT(ISBLANK([.F103]));NOT(ISBLANK([.G103]));NOT(ISBLANK([.H103])));   &quot;,(itemType=&quot;&amp;[.F103]&amp;&quot;,stockpileType=&quot;&amp;[.G103]&amp;&quot;,maxStorage=&quot;&amp;[.H103]&amp;&quot;)&quot;   &amp;IF(AND(NOT(ISBLANK([.I103]));NOT(ISBLANK([.J103]));NOT(ISBLANK([.K103])));    &quot;,(itemType=&quot;&amp;[.I103]&amp;&quot;,stockpileType=&quot;&amp;[.J103]&amp;&quot;,maxStorage=&quot;&amp;[.K103]&amp;&quot;)&quot;    &amp;IF(AND(NOT(ISBLANK([.L103]));NOT(ISBLANK([.M103]));NOT(ISBLANK([.N103])));     &quot;,(itemType=&quot;&amp;[.L103]&amp;&quot;,stockpileType=&quot;&amp;[.M103]&amp;&quot;,maxStorage=&quot;&amp;[.N103]&amp;&quot;)&quot;     &amp;IF(AND(NOT(ISBLANK([.O103]));NOT(ISBLANK([.P103]));NOT(ISBLANK([.Q103])));      &quot;,(itemType=&quot;&amp;[.O103]&amp;&quot;,stockpileType=&quot;&amp;[.P103]&amp;&quot;,maxStorage=&quot;&amp;[.Q10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4]));NOT(ISBLANK([.D104]));NOT(ISBLANK([.E104])));  &quot;((itemType=&quot;&amp;[.C104]&amp;&quot;,stockpileType=&quot;&amp;[.D104]&amp;&quot;,maxStorage=&quot;&amp;[.E104]&amp;&quot;)&quot;  &amp;IF(AND(NOT(ISBLANK([.F104]));NOT(ISBLANK([.G104]));NOT(ISBLANK([.H104])));   &quot;,(itemType=&quot;&amp;[.F104]&amp;&quot;,stockpileType=&quot;&amp;[.G104]&amp;&quot;,maxStorage=&quot;&amp;[.H104]&amp;&quot;)&quot;   &amp;IF(AND(NOT(ISBLANK([.I104]));NOT(ISBLANK([.J104]));NOT(ISBLANK([.K104])));    &quot;,(itemType=&quot;&amp;[.I104]&amp;&quot;,stockpileType=&quot;&amp;[.J104]&amp;&quot;,maxStorage=&quot;&amp;[.K104]&amp;&quot;)&quot;    &amp;IF(AND(NOT(ISBLANK([.L104]));NOT(ISBLANK([.M104]));NOT(ISBLANK([.N104])));     &quot;,(itemType=&quot;&amp;[.L104]&amp;&quot;,stockpileType=&quot;&amp;[.M104]&amp;&quot;,maxStorage=&quot;&amp;[.N104]&amp;&quot;)&quot;     &amp;IF(AND(NOT(ISBLANK([.O104]));NOT(ISBLANK([.P104]));NOT(ISBLANK([.Q104])));      &quot;,(itemType=&quot;&amp;[.O104]&amp;&quot;,stockpileType=&quot;&amp;[.P104]&amp;&quot;,maxStorage=&quot;&amp;[.Q10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5]));NOT(ISBLANK([.D105]));NOT(ISBLANK([.E105])));  &quot;((itemType=&quot;&amp;[.C105]&amp;&quot;,stockpileType=&quot;&amp;[.D105]&amp;&quot;,maxStorage=&quot;&amp;[.E105]&amp;&quot;)&quot;  &amp;IF(AND(NOT(ISBLANK([.F105]));NOT(ISBLANK([.G105]));NOT(ISBLANK([.H105])));   &quot;,(itemType=&quot;&amp;[.F105]&amp;&quot;,stockpileType=&quot;&amp;[.G105]&amp;&quot;,maxStorage=&quot;&amp;[.H105]&amp;&quot;)&quot;   &amp;IF(AND(NOT(ISBLANK([.I105]));NOT(ISBLANK([.J105]));NOT(ISBLANK([.K105])));    &quot;,(itemType=&quot;&amp;[.I105]&amp;&quot;,stockpileType=&quot;&amp;[.J105]&amp;&quot;,maxStorage=&quot;&amp;[.K105]&amp;&quot;)&quot;    &amp;IF(AND(NOT(ISBLANK([.L105]));NOT(ISBLANK([.M105]));NOT(ISBLANK([.N105])));     &quot;,(itemType=&quot;&amp;[.L105]&amp;&quot;,stockpileType=&quot;&amp;[.M105]&amp;&quot;,maxStorage=&quot;&amp;[.N105]&amp;&quot;)&quot;     &amp;IF(AND(NOT(ISBLANK([.O105]));NOT(ISBLANK([.P105]));NOT(ISBLANK([.Q105])));      &quot;,(itemType=&quot;&amp;[.O105]&amp;&quot;,stockpileType=&quot;&amp;[.P105]&amp;&quot;,maxStorage=&quot;&amp;[.Q10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6]));NOT(ISBLANK([.D106]));NOT(ISBLANK([.E106])));  &quot;((itemType=&quot;&amp;[.C106]&amp;&quot;,stockpileType=&quot;&amp;[.D106]&amp;&quot;,maxStorage=&quot;&amp;[.E106]&amp;&quot;)&quot;  &amp;IF(AND(NOT(ISBLANK([.F106]));NOT(ISBLANK([.G106]));NOT(ISBLANK([.H106])));   &quot;,(itemType=&quot;&amp;[.F106]&amp;&quot;,stockpileType=&quot;&amp;[.G106]&amp;&quot;,maxStorage=&quot;&amp;[.H106]&amp;&quot;)&quot;   &amp;IF(AND(NOT(ISBLANK([.I106]));NOT(ISBLANK([.J106]));NOT(ISBLANK([.K106])));    &quot;,(itemType=&quot;&amp;[.I106]&amp;&quot;,stockpileType=&quot;&amp;[.J106]&amp;&quot;,maxStorage=&quot;&amp;[.K106]&amp;&quot;)&quot;    &amp;IF(AND(NOT(ISBLANK([.L106]));NOT(ISBLANK([.M106]));NOT(ISBLANK([.N106])));     &quot;,(itemType=&quot;&amp;[.L106]&amp;&quot;,stockpileType=&quot;&amp;[.M106]&amp;&quot;,maxStorage=&quot;&amp;[.N106]&amp;&quot;)&quot;     &amp;IF(AND(NOT(ISBLANK([.O106]));NOT(ISBLANK([.P106]));NOT(ISBLANK([.Q106])));      &quot;,(itemType=&quot;&amp;[.O106]&amp;&quot;,stockpileType=&quot;&amp;[.P106]&amp;&quot;,maxStorage=&quot;&amp;[.Q10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7]));NOT(ISBLANK([.D107]));NOT(ISBLANK([.E107])));  &quot;((itemType=&quot;&amp;[.C107]&amp;&quot;,stockpileType=&quot;&amp;[.D107]&amp;&quot;,maxStorage=&quot;&amp;[.E107]&amp;&quot;)&quot;  &amp;IF(AND(NOT(ISBLANK([.F107]));NOT(ISBLANK([.G107]));NOT(ISBLANK([.H107])));   &quot;,(itemType=&quot;&amp;[.F107]&amp;&quot;,stockpileType=&quot;&amp;[.G107]&amp;&quot;,maxStorage=&quot;&amp;[.H107]&amp;&quot;)&quot;   &amp;IF(AND(NOT(ISBLANK([.I107]));NOT(ISBLANK([.J107]));NOT(ISBLANK([.K107])));    &quot;,(itemType=&quot;&amp;[.I107]&amp;&quot;,stockpileType=&quot;&amp;[.J107]&amp;&quot;,maxStorage=&quot;&amp;[.K107]&amp;&quot;)&quot;    &amp;IF(AND(NOT(ISBLANK([.L107]));NOT(ISBLANK([.M107]));NOT(ISBLANK([.N107])));     &quot;,(itemType=&quot;&amp;[.L107]&amp;&quot;,stockpileType=&quot;&amp;[.M107]&amp;&quot;,maxStorage=&quot;&amp;[.N107]&amp;&quot;)&quot;     &amp;IF(AND(NOT(ISBLANK([.O107]));NOT(ISBLANK([.P107]));NOT(ISBLANK([.Q107])));      &quot;,(itemType=&quot;&amp;[.O107]&amp;&quot;,stockpileType=&quot;&amp;[.P107]&amp;&quot;,maxStorage=&quot;&amp;[.Q10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8]));NOT(ISBLANK([.D108]));NOT(ISBLANK([.E108])));  &quot;((itemType=&quot;&amp;[.C108]&amp;&quot;,stockpileType=&quot;&amp;[.D108]&amp;&quot;,maxStorage=&quot;&amp;[.E108]&amp;&quot;)&quot;  &amp;IF(AND(NOT(ISBLANK([.F108]));NOT(ISBLANK([.G108]));NOT(ISBLANK([.H108])));   &quot;,(itemType=&quot;&amp;[.F108]&amp;&quot;,stockpileType=&quot;&amp;[.G108]&amp;&quot;,maxStorage=&quot;&amp;[.H108]&amp;&quot;)&quot;   &amp;IF(AND(NOT(ISBLANK([.I108]));NOT(ISBLANK([.J108]));NOT(ISBLANK([.K108])));    &quot;,(itemType=&quot;&amp;[.I108]&amp;&quot;,stockpileType=&quot;&amp;[.J108]&amp;&quot;,maxStorage=&quot;&amp;[.K108]&amp;&quot;)&quot;    &amp;IF(AND(NOT(ISBLANK([.L108]));NOT(ISBLANK([.M108]));NOT(ISBLANK([.N108])));     &quot;,(itemType=&quot;&amp;[.L108]&amp;&quot;,stockpileType=&quot;&amp;[.M108]&amp;&quot;,maxStorage=&quot;&amp;[.N108]&amp;&quot;)&quot;     &amp;IF(AND(NOT(ISBLANK([.O108]));NOT(ISBLANK([.P108]));NOT(ISBLANK([.Q108])));      &quot;,(itemType=&quot;&amp;[.O108]&amp;&quot;,stockpileType=&quot;&amp;[.P108]&amp;&quot;,maxStorage=&quot;&amp;[.Q10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09]));NOT(ISBLANK([.D109]));NOT(ISBLANK([.E109])));  &quot;((itemType=&quot;&amp;[.C109]&amp;&quot;,stockpileType=&quot;&amp;[.D109]&amp;&quot;,maxStorage=&quot;&amp;[.E109]&amp;&quot;)&quot;  &amp;IF(AND(NOT(ISBLANK([.F109]));NOT(ISBLANK([.G109]));NOT(ISBLANK([.H109])));   &quot;,(itemType=&quot;&amp;[.F109]&amp;&quot;,stockpileType=&quot;&amp;[.G109]&amp;&quot;,maxStorage=&quot;&amp;[.H109]&amp;&quot;)&quot;   &amp;IF(AND(NOT(ISBLANK([.I109]));NOT(ISBLANK([.J109]));NOT(ISBLANK([.K109])));    &quot;,(itemType=&quot;&amp;[.I109]&amp;&quot;,stockpileType=&quot;&amp;[.J109]&amp;&quot;,maxStorage=&quot;&amp;[.K109]&amp;&quot;)&quot;    &amp;IF(AND(NOT(ISBLANK([.L109]));NOT(ISBLANK([.M109]));NOT(ISBLANK([.N109])));     &quot;,(itemType=&quot;&amp;[.L109]&amp;&quot;,stockpileType=&quot;&amp;[.M109]&amp;&quot;,maxStorage=&quot;&amp;[.N109]&amp;&quot;)&quot;     &amp;IF(AND(NOT(ISBLANK([.O109]));NOT(ISBLANK([.P109]));NOT(ISBLANK([.Q109])));      &quot;,(itemType=&quot;&amp;[.O109]&amp;&quot;,stockpileType=&quot;&amp;[.P109]&amp;&quot;,maxStorage=&quot;&amp;[.Q10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0]));NOT(ISBLANK([.D110]));NOT(ISBLANK([.E110])));  &quot;((itemType=&quot;&amp;[.C110]&amp;&quot;,stockpileType=&quot;&amp;[.D110]&amp;&quot;,maxStorage=&quot;&amp;[.E110]&amp;&quot;)&quot;  &amp;IF(AND(NOT(ISBLANK([.F110]));NOT(ISBLANK([.G110]));NOT(ISBLANK([.H110])));   &quot;,(itemType=&quot;&amp;[.F110]&amp;&quot;,stockpileType=&quot;&amp;[.G110]&amp;&quot;,maxStorage=&quot;&amp;[.H110]&amp;&quot;)&quot;   &amp;IF(AND(NOT(ISBLANK([.I110]));NOT(ISBLANK([.J110]));NOT(ISBLANK([.K110])));    &quot;,(itemType=&quot;&amp;[.I110]&amp;&quot;,stockpileType=&quot;&amp;[.J110]&amp;&quot;,maxStorage=&quot;&amp;[.K110]&amp;&quot;)&quot;    &amp;IF(AND(NOT(ISBLANK([.L110]));NOT(ISBLANK([.M110]));NOT(ISBLANK([.N110])));     &quot;,(itemType=&quot;&amp;[.L110]&amp;&quot;,stockpileType=&quot;&amp;[.M110]&amp;&quot;,maxStorage=&quot;&amp;[.N110]&amp;&quot;)&quot;     &amp;IF(AND(NOT(ISBLANK([.O110]));NOT(ISBLANK([.P110]));NOT(ISBLANK([.Q110])));      &quot;,(itemType=&quot;&amp;[.O110]&amp;&quot;,stockpileType=&quot;&amp;[.P110]&amp;&quot;,maxStorage=&quot;&amp;[.Q1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1]));NOT(ISBLANK([.D111]));NOT(ISBLANK([.E111])));  &quot;((itemType=&quot;&amp;[.C111]&amp;&quot;,stockpileType=&quot;&amp;[.D111]&amp;&quot;,maxStorage=&quot;&amp;[.E111]&amp;&quot;)&quot;  &amp;IF(AND(NOT(ISBLANK([.F111]));NOT(ISBLANK([.G111]));NOT(ISBLANK([.H111])));   &quot;,(itemType=&quot;&amp;[.F111]&amp;&quot;,stockpileType=&quot;&amp;[.G111]&amp;&quot;,maxStorage=&quot;&amp;[.H111]&amp;&quot;)&quot;   &amp;IF(AND(NOT(ISBLANK([.I111]));NOT(ISBLANK([.J111]));NOT(ISBLANK([.K111])));    &quot;,(itemType=&quot;&amp;[.I111]&amp;&quot;,stockpileType=&quot;&amp;[.J111]&amp;&quot;,maxStorage=&quot;&amp;[.K111]&amp;&quot;)&quot;    &amp;IF(AND(NOT(ISBLANK([.L111]));NOT(ISBLANK([.M111]));NOT(ISBLANK([.N111])));     &quot;,(itemType=&quot;&amp;[.L111]&amp;&quot;,stockpileType=&quot;&amp;[.M111]&amp;&quot;,maxStorage=&quot;&amp;[.N111]&amp;&quot;)&quot;     &amp;IF(AND(NOT(ISBLANK([.O111]));NOT(ISBLANK([.P111]));NOT(ISBLANK([.Q111])));      &quot;,(itemType=&quot;&amp;[.O111]&amp;&quot;,stockpileType=&quot;&amp;[.P111]&amp;&quot;,maxStorage=&quot;&amp;[.Q1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2]));NOT(ISBLANK([.D112]));NOT(ISBLANK([.E112])));  &quot;((itemType=&quot;&amp;[.C112]&amp;&quot;,stockpileType=&quot;&amp;[.D112]&amp;&quot;,maxStorage=&quot;&amp;[.E112]&amp;&quot;)&quot;  &amp;IF(AND(NOT(ISBLANK([.F112]));NOT(ISBLANK([.G112]));NOT(ISBLANK([.H112])));   &quot;,(itemType=&quot;&amp;[.F112]&amp;&quot;,stockpileType=&quot;&amp;[.G112]&amp;&quot;,maxStorage=&quot;&amp;[.H112]&amp;&quot;)&quot;   &amp;IF(AND(NOT(ISBLANK([.I112]));NOT(ISBLANK([.J112]));NOT(ISBLANK([.K112])));    &quot;,(itemType=&quot;&amp;[.I112]&amp;&quot;,stockpileType=&quot;&amp;[.J112]&amp;&quot;,maxStorage=&quot;&amp;[.K112]&amp;&quot;)&quot;    &amp;IF(AND(NOT(ISBLANK([.L112]));NOT(ISBLANK([.M112]));NOT(ISBLANK([.N112])));     &quot;,(itemType=&quot;&amp;[.L112]&amp;&quot;,stockpileType=&quot;&amp;[.M112]&amp;&quot;,maxStorage=&quot;&amp;[.N112]&amp;&quot;)&quot;     &amp;IF(AND(NOT(ISBLANK([.O112]));NOT(ISBLANK([.P112]));NOT(ISBLANK([.Q112])));      &quot;,(itemType=&quot;&amp;[.O112]&amp;&quot;,stockpileType=&quot;&amp;[.P112]&amp;&quot;,maxStorage=&quot;&amp;[.Q1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3]));NOT(ISBLANK([.D113]));NOT(ISBLANK([.E113])));  &quot;((itemType=&quot;&amp;[.C113]&amp;&quot;,stockpileType=&quot;&amp;[.D113]&amp;&quot;,maxStorage=&quot;&amp;[.E113]&amp;&quot;)&quot;  &amp;IF(AND(NOT(ISBLANK([.F113]));NOT(ISBLANK([.G113]));NOT(ISBLANK([.H113])));   &quot;,(itemType=&quot;&amp;[.F113]&amp;&quot;,stockpileType=&quot;&amp;[.G113]&amp;&quot;,maxStorage=&quot;&amp;[.H113]&amp;&quot;)&quot;   &amp;IF(AND(NOT(ISBLANK([.I113]));NOT(ISBLANK([.J113]));NOT(ISBLANK([.K113])));    &quot;,(itemType=&quot;&amp;[.I113]&amp;&quot;,stockpileType=&quot;&amp;[.J113]&amp;&quot;,maxStorage=&quot;&amp;[.K113]&amp;&quot;)&quot;    &amp;IF(AND(NOT(ISBLANK([.L113]));NOT(ISBLANK([.M113]));NOT(ISBLANK([.N113])));     &quot;,(itemType=&quot;&amp;[.L113]&amp;&quot;,stockpileType=&quot;&amp;[.M113]&amp;&quot;,maxStorage=&quot;&amp;[.N113]&amp;&quot;)&quot;     &amp;IF(AND(NOT(ISBLANK([.O113]));NOT(ISBLANK([.P113]));NOT(ISBLANK([.Q113])));      &quot;,(itemType=&quot;&amp;[.O113]&amp;&quot;,stockpileType=&quot;&amp;[.P113]&amp;&quot;,maxStorage=&quot;&amp;[.Q1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4]));NOT(ISBLANK([.D114]));NOT(ISBLANK([.E114])));  &quot;((itemType=&quot;&amp;[.C114]&amp;&quot;,stockpileType=&quot;&amp;[.D114]&amp;&quot;,maxStorage=&quot;&amp;[.E114]&amp;&quot;)&quot;  &amp;IF(AND(NOT(ISBLANK([.F114]));NOT(ISBLANK([.G114]));NOT(ISBLANK([.H114])));   &quot;,(itemType=&quot;&amp;[.F114]&amp;&quot;,stockpileType=&quot;&amp;[.G114]&amp;&quot;,maxStorage=&quot;&amp;[.H114]&amp;&quot;)&quot;   &amp;IF(AND(NOT(ISBLANK([.I114]));NOT(ISBLANK([.J114]));NOT(ISBLANK([.K114])));    &quot;,(itemType=&quot;&amp;[.I114]&amp;&quot;,stockpileType=&quot;&amp;[.J114]&amp;&quot;,maxStorage=&quot;&amp;[.K114]&amp;&quot;)&quot;    &amp;IF(AND(NOT(ISBLANK([.L114]));NOT(ISBLANK([.M114]));NOT(ISBLANK([.N114])));     &quot;,(itemType=&quot;&amp;[.L114]&amp;&quot;,stockpileType=&quot;&amp;[.M114]&amp;&quot;,maxStorage=&quot;&amp;[.N114]&amp;&quot;)&quot;     &amp;IF(AND(NOT(ISBLANK([.O114]));NOT(ISBLANK([.P114]));NOT(ISBLANK([.Q114])));      &quot;,(itemType=&quot;&amp;[.O114]&amp;&quot;,stockpileType=&quot;&amp;[.P114]&amp;&quot;,maxStorage=&quot;&amp;[.Q1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5]));NOT(ISBLANK([.D115]));NOT(ISBLANK([.E115])));  &quot;((itemType=&quot;&amp;[.C115]&amp;&quot;,stockpileType=&quot;&amp;[.D115]&amp;&quot;,maxStorage=&quot;&amp;[.E115]&amp;&quot;)&quot;  &amp;IF(AND(NOT(ISBLANK([.F115]));NOT(ISBLANK([.G115]));NOT(ISBLANK([.H115])));   &quot;,(itemType=&quot;&amp;[.F115]&amp;&quot;,stockpileType=&quot;&amp;[.G115]&amp;&quot;,maxStorage=&quot;&amp;[.H115]&amp;&quot;)&quot;   &amp;IF(AND(NOT(ISBLANK([.I115]));NOT(ISBLANK([.J115]));NOT(ISBLANK([.K115])));    &quot;,(itemType=&quot;&amp;[.I115]&amp;&quot;,stockpileType=&quot;&amp;[.J115]&amp;&quot;,maxStorage=&quot;&amp;[.K115]&amp;&quot;)&quot;    &amp;IF(AND(NOT(ISBLANK([.L115]));NOT(ISBLANK([.M115]));NOT(ISBLANK([.N115])));     &quot;,(itemType=&quot;&amp;[.L115]&amp;&quot;,stockpileType=&quot;&amp;[.M115]&amp;&quot;,maxStorage=&quot;&amp;[.N115]&amp;&quot;)&quot;     &amp;IF(AND(NOT(ISBLANK([.O115]));NOT(ISBLANK([.P115]));NOT(ISBLANK([.Q115])));      &quot;,(itemType=&quot;&amp;[.O115]&amp;&quot;,stockpileType=&quot;&amp;[.P115]&amp;&quot;,maxStorage=&quot;&amp;[.Q1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6]));NOT(ISBLANK([.D116]));NOT(ISBLANK([.E116])));  &quot;((itemType=&quot;&amp;[.C116]&amp;&quot;,stockpileType=&quot;&amp;[.D116]&amp;&quot;,maxStorage=&quot;&amp;[.E116]&amp;&quot;)&quot;  &amp;IF(AND(NOT(ISBLANK([.F116]));NOT(ISBLANK([.G116]));NOT(ISBLANK([.H116])));   &quot;,(itemType=&quot;&amp;[.F116]&amp;&quot;,stockpileType=&quot;&amp;[.G116]&amp;&quot;,maxStorage=&quot;&amp;[.H116]&amp;&quot;)&quot;   &amp;IF(AND(NOT(ISBLANK([.I116]));NOT(ISBLANK([.J116]));NOT(ISBLANK([.K116])));    &quot;,(itemType=&quot;&amp;[.I116]&amp;&quot;,stockpileType=&quot;&amp;[.J116]&amp;&quot;,maxStorage=&quot;&amp;[.K116]&amp;&quot;)&quot;    &amp;IF(AND(NOT(ISBLANK([.L116]));NOT(ISBLANK([.M116]));NOT(ISBLANK([.N116])));     &quot;,(itemType=&quot;&amp;[.L116]&amp;&quot;,stockpileType=&quot;&amp;[.M116]&amp;&quot;,maxStorage=&quot;&amp;[.N116]&amp;&quot;)&quot;     &amp;IF(AND(NOT(ISBLANK([.O116]));NOT(ISBLANK([.P116]));NOT(ISBLANK([.Q116])));      &quot;,(itemType=&quot;&amp;[.O116]&amp;&quot;,stockpileType=&quot;&amp;[.P116]&amp;&quot;,maxStorage=&quot;&amp;[.Q1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7]));NOT(ISBLANK([.D117]));NOT(ISBLANK([.E117])));  &quot;((itemType=&quot;&amp;[.C117]&amp;&quot;,stockpileType=&quot;&amp;[.D117]&amp;&quot;,maxStorage=&quot;&amp;[.E117]&amp;&quot;)&quot;  &amp;IF(AND(NOT(ISBLANK([.F117]));NOT(ISBLANK([.G117]));NOT(ISBLANK([.H117])));   &quot;,(itemType=&quot;&amp;[.F117]&amp;&quot;,stockpileType=&quot;&amp;[.G117]&amp;&quot;,maxStorage=&quot;&amp;[.H117]&amp;&quot;)&quot;   &amp;IF(AND(NOT(ISBLANK([.I117]));NOT(ISBLANK([.J117]));NOT(ISBLANK([.K117])));    &quot;,(itemType=&quot;&amp;[.I117]&amp;&quot;,stockpileType=&quot;&amp;[.J117]&amp;&quot;,maxStorage=&quot;&amp;[.K117]&amp;&quot;)&quot;    &amp;IF(AND(NOT(ISBLANK([.L117]));NOT(ISBLANK([.M117]));NOT(ISBLANK([.N117])));     &quot;,(itemType=&quot;&amp;[.L117]&amp;&quot;,stockpileType=&quot;&amp;[.M117]&amp;&quot;,maxStorage=&quot;&amp;[.N117]&amp;&quot;)&quot;     &amp;IF(AND(NOT(ISBLANK([.O117]));NOT(ISBLANK([.P117]));NOT(ISBLANK([.Q117])));      &quot;,(itemType=&quot;&amp;[.O117]&amp;&quot;,stockpileType=&quot;&amp;[.P117]&amp;&quot;,maxStorage=&quot;&amp;[.Q1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8]));NOT(ISBLANK([.D118]));NOT(ISBLANK([.E118])));  &quot;((itemType=&quot;&amp;[.C118]&amp;&quot;,stockpileType=&quot;&amp;[.D118]&amp;&quot;,maxStorage=&quot;&amp;[.E118]&amp;&quot;)&quot;  &amp;IF(AND(NOT(ISBLANK([.F118]));NOT(ISBLANK([.G118]));NOT(ISBLANK([.H118])));   &quot;,(itemType=&quot;&amp;[.F118]&amp;&quot;,stockpileType=&quot;&amp;[.G118]&amp;&quot;,maxStorage=&quot;&amp;[.H118]&amp;&quot;)&quot;   &amp;IF(AND(NOT(ISBLANK([.I118]));NOT(ISBLANK([.J118]));NOT(ISBLANK([.K118])));    &quot;,(itemType=&quot;&amp;[.I118]&amp;&quot;,stockpileType=&quot;&amp;[.J118]&amp;&quot;,maxStorage=&quot;&amp;[.K118]&amp;&quot;)&quot;    &amp;IF(AND(NOT(ISBLANK([.L118]));NOT(ISBLANK([.M118]));NOT(ISBLANK([.N118])));     &quot;,(itemType=&quot;&amp;[.L118]&amp;&quot;,stockpileType=&quot;&amp;[.M118]&amp;&quot;,maxStorage=&quot;&amp;[.N118]&amp;&quot;)&quot;     &amp;IF(AND(NOT(ISBLANK([.O118]));NOT(ISBLANK([.P118]));NOT(ISBLANK([.Q118])));      &quot;,(itemType=&quot;&amp;[.O118]&amp;&quot;,stockpileType=&quot;&amp;[.P118]&amp;&quot;,maxStorage=&quot;&amp;[.Q1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19]));NOT(ISBLANK([.D119]));NOT(ISBLANK([.E119])));  &quot;((itemType=&quot;&amp;[.C119]&amp;&quot;,stockpileType=&quot;&amp;[.D119]&amp;&quot;,maxStorage=&quot;&amp;[.E119]&amp;&quot;)&quot;  &amp;IF(AND(NOT(ISBLANK([.F119]));NOT(ISBLANK([.G119]));NOT(ISBLANK([.H119])));   &quot;,(itemType=&quot;&amp;[.F119]&amp;&quot;,stockpileType=&quot;&amp;[.G119]&amp;&quot;,maxStorage=&quot;&amp;[.H119]&amp;&quot;)&quot;   &amp;IF(AND(NOT(ISBLANK([.I119]));NOT(ISBLANK([.J119]));NOT(ISBLANK([.K119])));    &quot;,(itemType=&quot;&amp;[.I119]&amp;&quot;,stockpileType=&quot;&amp;[.J119]&amp;&quot;,maxStorage=&quot;&amp;[.K119]&amp;&quot;)&quot;    &amp;IF(AND(NOT(ISBLANK([.L119]));NOT(ISBLANK([.M119]));NOT(ISBLANK([.N119])));     &quot;,(itemType=&quot;&amp;[.L119]&amp;&quot;,stockpileType=&quot;&amp;[.M119]&amp;&quot;,maxStorage=&quot;&amp;[.N119]&amp;&quot;)&quot;     &amp;IF(AND(NOT(ISBLANK([.O119]));NOT(ISBLANK([.P119]));NOT(ISBLANK([.Q119])));      &quot;,(itemType=&quot;&amp;[.O119]&amp;&quot;,stockpileType=&quot;&amp;[.P119]&amp;&quot;,maxStorage=&quot;&amp;[.Q1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0]));NOT(ISBLANK([.D120]));NOT(ISBLANK([.E120])));  &quot;((itemType=&quot;&amp;[.C120]&amp;&quot;,stockpileType=&quot;&amp;[.D120]&amp;&quot;,maxStorage=&quot;&amp;[.E120]&amp;&quot;)&quot;  &amp;IF(AND(NOT(ISBLANK([.F120]));NOT(ISBLANK([.G120]));NOT(ISBLANK([.H120])));   &quot;,(itemType=&quot;&amp;[.F120]&amp;&quot;,stockpileType=&quot;&amp;[.G120]&amp;&quot;,maxStorage=&quot;&amp;[.H120]&amp;&quot;)&quot;   &amp;IF(AND(NOT(ISBLANK([.I120]));NOT(ISBLANK([.J120]));NOT(ISBLANK([.K120])));    &quot;,(itemType=&quot;&amp;[.I120]&amp;&quot;,stockpileType=&quot;&amp;[.J120]&amp;&quot;,maxStorage=&quot;&amp;[.K120]&amp;&quot;)&quot;    &amp;IF(AND(NOT(ISBLANK([.L120]));NOT(ISBLANK([.M120]));NOT(ISBLANK([.N120])));     &quot;,(itemType=&quot;&amp;[.L120]&amp;&quot;,stockpileType=&quot;&amp;[.M120]&amp;&quot;,maxStorage=&quot;&amp;[.N120]&amp;&quot;)&quot;     &amp;IF(AND(NOT(ISBLANK([.O120]));NOT(ISBLANK([.P120]));NOT(ISBLANK([.Q120])));      &quot;,(itemType=&quot;&amp;[.O120]&amp;&quot;,stockpileType=&quot;&amp;[.P120]&amp;&quot;,maxStorage=&quot;&amp;[.Q1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1]));NOT(ISBLANK([.D121]));NOT(ISBLANK([.E121])));  &quot;((itemType=&quot;&amp;[.C121]&amp;&quot;,stockpileType=&quot;&amp;[.D121]&amp;&quot;,maxStorage=&quot;&amp;[.E121]&amp;&quot;)&quot;  &amp;IF(AND(NOT(ISBLANK([.F121]));NOT(ISBLANK([.G121]));NOT(ISBLANK([.H121])));   &quot;,(itemType=&quot;&amp;[.F121]&amp;&quot;,stockpileType=&quot;&amp;[.G121]&amp;&quot;,maxStorage=&quot;&amp;[.H121]&amp;&quot;)&quot;   &amp;IF(AND(NOT(ISBLANK([.I121]));NOT(ISBLANK([.J121]));NOT(ISBLANK([.K121])));    &quot;,(itemType=&quot;&amp;[.I121]&amp;&quot;,stockpileType=&quot;&amp;[.J121]&amp;&quot;,maxStorage=&quot;&amp;[.K121]&amp;&quot;)&quot;    &amp;IF(AND(NOT(ISBLANK([.L121]));NOT(ISBLANK([.M121]));NOT(ISBLANK([.N121])));     &quot;,(itemType=&quot;&amp;[.L121]&amp;&quot;,stockpileType=&quot;&amp;[.M121]&amp;&quot;,maxStorage=&quot;&amp;[.N121]&amp;&quot;)&quot;     &amp;IF(AND(NOT(ISBLANK([.O121]));NOT(ISBLANK([.P121]));NOT(ISBLANK([.Q121])));      &quot;,(itemType=&quot;&amp;[.O121]&amp;&quot;,stockpileType=&quot;&amp;[.P121]&amp;&quot;,maxStorage=&quot;&amp;[.Q1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2]));NOT(ISBLANK([.D122]));NOT(ISBLANK([.E122])));  &quot;((itemType=&quot;&amp;[.C122]&amp;&quot;,stockpileType=&quot;&amp;[.D122]&amp;&quot;,maxStorage=&quot;&amp;[.E122]&amp;&quot;)&quot;  &amp;IF(AND(NOT(ISBLANK([.F122]));NOT(ISBLANK([.G122]));NOT(ISBLANK([.H122])));   &quot;,(itemType=&quot;&amp;[.F122]&amp;&quot;,stockpileType=&quot;&amp;[.G122]&amp;&quot;,maxStorage=&quot;&amp;[.H122]&amp;&quot;)&quot;   &amp;IF(AND(NOT(ISBLANK([.I122]));NOT(ISBLANK([.J122]));NOT(ISBLANK([.K122])));    &quot;,(itemType=&quot;&amp;[.I122]&amp;&quot;,stockpileType=&quot;&amp;[.J122]&amp;&quot;,maxStorage=&quot;&amp;[.K122]&amp;&quot;)&quot;    &amp;IF(AND(NOT(ISBLANK([.L122]));NOT(ISBLANK([.M122]));NOT(ISBLANK([.N122])));     &quot;,(itemType=&quot;&amp;[.L122]&amp;&quot;,stockpileType=&quot;&amp;[.M122]&amp;&quot;,maxStorage=&quot;&amp;[.N122]&amp;&quot;)&quot;     &amp;IF(AND(NOT(ISBLANK([.O122]));NOT(ISBLANK([.P122]));NOT(ISBLANK([.Q122])));      &quot;,(itemType=&quot;&amp;[.O122]&amp;&quot;,stockpileType=&quot;&amp;[.P122]&amp;&quot;,maxStorage=&quot;&amp;[.Q1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3]));NOT(ISBLANK([.D123]));NOT(ISBLANK([.E123])));  &quot;((itemType=&quot;&amp;[.C123]&amp;&quot;,stockpileType=&quot;&amp;[.D123]&amp;&quot;,maxStorage=&quot;&amp;[.E123]&amp;&quot;)&quot;  &amp;IF(AND(NOT(ISBLANK([.F123]));NOT(ISBLANK([.G123]));NOT(ISBLANK([.H123])));   &quot;,(itemType=&quot;&amp;[.F123]&amp;&quot;,stockpileType=&quot;&amp;[.G123]&amp;&quot;,maxStorage=&quot;&amp;[.H123]&amp;&quot;)&quot;   &amp;IF(AND(NOT(ISBLANK([.I123]));NOT(ISBLANK([.J123]));NOT(ISBLANK([.K123])));    &quot;,(itemType=&quot;&amp;[.I123]&amp;&quot;,stockpileType=&quot;&amp;[.J123]&amp;&quot;,maxStorage=&quot;&amp;[.K123]&amp;&quot;)&quot;    &amp;IF(AND(NOT(ISBLANK([.L123]));NOT(ISBLANK([.M123]));NOT(ISBLANK([.N123])));     &quot;,(itemType=&quot;&amp;[.L123]&amp;&quot;,stockpileType=&quot;&amp;[.M123]&amp;&quot;,maxStorage=&quot;&amp;[.N123]&amp;&quot;)&quot;     &amp;IF(AND(NOT(ISBLANK([.O123]));NOT(ISBLANK([.P123]));NOT(ISBLANK([.Q123])));      &quot;,(itemType=&quot;&amp;[.O123]&amp;&quot;,stockpileType=&quot;&amp;[.P123]&amp;&quot;,maxStorage=&quot;&amp;[.Q1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4]));NOT(ISBLANK([.D124]));NOT(ISBLANK([.E124])));  &quot;((itemType=&quot;&amp;[.C124]&amp;&quot;,stockpileType=&quot;&amp;[.D124]&amp;&quot;,maxStorage=&quot;&amp;[.E124]&amp;&quot;)&quot;  &amp;IF(AND(NOT(ISBLANK([.F124]));NOT(ISBLANK([.G124]));NOT(ISBLANK([.H124])));   &quot;,(itemType=&quot;&amp;[.F124]&amp;&quot;,stockpileType=&quot;&amp;[.G124]&amp;&quot;,maxStorage=&quot;&amp;[.H124]&amp;&quot;)&quot;   &amp;IF(AND(NOT(ISBLANK([.I124]));NOT(ISBLANK([.J124]));NOT(ISBLANK([.K124])));    &quot;,(itemType=&quot;&amp;[.I124]&amp;&quot;,stockpileType=&quot;&amp;[.J124]&amp;&quot;,maxStorage=&quot;&amp;[.K124]&amp;&quot;)&quot;    &amp;IF(AND(NOT(ISBLANK([.L124]));NOT(ISBLANK([.M124]));NOT(ISBLANK([.N124])));     &quot;,(itemType=&quot;&amp;[.L124]&amp;&quot;,stockpileType=&quot;&amp;[.M124]&amp;&quot;,maxStorage=&quot;&amp;[.N124]&amp;&quot;)&quot;     &amp;IF(AND(NOT(ISBLANK([.O124]));NOT(ISBLANK([.P124]));NOT(ISBLANK([.Q124])));      &quot;,(itemType=&quot;&amp;[.O124]&amp;&quot;,stockpileType=&quot;&amp;[.P124]&amp;&quot;,maxStorage=&quot;&amp;[.Q1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5]));NOT(ISBLANK([.D125]));NOT(ISBLANK([.E125])));  &quot;((itemType=&quot;&amp;[.C125]&amp;&quot;,stockpileType=&quot;&amp;[.D125]&amp;&quot;,maxStorage=&quot;&amp;[.E125]&amp;&quot;)&quot;  &amp;IF(AND(NOT(ISBLANK([.F125]));NOT(ISBLANK([.G125]));NOT(ISBLANK([.H125])));   &quot;,(itemType=&quot;&amp;[.F125]&amp;&quot;,stockpileType=&quot;&amp;[.G125]&amp;&quot;,maxStorage=&quot;&amp;[.H125]&amp;&quot;)&quot;   &amp;IF(AND(NOT(ISBLANK([.I125]));NOT(ISBLANK([.J125]));NOT(ISBLANK([.K125])));    &quot;,(itemType=&quot;&amp;[.I125]&amp;&quot;,stockpileType=&quot;&amp;[.J125]&amp;&quot;,maxStorage=&quot;&amp;[.K125]&amp;&quot;)&quot;    &amp;IF(AND(NOT(ISBLANK([.L125]));NOT(ISBLANK([.M125]));NOT(ISBLANK([.N125])));     &quot;,(itemType=&quot;&amp;[.L125]&amp;&quot;,stockpileType=&quot;&amp;[.M125]&amp;&quot;,maxStorage=&quot;&amp;[.N125]&amp;&quot;)&quot;     &amp;IF(AND(NOT(ISBLANK([.O125]));NOT(ISBLANK([.P125]));NOT(ISBLANK([.Q125])));      &quot;,(itemType=&quot;&amp;[.O125]&amp;&quot;,stockpileType=&quot;&amp;[.P125]&amp;&quot;,maxStorage=&quot;&amp;[.Q1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6]));NOT(ISBLANK([.D126]));NOT(ISBLANK([.E126])));  &quot;((itemType=&quot;&amp;[.C126]&amp;&quot;,stockpileType=&quot;&amp;[.D126]&amp;&quot;,maxStorage=&quot;&amp;[.E126]&amp;&quot;)&quot;  &amp;IF(AND(NOT(ISBLANK([.F126]));NOT(ISBLANK([.G126]));NOT(ISBLANK([.H126])));   &quot;,(itemType=&quot;&amp;[.F126]&amp;&quot;,stockpileType=&quot;&amp;[.G126]&amp;&quot;,maxStorage=&quot;&amp;[.H126]&amp;&quot;)&quot;   &amp;IF(AND(NOT(ISBLANK([.I126]));NOT(ISBLANK([.J126]));NOT(ISBLANK([.K126])));    &quot;,(itemType=&quot;&amp;[.I126]&amp;&quot;,stockpileType=&quot;&amp;[.J126]&amp;&quot;,maxStorage=&quot;&amp;[.K126]&amp;&quot;)&quot;    &amp;IF(AND(NOT(ISBLANK([.L126]));NOT(ISBLANK([.M126]));NOT(ISBLANK([.N126])));     &quot;,(itemType=&quot;&amp;[.L126]&amp;&quot;,stockpileType=&quot;&amp;[.M126]&amp;&quot;,maxStorage=&quot;&amp;[.N126]&amp;&quot;)&quot;     &amp;IF(AND(NOT(ISBLANK([.O126]));NOT(ISBLANK([.P126]));NOT(ISBLANK([.Q126])));      &quot;,(itemType=&quot;&amp;[.O126]&amp;&quot;,stockpileType=&quot;&amp;[.P126]&amp;&quot;,maxStorage=&quot;&amp;[.Q1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7]));NOT(ISBLANK([.D127]));NOT(ISBLANK([.E127])));  &quot;((itemType=&quot;&amp;[.C127]&amp;&quot;,stockpileType=&quot;&amp;[.D127]&amp;&quot;,maxStorage=&quot;&amp;[.E127]&amp;&quot;)&quot;  &amp;IF(AND(NOT(ISBLANK([.F127]));NOT(ISBLANK([.G127]));NOT(ISBLANK([.H127])));   &quot;,(itemType=&quot;&amp;[.F127]&amp;&quot;,stockpileType=&quot;&amp;[.G127]&amp;&quot;,maxStorage=&quot;&amp;[.H127]&amp;&quot;)&quot;   &amp;IF(AND(NOT(ISBLANK([.I127]));NOT(ISBLANK([.J127]));NOT(ISBLANK([.K127])));    &quot;,(itemType=&quot;&amp;[.I127]&amp;&quot;,stockpileType=&quot;&amp;[.J127]&amp;&quot;,maxStorage=&quot;&amp;[.K127]&amp;&quot;)&quot;    &amp;IF(AND(NOT(ISBLANK([.L127]));NOT(ISBLANK([.M127]));NOT(ISBLANK([.N127])));     &quot;,(itemType=&quot;&amp;[.L127]&amp;&quot;,stockpileType=&quot;&amp;[.M127]&amp;&quot;,maxStorage=&quot;&amp;[.N127]&amp;&quot;)&quot;     &amp;IF(AND(NOT(ISBLANK([.O127]));NOT(ISBLANK([.P127]));NOT(ISBLANK([.Q127])));      &quot;,(itemType=&quot;&amp;[.O127]&amp;&quot;,stockpileType=&quot;&amp;[.P127]&amp;&quot;,maxStorage=&quot;&amp;[.Q1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8]));NOT(ISBLANK([.D128]));NOT(ISBLANK([.E128])));  &quot;((itemType=&quot;&amp;[.C128]&amp;&quot;,stockpileType=&quot;&amp;[.D128]&amp;&quot;,maxStorage=&quot;&amp;[.E128]&amp;&quot;)&quot;  &amp;IF(AND(NOT(ISBLANK([.F128]));NOT(ISBLANK([.G128]));NOT(ISBLANK([.H128])));   &quot;,(itemType=&quot;&amp;[.F128]&amp;&quot;,stockpileType=&quot;&amp;[.G128]&amp;&quot;,maxStorage=&quot;&amp;[.H128]&amp;&quot;)&quot;   &amp;IF(AND(NOT(ISBLANK([.I128]));NOT(ISBLANK([.J128]));NOT(ISBLANK([.K128])));    &quot;,(itemType=&quot;&amp;[.I128]&amp;&quot;,stockpileType=&quot;&amp;[.J128]&amp;&quot;,maxStorage=&quot;&amp;[.K128]&amp;&quot;)&quot;    &amp;IF(AND(NOT(ISBLANK([.L128]));NOT(ISBLANK([.M128]));NOT(ISBLANK([.N128])));     &quot;,(itemType=&quot;&amp;[.L128]&amp;&quot;,stockpileType=&quot;&amp;[.M128]&amp;&quot;,maxStorage=&quot;&amp;[.N128]&amp;&quot;)&quot;     &amp;IF(AND(NOT(ISBLANK([.O128]));NOT(ISBLANK([.P128]));NOT(ISBLANK([.Q128])));      &quot;,(itemType=&quot;&amp;[.O128]&amp;&quot;,stockpileType=&quot;&amp;[.P128]&amp;&quot;,maxStorage=&quot;&amp;[.Q1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29]));NOT(ISBLANK([.D129]));NOT(ISBLANK([.E129])));  &quot;((itemType=&quot;&amp;[.C129]&amp;&quot;,stockpileType=&quot;&amp;[.D129]&amp;&quot;,maxStorage=&quot;&amp;[.E129]&amp;&quot;)&quot;  &amp;IF(AND(NOT(ISBLANK([.F129]));NOT(ISBLANK([.G129]));NOT(ISBLANK([.H129])));   &quot;,(itemType=&quot;&amp;[.F129]&amp;&quot;,stockpileType=&quot;&amp;[.G129]&amp;&quot;,maxStorage=&quot;&amp;[.H129]&amp;&quot;)&quot;   &amp;IF(AND(NOT(ISBLANK([.I129]));NOT(ISBLANK([.J129]));NOT(ISBLANK([.K129])));    &quot;,(itemType=&quot;&amp;[.I129]&amp;&quot;,stockpileType=&quot;&amp;[.J129]&amp;&quot;,maxStorage=&quot;&amp;[.K129]&amp;&quot;)&quot;    &amp;IF(AND(NOT(ISBLANK([.L129]));NOT(ISBLANK([.M129]));NOT(ISBLANK([.N129])));     &quot;,(itemType=&quot;&amp;[.L129]&amp;&quot;,stockpileType=&quot;&amp;[.M129]&amp;&quot;,maxStorage=&quot;&amp;[.N129]&amp;&quot;)&quot;     &amp;IF(AND(NOT(ISBLANK([.O129]));NOT(ISBLANK([.P129]));NOT(ISBLANK([.Q129])));      &quot;,(itemType=&quot;&amp;[.O129]&amp;&quot;,stockpileType=&quot;&amp;[.P129]&amp;&quot;,maxStorage=&quot;&amp;[.Q1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30]));NOT(ISBLANK([.D130]));NOT(ISBLANK([.E130])));  &quot;((itemType=&quot;&amp;[.C130]&amp;&quot;,stockpileType=&quot;&amp;[.D130]&amp;&quot;,maxStorage=&quot;&amp;[.E130]&amp;&quot;)&quot;  &amp;IF(AND(NOT(ISBLANK([.F130]));NOT(ISBLANK([.G130]));NOT(ISBLANK([.H130])));   &quot;,(itemType=&quot;&amp;[.F130]&amp;&quot;,stockpileType=&quot;&amp;[.G130]&amp;&quot;,maxStorage=&quot;&amp;[.H130]&amp;&quot;)&quot;   &amp;IF(AND(NOT(ISBLANK([.I130]));NOT(ISBLANK([.J130]));NOT(ISBLANK([.K130])));    &quot;,(itemType=&quot;&amp;[.I130]&amp;&quot;,stockpileType=&quot;&amp;[.J130]&amp;&quot;,maxStorage=&quot;&amp;[.K130]&amp;&quot;)&quot;    &amp;IF(AND(NOT(ISBLANK([.L130]));NOT(ISBLANK([.M130]));NOT(ISBLANK([.N130])));     &quot;,(itemType=&quot;&amp;[.L130]&amp;&quot;,stockpileType=&quot;&amp;[.M130]&amp;&quot;,maxStorage=&quot;&amp;[.N130]&amp;&quot;)&quot;     &amp;IF(AND(NOT(ISBLANK([.O130]));NOT(ISBLANK([.P130]));NOT(ISBLANK([.Q130])));      &quot;,(itemType=&quot;&amp;[.O130]&amp;&quot;,stockpileType=&quot;&amp;[.P130]&amp;&quot;,maxStorage=&quot;&amp;[.Q1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31]));NOT(ISBLANK([.D131]));NOT(ISBLANK([.E131])));  &quot;((itemType=&quot;&amp;[.C131]&amp;&quot;,stockpileType=&quot;&amp;[.D131]&amp;&quot;,maxStorage=&quot;&amp;[.E131]&amp;&quot;)&quot;  &amp;IF(AND(NOT(ISBLANK([.F131]));NOT(ISBLANK([.G131]));NOT(ISBLANK([.H131])));   &quot;,(itemType=&quot;&amp;[.F131]&amp;&quot;,stockpileType=&quot;&amp;[.G131]&amp;&quot;,maxStorage=&quot;&amp;[.H131]&amp;&quot;)&quot;   &amp;IF(AND(NOT(ISBLANK([.I131]));NOT(ISBLANK([.J131]));NOT(ISBLANK([.K131])));    &quot;,(itemType=&quot;&amp;[.I131]&amp;&quot;,stockpileType=&quot;&amp;[.J131]&amp;&quot;,maxStorage=&quot;&amp;[.K131]&amp;&quot;)&quot;    &amp;IF(AND(NOT(ISBLANK([.L131]));NOT(ISBLANK([.M131]));NOT(ISBLANK([.N131])));     &quot;,(itemType=&quot;&amp;[.L131]&amp;&quot;,stockpileType=&quot;&amp;[.M131]&amp;&quot;,maxStorage=&quot;&amp;[.N131]&amp;&quot;)&quot;     &amp;IF(AND(NOT(ISBLANK([.O131]));NOT(ISBLANK([.P131]));NOT(ISBLANK([.Q131])));      &quot;,(itemType=&quot;&amp;[.O131]&amp;&quot;,stockpileType=&quot;&amp;[.P131]&amp;&quot;,maxStorage=&quot;&amp;[.Q1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32]));NOT(ISBLANK([.D132]));NOT(ISBLANK([.E132])));  &quot;((itemType=&quot;&amp;[.C132]&amp;&quot;,stockpileType=&quot;&amp;[.D132]&amp;&quot;,maxStorage=&quot;&amp;[.E132]&amp;&quot;)&quot;  &amp;IF(AND(NOT(ISBLANK([.F132]));NOT(ISBLANK([.G132]));NOT(ISBLANK([.H132])));   &quot;,(itemType=&quot;&amp;[.F132]&amp;&quot;,stockpileType=&quot;&amp;[.G132]&amp;&quot;,maxStorage=&quot;&amp;[.H132]&amp;&quot;)&quot;   &amp;IF(AND(NOT(ISBLANK([.I132]));NOT(ISBLANK([.J132]));NOT(ISBLANK([.K132])));    &quot;,(itemType=&quot;&amp;[.I132]&amp;&quot;,stockpileType=&quot;&amp;[.J132]&amp;&quot;,maxStorage=&quot;&amp;[.K132]&amp;&quot;)&quot;    &amp;IF(AND(NOT(ISBLANK([.L132]));NOT(ISBLANK([.M132]));NOT(ISBLANK([.N132])));     &quot;,(itemType=&quot;&amp;[.L132]&amp;&quot;,stockpileType=&quot;&amp;[.M132]&amp;&quot;,maxStorage=&quot;&amp;[.N132]&amp;&quot;)&quot;     &amp;IF(AND(NOT(ISBLANK([.O132]));NOT(ISBLANK([.P132]));NOT(ISBLANK([.Q132])));      &quot;,(itemType=&quot;&amp;[.O132]&amp;&quot;,stockpileType=&quot;&amp;[.P132]&amp;&quot;,maxStorage=&quot;&amp;[.Q1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>
          <table:table-cell/>
          <table:table-cell table:style-name="ce7" table:formula="of:= IF(AND(NOT(ISBLANK([.C133]));NOT(ISBLANK([.D133]));NOT(ISBLANK([.E133])));  &quot;((itemType=&quot;&amp;[.C133]&amp;&quot;,stockpileType=&quot;&amp;[.D133]&amp;&quot;,maxStorage=&quot;&amp;[.E133]&amp;&quot;)&quot;  &amp;IF(AND(NOT(ISBLANK([.F133]));NOT(ISBLANK([.G133]));NOT(ISBLANK([.H133])));   &quot;,(itemType=&quot;&amp;[.F133]&amp;&quot;,stockpileType=&quot;&amp;[.G133]&amp;&quot;,maxStorage=&quot;&amp;[.H133]&amp;&quot;)&quot;   &amp;IF(AND(NOT(ISBLANK([.I133]));NOT(ISBLANK([.J133]));NOT(ISBLANK([.K133])));    &quot;,(itemType=&quot;&amp;[.I133]&amp;&quot;,stockpileType=&quot;&amp;[.J133]&amp;&quot;,maxStorage=&quot;&amp;[.K133]&amp;&quot;)&quot;    &amp;IF(AND(NOT(ISBLANK([.L133]));NOT(ISBLANK([.M133]));NOT(ISBLANK([.N133])));     &quot;,(itemType=&quot;&amp;[.L133]&amp;&quot;,stockpileType=&quot;&amp;[.M133]&amp;&quot;,maxStorage=&quot;&amp;[.N133]&amp;&quot;)&quot;     &amp;IF(AND(NOT(ISBLANK([.O133]));NOT(ISBLANK([.P133]));NOT(ISBLANK([.Q133])));      &quot;,(itemType=&quot;&amp;[.O133]&amp;&quot;,stockpileType=&quot;&amp;[.P133]&amp;&quot;,maxStorage=&quot;&amp;[.Q1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6" table:number-rows-repeated="1048442">
          <table:table-cell table:number-columns-repeated="21"/>
        </table:table-row>
        <table:table-row table:style-name="ro6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.10.2018</text:date>, <text:time>16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1M55S</meta:editing-duration>
    <meta:editing-cycles>17</meta:editing-cycles>
    <meta:generator>OpenOffice/4.1.3$Win32 OpenOffice.org_project/413m1$Build-9783</meta:generator>
    <dc:date>2018-10-05T16:44:19.32</dc:date>
    <dc:creator>Felix </dc:creator>
    <meta:document-statistic meta:table-count="5" meta:cell-count="2895" meta:object-count="0"/>
    <meta:user-defined meta:name="Info 1"/>
    <meta:user-defined meta:name="Info 2"/>
    <meta:user-defined meta:name="Info 3"/>
    <meta:user-defined meta:name="Info 4"/>
  </office:meta>
</office:document-meta>
</file>